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6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77mm"/>
    </style:style>
    <style:style style:name="co4" style:family="table-column">
      <style:table-column-properties fo:break-before="auto" style:column-width="56.09mm"/>
    </style:style>
    <style:style style:name="co5" style:family="table-column">
      <style:table-column-properties fo:break-before="auto" style:column-width="29.95mm"/>
    </style:style>
    <style:style style:name="co6" style:family="table-column">
      <style:table-column-properties fo:break-before="auto" style:column-width="63.45mm"/>
    </style:style>
    <style:style style:name="co7" style:family="table-column">
      <style:table-column-properties fo:break-before="auto" style:column-width="43.57mm"/>
    </style:style>
    <style:style style:name="co8" style:family="table-column">
      <style:table-column-properties fo:break-before="auto" style:column-width="21.45mm"/>
    </style:style>
    <style:style style:name="co9" style:family="table-column">
      <style:table-column-properties fo:break-before="auto" style:column-width="52.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style:font-name="Liberation Sans" style:font-name-asian="DejaVu Sans" style:font-name-complex="Lohit Hindi"/>
    </style:style>
    <style:style style:name="ce3" style:family="table-cell" style:parent-style-name="Default" style:data-style-name="N84"/>
    <style:style style:name="ce4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5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Performanc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Attacca</text:p>
          </table:table-cell>
          <table:table-cell table:style-name="ce1" office:value-type="string" calcext:value-type="string">
            <text:p>Given name</text:p>
          </table:table-cell>
          <table:table-cell table:style-name="ce1" office:value-type="string" calcext:value-type="string">
            <text:p>Led by</text:p>
          </table:table-cell>
          <table:table-cell table:style-name="ce1" office:value-type="string" calcext:value-type="string">
            <text:p>First transcribed</text:p>
          </table:table-cell>
          <table:table-cell table:style-name="ce1" office:value-type="string" calcext:value-type="string">
            <text:p>Apparent name</text:p>
          </table:table-cell>
          <table:table-cell table:style-name="ce1" office:value-type="string" calcext:value-type="string">
            <text:p>References elsewhere</text:p>
          </table:table-cell>
          <table:table-cell table:style-name="ce1" office:value-type="string" calcext:value-type="string">
            <text:p>Perfornances elsewhere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WFS 13-01 01</text:p>
          </table:table-cell>
          <table:table-cell table:style-name="ce3" office:value-type="date" office:date-value="2013-01-08" calcext:value-type="date">
            <text:p>2013-01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inster Gallop</text:p>
          </table:table-cell>
          <table:table-cell/>
          <table:table-cell office:value-type="string" calcext:value-type="string">
            <text:p>WFS 13-10 15</text:p>
          </table:table-cell>
          <table:table-cell table:formula="of:=[.E2]" office:value-type="string" office:string-value="Winster Gallop" calcext:value-type="string">
            <text:p>Winster Gallop</text:p>
          </table:table-cell>
          <table:table-cell table:number-columns-repeated="2"/>
          <table:table-cell table:style-name="ce5" table:formula="of:=INDEX([.$H$1:.$H$40000];MATCH([.$G2];[.$A$1:.$A$40000];0);1)" office:value-type="string" office:string-value="Winster Gallop" calcext:value-type="string">
            <text:p>Winster Gall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1 02</text:p>
          </table:table-cell>
          <table:table-cell table:style-name="ce3" office:value-type="date" office:date-value="2013-01-08" calcext:value-type="date">
            <text:p>2013-01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emonville</text:p>
          </table:table-cell>
          <table:table-cell/>
          <table:table-cell office:value-type="string" calcext:value-type="string">
            <text:p>WFS 14-01 49</text:p>
          </table:table-cell>
          <table:table-cell table:formula="of:=[.E3]" office:value-type="string" office:string-value="Lemonville" calcext:value-type="string">
            <text:p>Lemonville</text:p>
          </table:table-cell>
          <table:table-cell table:number-columns-repeated="2"/>
          <table:table-cell table:style-name="ce5" table:formula="of:=INDEX([.$H$1:.$H$40000];MATCH([.$G3];[.$A$1:.$A$40000];0);1)" office:value-type="string" office:string-value="Lemonville" calcext:value-type="string">
            <text:p>Lemonvil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1 03</text:p>
          </table:table-cell>
          <table:table-cell table:style-name="ce3" office:value-type="date" office:date-value="2013-01-08" calcext:value-type="date">
            <text:p>2013-01-0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Quarryman</text:p>
          </table:table-cell>
          <table:table-cell/>
          <table:table-cell office:value-type="string" calcext:value-type="string">
            <text:p>WFS 14-01 50</text:p>
          </table:table-cell>
          <table:table-cell table:formula="of:=[.E4]" office:value-type="string" office:string-value="The Quarryman" calcext:value-type="string">
            <text:p>The Quarryman</text:p>
          </table:table-cell>
          <table:table-cell table:number-columns-repeated="2"/>
          <table:table-cell table:style-name="ce5" table:formula="of:=INDEX([.$H$1:.$H$40000];MATCH([.$G4];[.$A$1:.$A$40000];0);1)" office:value-type="string" office:string-value="The Quarryman" calcext:value-type="string">
            <text:p>The Quarrym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1 04</text:p>
          </table:table-cell>
          <table:table-cell table:style-name="ce3" office:value-type="date" office:date-value="2013-01-08" calcext:value-type="date">
            <text:p>2013-01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taten Island Ferry</text:p>
          </table:table-cell>
          <table:table-cell/>
          <table:table-cell office:value-type="string" calcext:value-type="string">
            <text:p>WFS 13-07 10</text:p>
          </table:table-cell>
          <table:table-cell table:formula="of:=[.E5]" office:value-type="string" office:string-value="Staten Island Ferry" calcext:value-type="string">
            <text:p>Staten Island Ferry</text:p>
          </table:table-cell>
          <table:table-cell table:number-columns-repeated="2"/>
          <table:table-cell table:style-name="ce5" table:formula="of:=INDEX([.$H$1:.$H$40000];MATCH([.$G5];[.$A$1:.$A$40000];0);1)" office:value-type="string" office:string-value="Staten Island Ferry" calcext:value-type="string">
            <text:p>Staten Island Fer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1 05</text:p>
          </table:table-cell>
          <table:table-cell table:style-name="ce3" office:value-type="date" office:date-value="2013-01-08" calcext:value-type="date">
            <text:p>2013-01-0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iting For The Federals</text:p>
          </table:table-cell>
          <table:table-cell/>
          <table:table-cell office:value-type="string" calcext:value-type="string">
            <text:p>WFS 13-01 05</text:p>
          </table:table-cell>
          <table:table-cell table:formula="of:=[.E6]" office:value-type="string" office:string-value="Waiting For The Federals" calcext:value-type="string">
            <text:p>Waiting For The Federals</text:p>
          </table:table-cell>
          <table:table-cell table:number-columns-repeated="2"/>
          <table:table-cell table:style-name="ce5" table:formula="of:=INDEX([.$H$1:.$H$40000];MATCH([.$G6];[.$A$1:.$A$40000];0);1)" office:value-type="string" office:string-value="Waiting For The Federals" calcext:value-type="string">
            <text:p>Waiting For The Federa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2 01</text:p>
          </table:table-cell>
          <table:table-cell table:style-name="ce3" office:value-type="date" office:date-value="2013-02-12" calcext:value-type="date">
            <text:p>2013-02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Elsey's Waltz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3-02 01</text:p>
          </table:table-cell>
          <table:table-cell table:formula="of:=[.E7]" office:value-type="string" office:string-value="Elsey's Waltz" calcext:value-type="string">
            <text:p>Elsey's Waltz</text:p>
          </table:table-cell>
          <table:table-cell table:number-columns-repeated="2"/>
          <table:table-cell table:style-name="ce5" table:formula="of:=INDEX([.$H$1:.$H$40000];MATCH([.$G7];[.$A$1:.$A$40000];0);1)" office:value-type="string" office:string-value="Elsey's Waltz" calcext:value-type="string">
            <text:p>Elsey's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6 01</text:p>
          </table:table-cell>
          <table:table-cell table:style-name="ce3" office:value-type="date" office:date-value="2013-06-11" calcext:value-type="date">
            <text:p>2013-06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inster Gallop</text:p>
          </table:table-cell>
          <table:table-cell/>
          <table:table-cell office:value-type="string" calcext:value-type="string">
            <text:p>WFS 13-10 15</text:p>
          </table:table-cell>
          <table:table-cell table:formula="of:=[.E8]" office:value-type="string" office:string-value="Winster Gallop" calcext:value-type="string">
            <text:p>Winster Gallop</text:p>
          </table:table-cell>
          <table:table-cell table:number-columns-repeated="2"/>
          <table:table-cell table:style-name="ce5" table:formula="of:=INDEX([.$H$1:.$H$40000];MATCH([.$G8];[.$A$1:.$A$40000];0);1)" office:value-type="string" office:string-value="Winster Gallop" calcext:value-type="string">
            <text:p>Winster Gall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6 02</text:p>
          </table:table-cell>
          <table:table-cell table:style-name="ce3" office:value-type="date" office:date-value="2013-06-11" calcext:value-type="date">
            <text:p>2013-06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emmie Brazil's No. 2</text:p>
          </table:table-cell>
          <table:table-cell/>
          <table:table-cell office:value-type="string" calcext:value-type="string">
            <text:p>WFS 13-12 37</text:p>
          </table:table-cell>
          <table:table-cell table:formula="of:=[.E9]" office:value-type="string" office:string-value="Lemmie Brazil's No. 2" calcext:value-type="string">
            <text:p>Lemmie Brazil's No. 2</text:p>
          </table:table-cell>
          <table:table-cell table:number-columns-repeated="2"/>
          <table:table-cell table:style-name="ce5" table:formula="of:=INDEX([.$H$1:.$H$40000];MATCH([.$G9];[.$A$1:.$A$40000];0);1)" office:value-type="string" office:string-value="Lemmie Brazil's No.2" calcext:value-type="string">
            <text:p>Lemmie Brazil's No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6 03</text:p>
          </table:table-cell>
          <table:table-cell table:style-name="ce3" office:value-type="date" office:date-value="2013-06-11" calcext:value-type="date">
            <text:p>2013-06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ff to California</text:p>
          </table:table-cell>
          <table:table-cell/>
          <table:table-cell office:value-type="string" calcext:value-type="string">
            <text:p>WFS 13-07 08</text:p>
          </table:table-cell>
          <table:table-cell table:formula="of:=[.E10]" office:value-type="string" office:string-value="Off to California" calcext:value-type="string">
            <text:p>Off to California</text:p>
          </table:table-cell>
          <table:table-cell table:number-columns-repeated="2"/>
          <table:table-cell table:style-name="ce5" table:formula="of:=INDEX([.$H$1:.$H$40000];MATCH([.$G10];[.$A$1:.$A$40000];0);1)" office:value-type="string" office:string-value="Off to California" calcext:value-type="string">
            <text:p>Off to Californ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6 04</text:p>
          </table:table-cell>
          <table:table-cell table:style-name="ce3" office:value-type="date" office:date-value="2013-06-11" calcext:value-type="date">
            <text:p>2013-06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can Tester's No. 2</text:p>
          </table:table-cell>
          <table:table-cell/>
          <table:table-cell office:value-type="string" calcext:value-type="string">
            <text:p>WFS 13-06 04</text:p>
          </table:table-cell>
          <table:table-cell table:formula="of:=[.E11]" office:value-type="string" office:string-value="Scan Tester's No. 2" calcext:value-type="string">
            <text:p>Scan Tester's No. 2</text:p>
          </table:table-cell>
          <table:table-cell table:number-columns-repeated="2"/>
          <table:table-cell table:style-name="ce5" table:formula="of:=INDEX([.$H$1:.$H$40000];MATCH([.$G11];[.$A$1:.$A$40000];0);1)" office:value-type="string" office:string-value="Scan Tester's No. 2" calcext:value-type="string">
            <text:p>Scan Tester's No.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6 05</text:p>
          </table:table-cell>
          <table:table-cell table:style-name="ce3" office:value-type="date" office:date-value="2013-06-11" calcext:value-type="date">
            <text:p>2013-06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can Tester's No. 1</text:p>
          </table:table-cell>
          <table:table-cell/>
          <table:table-cell office:value-type="string" calcext:value-type="string">
            <text:p>WFS 13-06 05</text:p>
          </table:table-cell>
          <table:table-cell table:formula="of:=[.E12]" office:value-type="string" office:string-value="Scan Tester's No. 1" calcext:value-type="string">
            <text:p>Scan Tester's No. 1</text:p>
          </table:table-cell>
          <table:table-cell table:number-columns-repeated="2"/>
          <table:table-cell table:style-name="ce5" table:formula="of:=INDEX([.$H$1:.$H$40000];MATCH([.$G12];[.$A$1:.$A$40000];0);1)" office:value-type="string" office:string-value="Scan Tester's No. 1" calcext:value-type="string">
            <text:p>Scan Tester's No.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6 06</text:p>
          </table:table-cell>
          <table:table-cell table:style-name="ce3" office:value-type="date" office:date-value="2013-06-11" calcext:value-type="date">
            <text:p>2013-06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oxburgh Castle</text:p>
          </table:table-cell>
          <table:table-cell/>
          <table:table-cell office:value-type="string" calcext:value-type="string">
            <text:p>WFS 13-06 06</text:p>
          </table:table-cell>
          <table:table-cell table:formula="of:=[.E13]" office:value-type="string" office:string-value="Roxburgh Castle" calcext:value-type="string">
            <text:p>Roxburgh Castle</text:p>
          </table:table-cell>
          <table:table-cell table:number-columns-repeated="2"/>
          <table:table-cell table:style-name="ce5" table:formula="of:=INDEX([.$H$1:.$H$40000];MATCH([.$G13];[.$A$1:.$A$40000];0);1)" office:value-type="string" office:string-value="Roxburgh Castle" calcext:value-type="string">
            <text:p>Roxburgh Cast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6 07</text:p>
          </table:table-cell>
          <table:table-cell table:style-name="ce3" office:value-type="date" office:date-value="2013-06-11" calcext:value-type="date">
            <text:p>2013-06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eed The Plough</text:p>
          </table:table-cell>
          <table:table-cell/>
          <table:table-cell table:style-name="ce2" office:value-type="string" calcext:value-type="string">
            <text:p>WFS 13-10 43</text:p>
          </table:table-cell>
          <table:table-cell table:formula="of:=[.E14]" office:value-type="string" office:string-value="Speed The Plough" calcext:value-type="string">
            <text:p>Speed The Plough</text:p>
          </table:table-cell>
          <table:table-cell table:number-columns-repeated="2"/>
          <table:table-cell table:style-name="ce5" table:formula="of:=INDEX([.$H$1:.$H$40000];MATCH([.$G14];[.$A$1:.$A$40000];0);1)" office:value-type="string" office:string-value="Speed the Plough" calcext:value-type="string">
            <text:p>Speed the Ploug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01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scar Woods' Jig</text:p>
          </table:table-cell>
          <table:table-cell/>
          <table:table-cell office:value-type="string" calcext:value-type="string">
            <text:p>WFS 13-07 01</text:p>
          </table:table-cell>
          <table:table-cell table:formula="of:=[.E15]" office:value-type="string" office:string-value="Oscar Woods' Jig" calcext:value-type="string">
            <text:p>Oscar Woods' Jig</text:p>
          </table:table-cell>
          <table:table-cell table:number-columns-repeated="2"/>
          <table:table-cell table:style-name="ce5" table:formula="of:=INDEX([.$H$1:.$H$40000];MATCH([.$G15];[.$A$1:.$A$40000];0);1)" office:value-type="string" office:string-value="Oscar Woods' Jig" calcext:value-type="string">
            <text:p>Oscar Woods'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02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ptain Lanoe's Quick March</text:p>
          </table:table-cell>
          <table:table-cell/>
          <table:table-cell office:value-type="string" calcext:value-type="string">
            <text:p>WFS 13-07 02</text:p>
          </table:table-cell>
          <table:table-cell table:formula="of:=[.E16]" office:value-type="string" office:string-value="Captain Lanoe's Quick March" calcext:value-type="string">
            <text:p>Captain Lanoe's Quick March</text:p>
          </table:table-cell>
          <table:table-cell table:number-columns-repeated="2"/>
          <table:table-cell table:style-name="ce5" table:formula="of:=INDEX([.$H$1:.$H$40000];MATCH([.$G16];[.$A$1:.$A$40000];0);1)" office:value-type="string" office:string-value="Captain Lanoe's Quick March" calcext:value-type="string">
            <text:p>Captain Lanoe's Quick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03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Moon and Seven Stars</text:p>
          </table:table-cell>
          <table:table-cell/>
          <table:table-cell office:value-type="string" calcext:value-type="string">
            <text:p>WFS 13-07 03</text:p>
          </table:table-cell>
          <table:table-cell table:formula="of:=[.E17]" office:value-type="string" office:string-value="The Moon and Seven Stars" calcext:value-type="string">
            <text:p>The Moon and Seven Stars</text:p>
          </table:table-cell>
          <table:table-cell table:number-columns-repeated="2"/>
          <table:table-cell table:style-name="ce5" table:formula="of:=INDEX([.$H$1:.$H$40000];MATCH([.$G17];[.$A$1:.$A$40000];0);1)" office:value-type="string" office:string-value="The Moon and Seven Stars" calcext:value-type="string">
            <text:p>The Moon and Seven Sta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04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Jenny Lind Polka</text:p>
          </table:table-cell>
          <table:table-cell/>
          <table:table-cell office:value-type="string" calcext:value-type="string">
            <text:p>WFS 13-07 04</text:p>
          </table:table-cell>
          <table:table-cell table:formula="of:=[.E18]" office:value-type="string" office:string-value="Jenny Lind Polka" calcext:value-type="string">
            <text:p>Jenny Lind Polka</text:p>
          </table:table-cell>
          <table:table-cell office:value-type="string" calcext:value-type="string">
            <text:p>WFTB 03-02</text:p>
          </table:table-cell>
          <table:table-cell/>
          <table:table-cell table:style-name="ce5" table:formula="of:=INDEX([.$H$1:.$H$40000];MATCH([.$G18];[.$A$1:.$A$40000];0);1)" office:value-type="string" office:string-value="Jenny Lind Polka" calcext:value-type="string">
            <text:p>Jenny Lind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05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ichael Turner's Waltz</text:p>
          </table:table-cell>
          <table:table-cell/>
          <table:table-cell office:value-type="string" calcext:value-type="string">
            <text:p>WFS 13-07 05</text:p>
          </table:table-cell>
          <table:table-cell table:formula="of:=[.E19]" office:value-type="string" office:string-value="Michael Turner's Waltz" calcext:value-type="string">
            <text:p>Michael Turner's Waltz</text:p>
          </table:table-cell>
          <table:table-cell office:value-type="string" calcext:value-type="string">
            <text:p>WFTB 05-03</text:p>
          </table:table-cell>
          <table:table-cell/>
          <table:table-cell table:style-name="ce5" table:formula="of:=INDEX([.$H$1:.$H$40000];MATCH([.$G19];[.$A$1:.$A$40000];0);1)" office:value-type="string" office:string-value="Michael Turner's Waltz" calcext:value-type="string">
            <text:p>Michael Turner's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06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Getting Upstairs</text:p>
          </table:table-cell>
          <table:table-cell/>
          <table:table-cell office:value-type="string" calcext:value-type="string">
            <text:p>WFS 13-07 06</text:p>
          </table:table-cell>
          <table:table-cell table:formula="of:=[.E20]" office:value-type="string" office:string-value="Getting Upstairs" calcext:value-type="string">
            <text:p>Getting Upstairs</text:p>
          </table:table-cell>
          <table:table-cell table:number-columns-repeated="2"/>
          <table:table-cell table:style-name="ce5" table:formula="of:=INDEX([.$H$1:.$H$40000];MATCH([.$G20];[.$A$1:.$A$40000];0);1)" office:value-type="string" office:string-value="Getting Upstairs" calcext:value-type="string">
            <text:p>Getting Upstai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07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heffield Hornpipe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WFS 13-07 07</text:p>
          </table:table-cell>
          <table:table-cell table:formula="of:=[.E21]" office:value-type="string" office:string-value="Sheffield Hornpipe" calcext:value-type="string">
            <text:p>Sheffield Hornpipe</text:p>
          </table:table-cell>
          <table:table-cell table:number-columns-repeated="2"/>
          <table:table-cell table:style-name="ce5" table:formula="of:=INDEX([.$H$1:.$H$40000];MATCH([.$G21];[.$A$1:.$A$40000];0);1)" office:value-type="string" office:string-value="Sheffield Hornpipe" calcext:value-type="string">
            <text:p>Sheffield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08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ff to California</text:p>
          </table:table-cell>
          <table:table-cell/>
          <table:table-cell office:value-type="string" calcext:value-type="string">
            <text:p>WFS 13-07 08</text:p>
          </table:table-cell>
          <table:table-cell table:formula="of:=[.E22]" office:value-type="string" office:string-value="Off to California" calcext:value-type="string">
            <text:p>Off to California</text:p>
          </table:table-cell>
          <table:table-cell table:number-columns-repeated="2"/>
          <table:table-cell table:style-name="ce5" table:formula="of:=INDEX([.$H$1:.$H$40000];MATCH([.$G22];[.$A$1:.$A$40000];0);1)" office:value-type="string" office:string-value="Off to California" calcext:value-type="string">
            <text:p>Off to Californ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09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Horses Brawl</text:p>
          </table:table-cell>
          <table:table-cell/>
          <table:table-cell office:value-type="string" calcext:value-type="string">
            <text:p>WFS 13-07 09</text:p>
          </table:table-cell>
          <table:table-cell table:formula="of:=[.E23]" office:value-type="string" office:string-value="Horses Brawl" calcext:value-type="string">
            <text:p>Horses Brawl</text:p>
          </table:table-cell>
          <table:table-cell table:number-columns-repeated="2"/>
          <table:table-cell table:style-name="ce5" table:formula="of:=INDEX([.$H$1:.$H$40000];MATCH([.$G23];[.$A$1:.$A$40000];0);1)" office:value-type="string" office:string-value="Horses Brawl" calcext:value-type="string">
            <text:p>Horses Braw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10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taten Island Ferry</text:p>
          </table:table-cell>
          <table:table-cell/>
          <table:table-cell office:value-type="string" calcext:value-type="string">
            <text:p>WFS 13-07 10</text:p>
          </table:table-cell>
          <table:table-cell table:formula="of:=[.E24]" office:value-type="string" office:string-value="Staten Island Ferry" calcext:value-type="string">
            <text:p>Staten Island Ferry</text:p>
          </table:table-cell>
          <table:table-cell table:number-columns-repeated="2"/>
          <table:table-cell table:style-name="ce5" table:formula="of:=INDEX([.$H$1:.$H$40000];MATCH([.$G24];[.$A$1:.$A$40000];0);1)" office:value-type="string" office:string-value="Staten Island Ferry" calcext:value-type="string">
            <text:p>Staten Island Fer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11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Enrico</text:p>
          </table:table-cell>
          <table:table-cell/>
          <table:table-cell office:value-type="string" calcext:value-type="string">
            <text:p>WFS 13-07 11</text:p>
          </table:table-cell>
          <table:table-cell table:formula="of:=[.E25]" office:value-type="string" office:string-value="Enrico" calcext:value-type="string">
            <text:p>Enrico</text:p>
          </table:table-cell>
          <table:table-cell table:number-columns-repeated="2"/>
          <table:table-cell table:style-name="ce5" table:formula="of:=INDEX([.$H$1:.$H$40000];MATCH([.$G25];[.$A$1:.$A$40000];0);1)" office:value-type="string" office:string-value="Enrico" calcext:value-type="string">
            <text:p>Enric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12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Paddy Carey's</text:p>
          </table:table-cell>
          <table:table-cell/>
          <table:table-cell office:value-type="string" calcext:value-type="string">
            <text:p>WFS 13-07 12</text:p>
          </table:table-cell>
          <table:table-cell table:formula="of:=[.E26]" office:value-type="string" office:string-value="Paddy Carey's" calcext:value-type="string">
            <text:p>Paddy Carey's</text:p>
          </table:table-cell>
          <table:table-cell table:number-columns-repeated="2"/>
          <table:table-cell table:style-name="ce5" table:formula="of:=INDEX([.$H$1:.$H$40000];MATCH([.$G26];[.$A$1:.$A$40000];0);1)" office:value-type="string" office:string-value="Paddy Carey's" calcext:value-type="string">
            <text:p>Paddy Carey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13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irit of the Dance</text:p>
          </table:table-cell>
          <table:table-cell/>
          <table:table-cell office:value-type="string" calcext:value-type="string">
            <text:p>WFS 13-07 13</text:p>
          </table:table-cell>
          <table:table-cell table:formula="of:=[.E27]" office:value-type="string" office:string-value="Spirit of the Dance" calcext:value-type="string">
            <text:p>Spirit of the Dance</text:p>
          </table:table-cell>
          <table:table-cell table:number-columns-repeated="2"/>
          <table:table-cell table:style-name="ce5" table:formula="of:=INDEX([.$H$1:.$H$40000];MATCH([.$G27];[.$A$1:.$A$40000];0);1)" office:value-type="string" office:string-value="Spirit of the Dance" calcext:value-type="string">
            <text:p>Spirit of the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14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Ffiddle-Ffaddle</text:p>
          </table:table-cell>
          <table:table-cell/>
          <table:table-cell office:value-type="string" calcext:value-type="string">
            <text:p>WFS 13-07 14</text:p>
          </table:table-cell>
          <table:table-cell table:formula="of:=[.E28]" office:value-type="string" office:string-value="Ffiddle-Ffaddle" calcext:value-type="string">
            <text:p>Ffiddle-Ffaddle</text:p>
          </table:table-cell>
          <table:table-cell table:number-columns-repeated="2"/>
          <table:table-cell table:style-name="ce5" table:formula="of:=INDEX([.$H$1:.$H$40000];MATCH([.$G28];[.$A$1:.$A$40000];0);1)" office:value-type="string" office:string-value="Ffiddle-Ffaddle" calcext:value-type="string">
            <text:p>Ffiddle-Ffadd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15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.N.B. Polka</text:p>
          </table:table-cell>
          <table:table-cell/>
          <table:table-cell office:value-type="string" calcext:value-type="string">
            <text:p>WFS 13-07 15</text:p>
          </table:table-cell>
          <table:table-cell table:formula="of:=[.E29]" office:value-type="string" office:string-value="L.N.B. Polka" calcext:value-type="string">
            <text:p>L.N.B. Polka</text:p>
          </table:table-cell>
          <table:table-cell table:number-columns-repeated="2"/>
          <table:table-cell table:style-name="ce5" table:formula="of:=INDEX([.$H$1:.$H$40000];MATCH([.$G29];[.$A$1:.$A$40000];0);1)" office:value-type="string" office:string-value="L.N.B. Polka" calcext:value-type="string">
            <text:p>L.N.B.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16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Clapton ?</text:p>
          </table:table-cell>
          <table:table-cell/>
          <table:table-cell office:value-type="string" calcext:value-type="string">
            <text:p>WFS 13-07 16</text:p>
          </table:table-cell>
          <table:table-cell table:formula="of:=[.E30]" office:value-type="string" office:string-value="Clapton ?" calcext:value-type="string">
            <text:p>Clapton ?</text:p>
          </table:table-cell>
          <table:table-cell table:number-columns-repeated="2"/>
          <table:table-cell table:style-name="ce5" table:formula="of:=INDEX([.$H$1:.$H$40000];MATCH([.$G30];[.$A$1:.$A$40000];0);1)" office:value-type="string" office:string-value="Clapton ?" calcext:value-type="string">
            <text:p>Clapton 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17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7</text:p>
          </table:table-cell>
          <table:table-cell office:value-type="string" calcext:value-type="string">
            <text:p>Amoco Stomp</text:p>
          </table:table-cell>
          <table:table-cell table:number-columns-repeated="2"/>
          <table:table-cell table:style-name="ce5" table:formula="of:=INDEX([.$H$1:.$H$40000];MATCH([.$G31];[.$A$1:.$A$40000];0);1)" office:value-type="string" office:string-value="Amoco Stomp" calcext:value-type="string">
            <text:p>Amoco Stom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18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8</text:p>
          </table:table-cell>
          <table:table-cell office:value-type="string" calcext:value-type="string">
            <text:p>Jack Robinson</text:p>
          </table:table-cell>
          <table:table-cell table:number-columns-repeated="2"/>
          <table:table-cell table:style-name="ce5" table:formula="of:=INDEX([.$H$1:.$H$40000];MATCH([.$G32];[.$A$1:.$A$40000];0);1)" office:value-type="string" office:string-value="Jack Robinson" calcext:value-type="string">
            <text:p>Jack Robins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19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ree Around Three</text:p>
          </table:table-cell>
          <table:table-cell/>
          <table:table-cell office:value-type="string" calcext:value-type="string">
            <text:p>WFS 13-07 19</text:p>
          </table:table-cell>
          <table:table-cell table:formula="of:=[.E33]" office:value-type="string" office:string-value="Three Around Three" calcext:value-type="string">
            <text:p>Three Around Three</text:p>
          </table:table-cell>
          <table:table-cell table:number-columns-repeated="2"/>
          <table:table-cell table:style-name="ce5" table:formula="of:=INDEX([.$H$1:.$H$40000];MATCH([.$G33];[.$A$1:.$A$40000];0);1)" office:value-type="string" office:string-value="Three Around Three" calcext:value-type="string">
            <text:p>Three Around Thre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20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eat North Run '86</text:p>
          </table:table-cell>
          <table:table-cell/>
          <table:table-cell office:value-type="string" calcext:value-type="string">
            <text:p>WFS 13-07 20</text:p>
          </table:table-cell>
          <table:table-cell table:formula="of:=[.E34]" office:value-type="string" office:string-value="Great North Run '86" calcext:value-type="string">
            <text:p>Great North Run '86</text:p>
          </table:table-cell>
          <table:table-cell table:number-columns-repeated="2"/>
          <table:table-cell table:style-name="ce5" table:formula="of:=INDEX([.$H$1:.$H$40000];MATCH([.$G34];[.$A$1:.$A$40000];0);1)" office:value-type="string" office:string-value="Great North Run '86" calcext:value-type="string">
            <text:p>Great North Run '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21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sleyside Reel</text:p>
          </table:table-cell>
          <table:table-cell/>
          <table:table-cell office:value-type="string" calcext:value-type="string">
            <text:p>WFS 13-07 21</text:p>
          </table:table-cell>
          <table:table-cell table:formula="of:=[.E35]" office:value-type="string" office:string-value="Hesleyside Reel" calcext:value-type="string">
            <text:p>Hesleyside Reel</text:p>
          </table:table-cell>
          <table:table-cell table:number-columns-repeated="2"/>
          <table:table-cell table:style-name="ce5" table:formula="of:=INDEX([.$H$1:.$H$40000];MATCH([.$G35];[.$A$1:.$A$40000];0);1)" office:value-type="string" office:string-value="Hesleyside Reel" calcext:value-type="string">
            <text:p>Hesleyside R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22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Galopede</text:p>
          </table:table-cell>
          <table:table-cell/>
          <table:table-cell office:value-type="string" calcext:value-type="string">
            <text:p>WFS 13-07 22</text:p>
          </table:table-cell>
          <table:table-cell table:formula="of:=[.E36]" office:value-type="string" office:string-value="Galopede" calcext:value-type="string">
            <text:p>Galopede</text:p>
          </table:table-cell>
          <table:table-cell table:number-columns-repeated="2"/>
          <table:table-cell table:style-name="ce5" table:formula="of:=INDEX([.$H$1:.$H$40000];MATCH([.$G36];[.$A$1:.$A$40000];0);1)" office:value-type="string" office:string-value="Galopede" calcext:value-type="string">
            <text:p>Galope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01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1</text:p>
          </table:table-cell>
          <table:table-cell table:formula="of:=[.E37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3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02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adstock Jig</text:p>
          </table:table-cell>
          <table:table-cell/>
          <table:table-cell office:value-type="string" calcext:value-type="string">
            <text:p>EATMD 13-01 02</text:p>
          </table:table-cell>
          <table:table-cell table:formula="of:=[.E38]" office:value-type="string" office:string-value="Radstock Jig" calcext:value-type="string">
            <text:p>Radstock Jig</text:p>
          </table:table-cell>
          <table:table-cell table:number-columns-repeated="2"/>
          <table:table-cell table:style-name="ce5" table:formula="of:=INDEX([.$H$1:.$H$40000];MATCH([.$G38];[.$A$1:.$A$40000];0);1)" office:value-type="string" office:string-value="Radstock Jig" calcext:value-type="string">
            <text:p>Radstock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03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3</text:p>
          </table:table-cell>
          <table:table-cell office:value-type="string" calcext:value-type="string">
            <text:p>Britannia Two-Step</text:p>
          </table:table-cell>
          <table:table-cell table:number-columns-repeated="2"/>
          <table:table-cell table:style-name="ce5" table:formula="of:=INDEX([.$H$1:.$H$40000];MATCH([.$G39];[.$A$1:.$A$40000];0);1)" office:value-type="string" office:string-value="Britannia Two-Step" calcext:value-type="string">
            <text:p>Britannia Two-Ste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04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4</text:p>
          </table:table-cell>
          <table:table-cell table:formula="of:=[.E40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4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05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5</text:p>
          </table:table-cell>
          <table:table-cell office:value-type="string" calcext:value-type="string">
            <text:p>The Sloe</text:p>
          </table:table-cell>
          <table:table-cell office:value-type="string" calcext:value-type="string">
            <text:p>Hardcore 48-03</text:p>
          </table:table-cell>
          <table:table-cell/>
          <table:table-cell table:style-name="ce5" table:formula="of:=INDEX([.$H$1:.$H$40000];MATCH([.$G41];[.$A$1:.$A$40000];0);1)" office:value-type="string" office:string-value="The Sloe" calcext:value-type="string">
            <text:p>The Sl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06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06</text:p>
          </table:table-cell>
          <table:table-cell office:value-type="string" calcext:value-type="string">
            <text:p>Herbert Smith's Four-Hand Reel</text:p>
          </table:table-cell>
          <table:table-cell table:number-columns-repeated="2"/>
          <table:table-cell table:style-name="ce5" table:formula="of:=INDEX([.$H$1:.$H$40000];MATCH([.$G42];[.$A$1:.$A$40000];0);1)" office:value-type="string" office:string-value="Herbert Smith's Four-Hand Reel" calcext:value-type="string">
            <text:p>Herbert Smith's Four-Hand R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07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7</text:p>
          </table:table-cell>
          <table:table-cell office:value-type="string" calcext:value-type="string">
            <text:p>The Burdett</text:p>
          </table:table-cell>
          <table:table-cell table:number-columns-repeated="2"/>
          <table:table-cell table:style-name="ce5" table:formula="of:=INDEX([.$H$1:.$H$40000];MATCH([.$G43];[.$A$1:.$A$40000];0);1)" office:value-type="string" office:string-value="The Burdett" calcext:value-type="string">
            <text:p>The Burdet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08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08</text:p>
          </table:table-cell>
          <table:table-cell office:value-type="string" calcext:value-type="string">
            <text:p>Sadler's Balloon</text:p>
          </table:table-cell>
          <table:table-cell table:number-columns-repeated="2"/>
          <table:table-cell table:style-name="ce5" table:formula="of:=INDEX([.$H$1:.$H$40000];MATCH([.$G44];[.$A$1:.$A$40000];0);1)" office:value-type="string" office:string-value="Sadler's Balloon" calcext:value-type="string">
            <text:p>Sadler's Ballo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09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9</text:p>
          </table:table-cell>
          <table:table-cell office:value-type="string" calcext:value-type="string">
            <text:p>Gloucester Hornpipe</text:p>
          </table:table-cell>
          <table:table-cell office:value-type="string" calcext:value-type="string">
            <text:p>Hardcore 17-03</text:p>
          </table:table-cell>
          <table:table-cell/>
          <table:table-cell table:style-name="ce5" table:formula="of:=INDEX([.$H$1:.$H$40000];MATCH([.$G45];[.$A$1:.$A$40000];0);1)" office:value-type="string" office:string-value="Gloucester Hornpipe" calcext:value-type="string">
            <text:p>Gloucester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10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0</text:p>
          </table:table-cell>
          <table:table-cell office:value-type="string" calcext:value-type="string">
            <text:p>Watson's Hornpipe</text:p>
          </table:table-cell>
          <table:table-cell office:value-type="string" calcext:value-type="string">
            <text:p>Hardcore 26-01</text:p>
          </table:table-cell>
          <table:table-cell/>
          <table:table-cell table:style-name="ce5" table:formula="of:=INDEX([.$H$1:.$H$40000];MATCH([.$G46];[.$A$1:.$A$40000];0);1)" office:value-type="string" office:string-value="Watson's Hornpipe" calcext:value-type="string">
            <text:p>Watson's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11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1</text:p>
          </table:table-cell>
          <table:table-cell office:value-type="string" calcext:value-type="string">
            <text:p>Hills of Tara</text:p>
          </table:table-cell>
          <table:table-cell table:number-columns-repeated="2"/>
          <table:table-cell table:style-name="ce5" table:formula="of:=INDEX([.$H$1:.$H$40000];MATCH([.$G47];[.$A$1:.$A$40000];0);1)" office:value-type="string" office:string-value="Hills of Tara" calcext:value-type="string">
            <text:p>Hills of Tar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12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2</text:p>
          </table:table-cell>
          <table:table-cell office:value-type="string" calcext:value-type="string">
            <text:p>Fred Pigeon's</text:p>
          </table:table-cell>
          <table:table-cell table:number-columns-repeated="2"/>
          <table:table-cell table:style-name="ce5" table:formula="of:=INDEX([.$H$1:.$H$40000];MATCH([.$G48];[.$A$1:.$A$40000];0);1)" office:value-type="string" office:string-value="Fred Pigeon's" calcext:value-type="string">
            <text:p>Fred Pigeon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13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3</text:p>
          </table:table-cell>
          <table:table-cell table:formula="of:=[.E49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49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14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4</text:p>
          </table:table-cell>
          <table:table-cell office:value-type="string" calcext:value-type="string">
            <text:p>The Wheatsheaf Tavern</text:p>
          </table:table-cell>
          <table:table-cell table:number-columns-repeated="2"/>
          <table:table-cell table:style-name="ce5" table:formula="of:=INDEX([.$H$1:.$H$40000];MATCH([.$G50];[.$A$1:.$A$40000];0);1)" office:value-type="string" office:string-value="The Wheatsheaf Tavern" calcext:value-type="string">
            <text:p>The Wheatsheaf Taver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15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5</text:p>
          </table:table-cell>
          <table:table-cell office:value-type="string" calcext:value-type="string">
            <text:p>Doncaster Races</text:p>
          </table:table-cell>
          <table:table-cell office:value-type="string" calcext:value-type="string">
            <text:p>Hardcore 57-03</text:p>
          </table:table-cell>
          <table:table-cell/>
          <table:table-cell table:style-name="ce5" table:formula="of:=INDEX([.$H$1:.$H$40000];MATCH([.$G51];[.$A$1:.$A$40000];0);1)" office:value-type="string" office:string-value="Doncaster Races" calcext:value-type="string">
            <text:p>Doncaster Rac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16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6</text:p>
          </table:table-cell>
          <table:table-cell office:value-type="string" calcext:value-type="string">
            <text:p>Young Scotty</text:p>
          </table:table-cell>
          <table:table-cell table:number-columns-repeated="2"/>
          <table:table-cell table:style-name="ce5" table:formula="of:=INDEX([.$H$1:.$H$40000];MATCH([.$G52];[.$A$1:.$A$40000];0);1)" office:value-type="string" office:string-value="Young Scotty" calcext:value-type="string">
            <text:p>Young Scot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17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7</text:p>
          </table:table-cell>
          <table:table-cell office:value-type="string" calcext:value-type="string">
            <text:p>The Shepherd and Shepherdess</text:p>
          </table:table-cell>
          <table:table-cell table:number-columns-repeated="2"/>
          <table:table-cell table:style-name="ce5" table:formula="of:=INDEX([.$H$1:.$H$40000];MATCH([.$G53];[.$A$1:.$A$40000];0);1)" office:value-type="string" office:string-value="The Shepherd and Shepherdess" calcext:value-type="string">
            <text:p>The Shepherd and Shepherd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18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8</text:p>
          </table:table-cell>
          <table:table-cell table:formula="of:=[.E54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5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19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9</text:p>
          </table:table-cell>
          <table:table-cell office:value-type="string" calcext:value-type="string">
            <text:p>Sherborne Waltz / Orange In Bloom</text:p>
          </table:table-cell>
          <table:table-cell table:number-columns-repeated="2"/>
          <table:table-cell table:style-name="ce5" table:formula="of:=INDEX([.$H$1:.$H$40000];MATCH([.$G55];[.$A$1:.$A$40000];0);1)" office:value-type="string" office:string-value="Sherborne Waltz / Orange In Bloom" calcext:value-type="string">
            <text:p>Sherborne Waltz / Orange In Bloo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20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0</text:p>
          </table:table-cell>
          <table:table-cell table:formula="of:=[.E56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5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21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1</text:p>
          </table:table-cell>
          <table:table-cell table:formula="of:=[.E57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5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22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22</text:p>
          </table:table-cell>
          <table:table-cell office:value-type="string" calcext:value-type="string">
            <text:p>Sadler's Wells Hornpipe</text:p>
          </table:table-cell>
          <table:table-cell office:value-type="string" calcext:value-type="string">
            <text:p>Hardcore 23-02</text:p>
          </table:table-cell>
          <table:table-cell/>
          <table:table-cell table:style-name="ce5" table:formula="of:=INDEX([.$H$1:.$H$40000];MATCH([.$G58];[.$A$1:.$A$40000];0);1)" office:value-type="string" office:string-value="Sadler's Wells Hornpipe" calcext:value-type="string">
            <text:p>Sadler's Wells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23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3</text:p>
          </table:table-cell>
          <table:table-cell office:value-type="string" calcext:value-type="string">
            <text:p>Butcher's Hornpipe</text:p>
          </table:table-cell>
          <table:table-cell office:value-type="string" calcext:value-type="string">
            <text:p>Hardcore 14-03</text:p>
          </table:table-cell>
          <table:table-cell/>
          <table:table-cell table:style-name="ce5" table:formula="of:=INDEX([.$H$1:.$H$40000];MATCH([.$G59];[.$A$1:.$A$40000];0);1)" office:value-type="string" office:string-value="Butcher's Hornpipe" calcext:value-type="string">
            <text:p>Butcher's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24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24</text:p>
          </table:table-cell>
          <table:table-cell office:value-type="string" calcext:value-type="string">
            <text:p>Just As The Tide Was Flowing</text:p>
          </table:table-cell>
          <table:table-cell office:value-type="string" calcext:value-type="string">
            <text:p>Hardcore 29-03</text:p>
          </table:table-cell>
          <table:table-cell/>
          <table:table-cell table:style-name="ce5" table:formula="of:=INDEX([.$H$1:.$H$40000];MATCH([.$G60];[.$A$1:.$A$40000];0);1)" office:value-type="string" office:string-value="Just As The Tide Was Flowing" calcext:value-type="string">
            <text:p>Just As The Tide Was Flow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25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6</text:p>
          </table:table-cell>
          <table:table-cell office:value-type="string" calcext:value-type="string">
            <text:p>Getting Upstairs</text:p>
          </table:table-cell>
          <table:table-cell table:number-columns-repeated="2"/>
          <table:table-cell table:style-name="ce5" table:formula="of:=INDEX([.$H$1:.$H$40000];MATCH([.$G61];[.$A$1:.$A$40000];0);1)" office:value-type="string" office:string-value="Getting Upstairs" calcext:value-type="string">
            <text:p>Getting Upstai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26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26</text:p>
          </table:table-cell>
          <table:table-cell office:value-type="string" calcext:value-type="string">
            <text:p>Yarmouth Breakdown</text:p>
          </table:table-cell>
          <table:table-cell table:number-columns-repeated="2"/>
          <table:table-cell table:style-name="ce5" table:formula="of:=INDEX([.$H$1:.$H$40000];MATCH([.$G62];[.$A$1:.$A$40000];0);1)" office:value-type="string" office:string-value="Yarmouth Breakdown" calcext:value-type="string">
            <text:p>Yarmouth Breakdow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27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7</text:p>
          </table:table-cell>
          <table:table-cell table:formula="of:=[.E63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28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28</text:p>
          </table:table-cell>
          <table:table-cell table:formula="of:=[.E64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29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3</text:p>
          </table:table-cell>
          <table:table-cell office:value-type="string" calcext:value-type="string">
            <text:p>The Moon and Seven Stars</text:p>
          </table:table-cell>
          <table:table-cell table:number-columns-repeated="2"/>
          <table:table-cell table:style-name="ce5" table:formula="of:=INDEX([.$H$1:.$H$40000];MATCH([.$G65];[.$A$1:.$A$40000];0);1)" office:value-type="string" office:string-value="The Moon and Seven Stars" calcext:value-type="string">
            <text:p>The Moon and Seven Sta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30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30</text:p>
          </table:table-cell>
          <table:table-cell office:value-type="string" calcext:value-type="string">
            <text:p>Lodge Road</text:p>
          </table:table-cell>
          <table:table-cell office:value-type="string" calcext:value-type="string">
            <text:p>Hardcore 42-01</text:p>
          </table:table-cell>
          <table:table-cell/>
          <table:table-cell table:style-name="ce5" table:formula="of:=INDEX([.$H$1:.$H$40000];MATCH([.$G66];[.$A$1:.$A$40000];0);1)" office:value-type="string" office:string-value="Lodge Road" calcext:value-type="string">
            <text:p>Lodge Ro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31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31</text:p>
          </table:table-cell>
          <table:table-cell office:value-type="string" calcext:value-type="string">
            <text:p>From Night Till Morn</text:p>
          </table:table-cell>
          <table:table-cell table:number-columns-repeated="2"/>
          <table:table-cell table:style-name="ce5" table:formula="of:=INDEX([.$H$1:.$H$40000];MATCH([.$G67];[.$A$1:.$A$40000];0);1)" office:value-type="string" office:string-value="From Night Till Morn" calcext:value-type="string">
            <text:p>From Night Till Mor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32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32</text:p>
          </table:table-cell>
          <table:table-cell office:value-type="string" calcext:value-type="string">
            <text:p>South Downs</text:p>
          </table:table-cell>
          <table:table-cell table:number-columns-repeated="2"/>
          <table:table-cell table:style-name="ce5" table:formula="of:=INDEX([.$H$1:.$H$40000];MATCH([.$G68];[.$A$1:.$A$40000];0);1)" office:value-type="string" office:string-value="South Downs" calcext:value-type="string">
            <text:p>South Down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33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33</text:p>
          </table:table-cell>
          <table:table-cell office:value-type="string" calcext:value-type="string">
            <text:p>Linen Hall</text:p>
          </table:table-cell>
          <table:table-cell table:number-columns-repeated="2"/>
          <table:table-cell table:style-name="ce5" table:formula="of:=INDEX([.$H$1:.$H$40000];MATCH([.$G69];[.$A$1:.$A$40000];0);1)" office:value-type="string" office:string-value="Linen Hall" calcext:value-type="string">
            <text:p>Linen Ha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34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34</text:p>
          </table:table-cell>
          <table:table-cell table:formula="of:=[.E70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35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35</text:p>
          </table:table-cell>
          <table:table-cell office:value-type="string" calcext:value-type="string">
            <text:p>Sweet Jenny Jones / Cadair Idris</text:p>
          </table:table-cell>
          <table:table-cell table:number-columns-repeated="2"/>
          <table:table-cell table:style-name="ce5" table:formula="of:=INDEX([.$H$1:.$H$40000];MATCH([.$G71];[.$A$1:.$A$40000];0);1)" office:value-type="string" office:string-value="Sweet Jenny Jones / Cadair Idris" calcext:value-type="string">
            <text:p>Sweet Jenny Jones / Cadair Idri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36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36</text:p>
          </table:table-cell>
          <table:table-cell table:formula="of:=[.E72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37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37</text:p>
          </table:table-cell>
          <table:table-cell table:formula="of:=[.E73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38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38</text:p>
          </table:table-cell>
          <table:table-cell table:formula="of:=[.E74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x 13-01 39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aborted)</text:p>
          </table:table-cell>
          <table:table-cell table:number-columns-repeated="2"/>
          <table:table-cell table:formula="of:=[.E75]" office:value-type="string" office:string-value="(aborted)" calcext:value-type="string">
            <text:p>(aborted)</text:p>
          </table:table-cell>
          <table:table-cell table:number-columns-repeated="2"/>
          <table:table-cell table:style-name="ce5" table:formula="of:=INDEX([.$H$1:.$H$40000];MATCH([.$G75];[.$A$1:.$A$40000];0);1)" office:value-type="string" office:string-value="" calcext:value-type="error">
            <text:p>#N/A</text:p>
          </table:table-cell>
          <table:table-cell office:value-type="string" calcext:value-type="string">
            <text:p>Not transcrib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ATMD 13-01 40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40</text:p>
          </table:table-cell>
          <table:table-cell table:formula="of:=[.E76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x 13-01 41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4"/>
          <table:table-cell office:value-type="string" calcext:value-type="string">
            <text:p>Mozart's Horn Concerto</text:p>
          </table:table-cell>
          <table:table-cell table:number-columns-repeated="2"/>
          <table:table-cell table:style-name="ce5" table:formula="of:=INDEX([.$H$1:.$H$40000];MATCH([.$G77];[.$A$1:.$A$40000];0);1)" office:value-type="string" office:string-value="" calcext:value-type="error">
            <text:p>#N/A</text:p>
          </table:table-cell>
          <table:table-cell office:value-type="string" calcext:value-type="string">
            <text:p>Not transcrib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ATMDx 13-01 42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Trumpet Voluntary</text:p>
          </table:table-cell>
          <table:table-cell table:number-columns-repeated="2"/>
          <table:table-cell table:style-name="ce5" table:formula="of:=INDEX([.$H$1:.$H$40000];MATCH([.$G78];[.$A$1:.$A$40000];0);1)" office:value-type="string" office:string-value="" calcext:value-type="error">
            <text:p>#N/A</text:p>
          </table:table-cell>
          <table:table-cell office:value-type="string" calcext:value-type="string">
            <text:p>Not transcrib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ATMD 13-01 43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43</text:p>
          </table:table-cell>
          <table:table-cell office:value-type="string" calcext:value-type="string">
            <text:p>Oscar Woods' March</text:p>
          </table:table-cell>
          <table:table-cell office:value-type="string" calcext:value-type="string">
            <text:p>Hardcore 45-01</text:p>
          </table:table-cell>
          <table:table-cell/>
          <table:table-cell table:style-name="ce5" table:formula="of:=INDEX([.$H$1:.$H$40000];MATCH([.$G79];[.$A$1:.$A$40000];0);1)" office:value-type="string" office:string-value="Oscar Woods' March" calcext:value-type="string">
            <text:p>Oscar Woods'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44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4</text:p>
          </table:table-cell>
          <table:table-cell office:value-type="string" calcext:value-type="string">
            <text:p>Oh Joe</text:p>
          </table:table-cell>
          <table:table-cell table:number-columns-repeated="2"/>
          <table:table-cell table:style-name="ce5" table:formula="of:=INDEX([.$H$1:.$H$40000];MATCH([.$G80];[.$A$1:.$A$40000];0);1)" office:value-type="string" office:string-value="Oh Joe" calcext:value-type="string">
            <text:p>Oh J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45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5</text:p>
          </table:table-cell>
          <table:table-cell table:formula="of:=[.E81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8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46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6</text:p>
          </table:table-cell>
          <table:table-cell table:formula="of:=[.E82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8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47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47</text:p>
          </table:table-cell>
          <table:table-cell office:value-type="string" calcext:value-type="string">
            <text:p>George Green's Slow College Hornpipe</text:p>
          </table:table-cell>
          <table:table-cell table:number-columns-repeated="2"/>
          <table:table-cell table:style-name="ce5" table:formula="of:=INDEX([.$H$1:.$H$40000];MATCH([.$G83];[.$A$1:.$A$40000];0);1)" office:value-type="string" office:string-value="George Green's Slow College Hornpipe" calcext:value-type="string">
            <text:p>George Green's Slow College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48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8</text:p>
          </table:table-cell>
          <table:table-cell table:formula="of:=[.E84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8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49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49</text:p>
          </table:table-cell>
          <table:table-cell office:value-type="string" calcext:value-type="string">
            <text:p>The Fiery Clock Face</text:p>
          </table:table-cell>
          <table:table-cell table:number-columns-repeated="2"/>
          <table:table-cell table:style-name="ce5" table:formula="of:=INDEX([.$H$1:.$H$40000];MATCH([.$G85];[.$A$1:.$A$40000];0);1)" office:value-type="string" office:string-value="The Fiery Clock Face" calcext:value-type="string">
            <text:p>The Fiery Clock Fa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50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50</text:p>
          </table:table-cell>
          <table:table-cell table:formula="of:=[.E86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8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51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6</text:p>
          </table:table-cell>
          <table:table-cell table:formula="of:=[.E87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87];[.$A$1:.$A$40000];0);1)" office:value-type="string" office:string-value="Yarmouth Breakdown" calcext:value-type="string">
            <text:p>Yarmouth Breakdow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52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52</text:p>
          </table:table-cell>
          <table:table-cell table:style-name="ce4" office:value-type="string" calcext:value-type="string">
            <text:p>Walter Bulwer's Polka #4</text:p>
          </table:table-cell>
          <table:table-cell office:value-type="string" calcext:value-type="string">
            <text:p>Hardcore 54-02</text:p>
          </table:table-cell>
          <table:table-cell/>
          <table:table-cell table:style-name="ce5" table:formula="of:=INDEX([.$H$1:.$H$40000];MATCH([.$G88];[.$A$1:.$A$40000];0);1)" office:value-type="string" office:string-value="Walter Bulwer's Polka #4" calcext:value-type="string">
            <text:p>Walter Bulwer's Polka #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53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53</text:p>
          </table:table-cell>
          <table:table-cell office:value-type="string" calcext:value-type="string">
            <text:p>Walter Bulwer's Polka #3</text:p>
          </table:table-cell>
          <table:table-cell office:value-type="string" calcext:value-type="string">
            <text:p>Hardcore 54-01</text:p>
          </table:table-cell>
          <table:table-cell/>
          <table:table-cell table:style-name="ce5" table:formula="of:=INDEX([.$H$1:.$H$40000];MATCH([.$G89];[.$A$1:.$A$40000];0);1)" office:value-type="string" office:string-value="Walter Bulwer's Polka #3" calcext:value-type="string">
            <text:p>Walter Bulwer's Polka #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54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54</text:p>
          </table:table-cell>
          <table:table-cell table:formula="of:=[.E90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9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55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55</text:p>
          </table:table-cell>
          <table:table-cell office:value-type="string" calcext:value-type="string">
            <text:p>The New-Rigged Ship</text:p>
          </table:table-cell>
          <table:table-cell table:number-columns-repeated="2"/>
          <table:table-cell table:style-name="ce5" table:formula="of:=INDEX([.$H$1:.$H$40000];MATCH([.$G91];[.$A$1:.$A$40000];0);1)" office:value-type="string" office:string-value="The New-Rigged Ship" calcext:value-type="string">
            <text:p>The New-Rigged Sh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56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56</text:p>
          </table:table-cell>
          <table:table-cell table:formula="of:=[.E92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9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57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57</text:p>
          </table:table-cell>
          <table:table-cell table:formula="of:=[.E93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9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58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58</text:p>
          </table:table-cell>
          <table:table-cell table:formula="of:=[.E94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9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59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59</text:p>
          </table:table-cell>
          <table:table-cell table:formula="of:=[.E95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9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2 01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1</text:p>
          </table:table-cell>
          <table:table-cell office:value-type="string" calcext:value-type="string">
            <text:p>Juniper Hill</text:p>
          </table:table-cell>
          <table:table-cell office:value-type="string" calcext:value-type="string">
            <text:p>Hardcore 60-02</text:p>
          </table:table-cell>
          <table:table-cell/>
          <table:table-cell table:style-name="ce5" table:formula="of:=INDEX([.$H$1:.$H$40000];MATCH([.$G96];[.$A$1:.$A$40000];0);1)" office:value-type="string" office:string-value="Juniper Hill" calcext:value-type="string">
            <text:p>Juniper Hi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2 02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2</text:p>
          </table:table-cell>
          <table:table-cell office:value-type="string" calcext:value-type="string">
            <text:p>The Dusty Miller</text:p>
          </table:table-cell>
          <table:table-cell table:number-columns-repeated="2"/>
          <table:table-cell table:style-name="ce5" table:formula="of:=INDEX([.$H$1:.$H$40000];MATCH([.$G97];[.$A$1:.$A$40000];0);1)" office:value-type="string" office:string-value="The Dusty Miller" calcext:value-type="string">
            <text:p>The Dusty Mi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2 03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3</text:p>
          </table:table-cell>
          <table:table-cell office:value-type="string" calcext:value-type="string">
            <text:p>Three Rusty Swords</text:p>
          </table:table-cell>
          <table:table-cell table:number-columns-repeated="2"/>
          <table:table-cell table:style-name="ce5" table:formula="of:=INDEX([.$H$1:.$H$40000];MATCH([.$G98];[.$A$1:.$A$40000];0);1)" office:value-type="string" office:string-value="Three Rusty Swords" calcext:value-type="string">
            <text:p>Three Rusty Swor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2 04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4</text:p>
          </table:table-cell>
          <table:table-cell office:value-type="string" calcext:value-type="string">
            <text:p>Old Lancashire Hornpipe</text:p>
          </table:table-cell>
          <table:table-cell table:number-columns-repeated="2"/>
          <table:table-cell table:style-name="ce5" table:formula="of:=INDEX([.$H$1:.$H$40000];MATCH([.$G99];[.$A$1:.$A$40000];0);1)" office:value-type="string" office:string-value="Old Lancashire Hornpipe" calcext:value-type="string">
            <text:p>Old Lancashire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2 05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5</text:p>
          </table:table-cell>
          <table:table-cell office:value-type="string" calcext:value-type="string">
            <text:p>The Princess Royal</text:p>
          </table:table-cell>
          <table:table-cell table:number-columns-repeated="2"/>
          <table:table-cell table:style-name="ce5" table:formula="of:=INDEX([.$H$1:.$H$40000];MATCH([.$G100];[.$A$1:.$A$40000];0);1)" office:value-type="string" office:string-value="The Princess Royal" calcext:value-type="string">
            <text:p>The Princess Roy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2 06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6</text:p>
          </table:table-cell>
          <table:table-cell table:formula="of:=[.E101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10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2 07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7</text:p>
          </table:table-cell>
          <table:table-cell table:formula="of:=[.E102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10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2 08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WFS 13-07 18</text:p>
          </table:table-cell>
          <table:table-cell office:value-type="string" calcext:value-type="string">
            <text:p>Jack Robinson</text:p>
          </table:table-cell>
          <table:table-cell table:number-columns-repeated="2"/>
          <table:table-cell table:style-name="ce5" table:formula="of:=INDEX([.$H$1:.$H$40000];MATCH([.$G103];[.$A$1:.$A$40000];0);1)" office:value-type="string" office:string-value="Jack Robinson" calcext:value-type="string">
            <text:p>Jack Robins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2 09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9</text:p>
          </table:table-cell>
          <table:table-cell office:value-type="string" calcext:value-type="string">
            <text:p>Mount Hills</text:p>
          </table:table-cell>
          <table:table-cell office:value-type="string" calcext:value-type="string">
            <text:p>Hardcore 43-03</text:p>
          </table:table-cell>
          <table:table-cell office:value-type="string" calcext:value-type="string">
            <text:p>Lester's 349</text:p>
          </table:table-cell>
          <table:table-cell table:style-name="ce5" table:formula="of:=INDEX([.$H$1:.$H$40000];MATCH([.$G104];[.$A$1:.$A$40000];0);1)" office:value-type="string" office:string-value="Mount Hills" calcext:value-type="string">
            <text:p>Mount Hil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2 10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10</text:p>
          </table:table-cell>
          <table:table-cell office:value-type="string" calcext:value-type="string">
            <text:p>Shepherds' Hey</text:p>
          </table:table-cell>
          <table:table-cell table:number-columns-repeated="2"/>
          <table:table-cell table:style-name="ce5" table:formula="of:=INDEX([.$H$1:.$H$40000];MATCH([.$G105];[.$A$1:.$A$40000];0);1)" office:value-type="string" office:string-value="Shepherds' Hey" calcext:value-type="string">
            <text:p>Shepherds' He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2 11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WFS 13-07 04</text:p>
          </table:table-cell>
          <table:table-cell office:value-type="string" calcext:value-type="string">
            <text:p>Jenny Lind Polka</text:p>
          </table:table-cell>
          <table:table-cell table:number-columns-repeated="2"/>
          <table:table-cell table:style-name="ce5" table:formula="of:=INDEX([.$H$1:.$H$40000];MATCH([.$G106];[.$A$1:.$A$40000];0);1)" office:value-type="string" office:string-value="Jenny Lind Polka" calcext:value-type="string">
            <text:p>Jenny Lind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2 12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12</text:p>
          </table:table-cell>
          <table:table-cell office:value-type="string" calcext:value-type="string">
            <text:p>Brighton Camp</text:p>
          </table:table-cell>
          <table:table-cell office:value-type="string" calcext:value-type="string">
            <text:p>WFTB 03-03</text:p>
          </table:table-cell>
          <table:table-cell/>
          <table:table-cell table:style-name="ce5" table:formula="of:=INDEX([.$H$1:.$H$40000];MATCH([.$G107];[.$A$1:.$A$40000];0);1)" office:value-type="string" office:string-value="Brighton Camp" calcext:value-type="string">
            <text:p>Brighton Cam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2 13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13</text:p>
          </table:table-cell>
          <table:table-cell office:value-type="string" calcext:value-type="string">
            <text:p>Coleford Jig</text:p>
          </table:table-cell>
          <table:table-cell table:number-columns-repeated="2"/>
          <table:table-cell table:style-name="ce5" table:formula="of:=INDEX([.$H$1:.$H$40000];MATCH([.$G108];[.$A$1:.$A$40000];0);1)" office:value-type="string" office:string-value="Coleford Jig" calcext:value-type="string">
            <text:p>Coleford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0 01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1</text:p>
          </table:table-cell>
          <table:table-cell table:formula="of:=[.E109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109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0 02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12</text:p>
          </table:table-cell>
          <table:table-cell office:value-type="string" calcext:value-type="string">
            <text:p>Brighton Camp</text:p>
          </table:table-cell>
          <table:table-cell table:number-columns-repeated="2"/>
          <table:table-cell table:style-name="ce5" table:formula="of:=INDEX([.$H$1:.$H$40000];MATCH([.$G110];[.$A$1:.$A$40000];0);1)" office:value-type="string" office:string-value="Brighton Camp" calcext:value-type="string">
            <text:p>Brighton Cam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03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3</text:p>
          </table:table-cell>
          <table:table-cell table:formula="of:=[.E111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11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04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Uncle Bernard's Polka</text:p>
          </table:table-cell>
          <table:table-cell/>
          <table:table-cell table:style-name="ce2" office:value-type="string" calcext:value-type="string">
            <text:p>WFS 13-10 04</text:p>
          </table:table-cell>
          <table:table-cell table:formula="of:=[.E112]" office:value-type="string" office:string-value="Uncle Bernard's Polka" calcext:value-type="string">
            <text:p>Uncle Bernard's Polka</text:p>
          </table:table-cell>
          <table:table-cell office:value-type="string" calcext:value-type="string">
            <text:p>WFTB 02-01</text:p>
          </table:table-cell>
          <table:table-cell/>
          <table:table-cell table:style-name="ce5" table:formula="of:=INDEX([.$H$1:.$H$40000];MATCH([.$G112];[.$A$1:.$A$40000];0);1)" office:value-type="string" office:string-value="Uncle Bernard's Polka" calcext:value-type="string">
            <text:p>Uncle Bernard's Polka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05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mie Allen</text:p>
          </table:table-cell>
          <table:table-cell/>
          <table:table-cell table:style-name="ce2" office:value-type="string" calcext:value-type="string">
            <text:p>WFS 13-10 05</text:p>
          </table:table-cell>
          <table:table-cell table:formula="of:=[.E113]" office:value-type="string" office:string-value="Jamie Allen" calcext:value-type="string">
            <text:p>Jamie Allen</text:p>
          </table:table-cell>
          <table:table-cell office:value-type="string" calcext:value-type="string">
            <text:p>WFTB 02-03</text:p>
          </table:table-cell>
          <table:table-cell/>
          <table:table-cell table:style-name="ce5" table:formula="of:=INDEX([.$H$1:.$H$40000];MATCH([.$G113];[.$A$1:.$A$40000];0);1)" office:value-type="string" office:string-value="Jamie Allen" calcext:value-type="string">
            <text:p>Jamie Allen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06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Lincolnshire Poacher</text:p>
          </table:table-cell>
          <table:table-cell/>
          <table:table-cell table:style-name="ce2" office:value-type="string" calcext:value-type="string">
            <text:p>WFS 13-10 06</text:p>
          </table:table-cell>
          <table:table-cell table:formula="of:=[.E114]" office:value-type="string" office:string-value="The Lincolnshire Poacher" calcext:value-type="string">
            <text:p>The Lincolnshire Poacher</text:p>
          </table:table-cell>
          <table:table-cell table:number-columns-repeated="2"/>
          <table:table-cell table:style-name="ce5" table:formula="of:=INDEX([.$H$1:.$H$40000];MATCH([.$G114];[.$A$1:.$A$40000];0);1)" office:value-type="string" office:string-value="The Lincolnshire Poacher" calcext:value-type="string">
            <text:p>The Lincolnshire Poacher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07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7</text:p>
          </table:table-cell>
          <table:table-cell office:value-type="string" calcext:value-type="string">
            <text:p>The Keel Row</text:p>
          </table:table-cell>
          <table:table-cell table:number-columns-repeated="2"/>
          <table:table-cell table:style-name="ce5" table:formula="of:=INDEX([.$H$1:.$H$40000];MATCH([.$G115];[.$A$1:.$A$40000];0);1)" office:value-type="string" office:string-value="The Keel Row" calcext:value-type="string">
            <text:p>The Keel Row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08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08</text:p>
          </table:table-cell>
          <table:table-cell office:value-type="string" calcext:value-type="string">
            <text:p>Kafoozalum</text:p>
          </table:table-cell>
          <table:table-cell table:number-columns-repeated="2"/>
          <table:table-cell table:style-name="ce5" table:formula="of:=INDEX([.$H$1:.$H$40000];MATCH([.$G116];[.$A$1:.$A$40000];0);1)" office:value-type="string" office:string-value="Kafoozalum" calcext:value-type="string">
            <text:p>Kafoozalum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09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ar Dance</text:p>
          </table:table-cell>
          <table:table-cell/>
          <table:table-cell table:style-name="ce2" office:value-type="string" calcext:value-type="string">
            <text:p>WFS 13-10 09</text:p>
          </table:table-cell>
          <table:table-cell table:formula="of:=[.E117]" office:value-type="string" office:string-value="Bear Dance" calcext:value-type="string">
            <text:p>Bear Dance</text:p>
          </table:table-cell>
          <table:table-cell office:value-type="string" calcext:value-type="string">
            <text:p>WFTB 05-01</text:p>
          </table:table-cell>
          <table:table-cell/>
          <table:table-cell table:style-name="ce5" table:formula="of:=INDEX([.$H$1:.$H$40000];MATCH([.$G117];[.$A$1:.$A$40000];0);1)" office:value-type="string" office:string-value="Bear Dance" calcext:value-type="string">
            <text:p>Bear Danc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10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07 09</text:p>
          </table:table-cell>
          <table:table-cell office:value-type="string" calcext:value-type="string">
            <text:p>Horses Brawl</text:p>
          </table:table-cell>
          <table:table-cell table:number-columns-repeated="2"/>
          <table:table-cell table:style-name="ce5" table:formula="of:=INDEX([.$H$1:.$H$40000];MATCH([.$G118];[.$A$1:.$A$40000];0);1)" office:value-type="string" office:string-value="Horses Brawl" calcext:value-type="string">
            <text:p>Horses Braw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11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1</text:p>
          </table:table-cell>
          <table:table-cell office:value-type="string" calcext:value-type="string">
            <text:p>Oscar Woods' Jig</text:p>
          </table:table-cell>
          <table:table-cell table:number-columns-repeated="2"/>
          <table:table-cell table:style-name="ce5" table:formula="of:=INDEX([.$H$1:.$H$40000];MATCH([.$G119];[.$A$1:.$A$40000];0);1)" office:value-type="string" office:string-value="Oscar Woods' Jig" calcext:value-type="string">
            <text:p>Oscar Woods' Jig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12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2</text:p>
          </table:table-cell>
          <table:table-cell office:value-type="string" calcext:value-type="string">
            <text:p>Captain Lanoe's Quick March</text:p>
          </table:table-cell>
          <table:table-cell table:number-columns-repeated="2"/>
          <table:table-cell table:style-name="ce5" table:formula="of:=INDEX([.$H$1:.$H$40000];MATCH([.$G120];[.$A$1:.$A$40000];0);1)" office:value-type="string" office:string-value="Captain Lanoe's Quick March" calcext:value-type="string">
            <text:p>Captain Lanoe's Quick March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13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ogue's March</text:p>
          </table:table-cell>
          <table:table-cell/>
          <table:table-cell table:style-name="ce2" office:value-type="string" calcext:value-type="string">
            <text:p>WFS 13-10 13</text:p>
          </table:table-cell>
          <table:table-cell table:formula="of:=[.E121]" office:value-type="string" office:string-value="Rogue's March" calcext:value-type="string">
            <text:p>Rogue's March</text:p>
          </table:table-cell>
          <table:table-cell table:number-columns-repeated="2"/>
          <table:table-cell table:style-name="ce5" table:formula="of:=INDEX([.$H$1:.$H$40000];MATCH([.$G121];[.$A$1:.$A$40000];0);1)" office:value-type="string" office:string-value="Rogue's March" calcext:value-type="string">
            <text:p>Rogue's March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14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office:value-type="string" calcext:value-type="string">
            <text:p>WFTB 01-02</text:p>
          </table:table-cell>
          <table:table-cell/>
          <table:table-cell table:style-name="ce5" table:formula="of:=INDEX([.$H$1:.$H$40000];MATCH([.$G122];[.$A$1:.$A$40000];0);1)" office:value-type="string" office:string-value="Salmon Tails Up The Water" calcext:value-type="string">
            <text:p>Salmon Tails Up The Water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15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15</text:p>
          </table:table-cell>
          <table:table-cell office:value-type="string" calcext:value-type="string">
            <text:p>Winster Gallop</text:p>
          </table:table-cell>
          <table:table-cell office:value-type="string" calcext:value-type="string">
            <text:p>WFTB 01-01</text:p>
          </table:table-cell>
          <table:table-cell/>
          <table:table-cell table:style-name="ce5" table:formula="of:=INDEX([.$H$1:.$H$40000];MATCH([.$G123];[.$A$1:.$A$40000];0);1)" office:value-type="string" office:string-value="Winster Gallop" calcext:value-type="string">
            <text:p>Winster Gallo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16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16</text:p>
          </table:table-cell>
          <table:table-cell office:value-type="string" calcext:value-type="string">
            <text:p>Rakes of Mallow</text:p>
          </table:table-cell>
          <table:table-cell office:value-type="string" calcext:value-type="string">
            <text:p>WFTB 01-03</text:p>
          </table:table-cell>
          <table:table-cell/>
          <table:table-cell table:style-name="ce5" table:formula="of:=INDEX([.$H$1:.$H$40000];MATCH([.$G124];[.$A$1:.$A$40000];0);1)" office:value-type="string" office:string-value="Rakes of Mallow" calcext:value-type="string">
            <text:p>Rakes of Mallow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17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illafjord</text:p>
          </table:table-cell>
          <table:table-cell/>
          <table:table-cell table:style-name="ce2" office:value-type="string" calcext:value-type="string">
            <text:p>WFS 13-10 17</text:p>
          </table:table-cell>
          <table:table-cell table:formula="of:=[.E125]" office:value-type="string" office:string-value="Willafjord" calcext:value-type="string">
            <text:p>Willafjord</text:p>
          </table:table-cell>
          <table:table-cell table:number-columns-repeated="2"/>
          <table:table-cell table:style-name="ce5" table:formula="of:=INDEX([.$H$1:.$H$40000];MATCH([.$G125];[.$A$1:.$A$40000];0);1)" office:value-type="string" office:string-value="Willafjord" calcext:value-type="string">
            <text:p>Willafjord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18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8</text:p>
          </table:table-cell>
          <table:table-cell office:value-type="string" calcext:value-type="string">
            <text:p>Donkey Riding</text:p>
          </table:table-cell>
          <table:table-cell office:value-type="string" calcext:value-type="string">
            <text:p>WFTB 04-03</text:p>
          </table:table-cell>
          <table:table-cell/>
          <table:table-cell table:style-name="ce5" table:formula="of:=INDEX([.$H$1:.$H$40000];MATCH([.$G126];[.$A$1:.$A$40000];0);1)" office:value-type="string" office:string-value="Donkey Riding" calcext:value-type="string">
            <text:p>Donkey Riding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19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9</text:p>
          </table:table-cell>
          <table:table-cell office:value-type="string" calcext:value-type="string">
            <text:p>Bobby Shaftoe</text:p>
          </table:table-cell>
          <table:table-cell office:value-type="string" calcext:value-type="string">
            <text:p>WFTB 04-04</text:p>
          </table:table-cell>
          <table:table-cell/>
          <table:table-cell table:style-name="ce5" table:formula="of:=INDEX([.$H$1:.$H$40000];MATCH([.$G127];[.$A$1:.$A$40000];0);1)" office:value-type="string" office:string-value="Bobby Shaftoe" calcext:value-type="string">
            <text:p>Bobby Shafto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20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5</text:p>
          </table:table-cell>
          <table:table-cell office:value-type="string" calcext:value-type="string">
            <text:p>La Roulante</text:p>
          </table:table-cell>
          <table:table-cell table:number-columns-repeated="2"/>
          <table:table-cell table:style-name="ce5" table:formula="of:=INDEX([.$H$1:.$H$40000];MATCH([.$G128];[.$A$1:.$A$40000];0);1)" office:value-type="string" office:string-value="L.N.B. Polka" calcext:value-type="string">
            <text:p>L.N.B. Polka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21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annigan's Ball</text:p>
          </table:table-cell>
          <table:table-cell/>
          <table:table-cell table:style-name="ce2" office:value-type="string" calcext:value-type="string">
            <text:p>WFS 13-10 21</text:p>
          </table:table-cell>
          <table:table-cell table:formula="of:=[.E129]" office:value-type="string" office:string-value="Lannigan's Ball" calcext:value-type="string">
            <text:p>Lannigan's Ball</text:p>
          </table:table-cell>
          <table:table-cell table:number-columns-repeated="2"/>
          <table:table-cell table:style-name="ce5" table:formula="of:=INDEX([.$H$1:.$H$40000];MATCH([.$G129];[.$A$1:.$A$40000];0);1)" office:value-type="string" office:string-value="Lannigan's Ball" calcext:value-type="string">
            <text:p>Lannigan's Bal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22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Harper's Frolic</text:p>
          </table:table-cell>
          <table:table-cell/>
          <table:table-cell table:style-name="ce2" office:value-type="string" calcext:value-type="string">
            <text:p>WFS 13-10 22</text:p>
          </table:table-cell>
          <table:table-cell table:formula="of:=[.E130]" office:value-type="string" office:string-value="Harper's Frolic" calcext:value-type="string">
            <text:p>Harper's Frolic</text:p>
          </table:table-cell>
          <table:table-cell table:number-columns-repeated="2"/>
          <table:table-cell table:style-name="ce5" table:formula="of:=INDEX([.$H$1:.$H$40000];MATCH([.$G130];[.$A$1:.$A$40000];0);1)" office:value-type="string" office:string-value="Harper's Frolic" calcext:value-type="string">
            <text:p>Harper's Frolic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23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nny Kate</text:p>
          </table:table-cell>
          <table:table-cell/>
          <table:table-cell table:style-name="ce2" office:value-type="string" calcext:value-type="string">
            <text:p>WFS 13-10 23</text:p>
          </table:table-cell>
          <table:table-cell table:formula="of:=[.E131]" office:value-type="string" office:string-value="Bonny Kate" calcext:value-type="string">
            <text:p>Bonny Kate</text:p>
          </table:table-cell>
          <table:table-cell table:number-columns-repeated="2"/>
          <table:table-cell table:style-name="ce5" table:formula="of:=INDEX([.$H$1:.$H$40000];MATCH([.$G131];[.$A$1:.$A$40000];0);1)" office:value-type="string" office:string-value="Bonny Kate" calcext:value-type="string">
            <text:p>Bonny Kat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24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24</text:p>
          </table:table-cell>
          <table:table-cell office:value-type="string" calcext:value-type="string">
            <text:p>The Bonny Breast Knot</text:p>
          </table:table-cell>
          <table:table-cell table:number-columns-repeated="2"/>
          <table:table-cell table:style-name="ce5" table:formula="of:=INDEX([.$H$1:.$H$40000];MATCH([.$G132];[.$A$1:.$A$40000];0);1)" office:value-type="string" office:string-value="The Bonny Breast Knot" calcext:value-type="string">
            <text:p>The Bonny Breast Knot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25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Young Collins</text:p>
          </table:table-cell>
          <table:table-cell/>
          <table:table-cell table:style-name="ce2" office:value-type="string" calcext:value-type="string">
            <text:p>WFS 13-10 25</text:p>
          </table:table-cell>
          <table:table-cell table:formula="of:=[.E133]" office:value-type="string" office:string-value="Young Collins" calcext:value-type="string">
            <text:p>Young Collins</text:p>
          </table:table-cell>
          <table:table-cell table:number-columns-repeated="2"/>
          <table:table-cell table:style-name="ce5" table:formula="of:=INDEX([.$H$1:.$H$40000];MATCH([.$G133];[.$A$1:.$A$40000];0);1)" office:value-type="string" office:string-value="Young Collins" calcext:value-type="string">
            <text:p>Young Collins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26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pootiskerry</text:p>
          </table:table-cell>
          <table:table-cell/>
          <table:table-cell table:style-name="ce2" office:value-type="string" calcext:value-type="string">
            <text:p>WFS 13-10 26</text:p>
          </table:table-cell>
          <table:table-cell table:formula="of:=[.E134]" office:value-type="string" office:string-value="Spootiskerry" calcext:value-type="string">
            <text:p>Spootiskerry</text:p>
          </table:table-cell>
          <table:table-cell table:number-columns-repeated="2"/>
          <table:table-cell table:style-name="ce5" table:formula="of:=INDEX([.$H$1:.$H$40000];MATCH([.$G134];[.$A$1:.$A$40000];0);1)" office:value-type="string" office:string-value="Spootiskerry" calcext:value-type="string">
            <text:p>Spootiskerry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27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27</text:p>
          </table:table-cell>
          <table:table-cell table:formula="of:=[.E135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13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28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orpeth Rant</text:p>
          </table:table-cell>
          <table:table-cell/>
          <table:table-cell table:style-name="ce2" office:value-type="string" calcext:value-type="string">
            <text:p>WFS 13-10 28</text:p>
          </table:table-cell>
          <table:table-cell office:value-type="string" calcext:value-type="string">
            <text:p>Morpeth Rant (new)</text:p>
          </table:table-cell>
          <table:table-cell table:number-columns-repeated="2"/>
          <table:table-cell table:style-name="ce5" table:formula="of:=INDEX([.$H$1:.$H$40000];MATCH([.$G136];[.$A$1:.$A$40000];0);1)" office:value-type="string" office:string-value="Morpeth Rant (new)" calcext:value-type="string">
            <text:p>Morpeth Rant (new)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29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orpeth Rant</text:p>
          </table:table-cell>
          <table:table-cell/>
          <table:table-cell table:style-name="ce2" office:value-type="string" calcext:value-type="string">
            <text:p>WFS 13-10 29</text:p>
          </table:table-cell>
          <table:table-cell office:value-type="string" calcext:value-type="string">
            <text:p>Morpeth Rant (old)</text:p>
          </table:table-cell>
          <table:table-cell table:number-columns-repeated="2"/>
          <table:table-cell table:style-name="ce5" table:formula="of:=INDEX([.$H$1:.$H$40000];MATCH([.$G137];[.$A$1:.$A$40000];0);1)" office:value-type="string" office:string-value="Morpeth Rant (old)" calcext:value-type="string">
            <text:p>Morpeth Rant (old)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30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ount Hills</text:p>
          </table:table-cell>
          <table:table-cell/>
          <table:table-cell office:value-type="string" calcext:value-type="string">
            <text:p>EATMD 13-02 09</text:p>
          </table:table-cell>
          <table:table-cell table:formula="of:=[.E138]" office:value-type="string" office:string-value="Mount Hills" calcext:value-type="string">
            <text:p>Mount Hills</text:p>
          </table:table-cell>
          <table:table-cell table:number-columns-repeated="2"/>
          <table:table-cell table:style-name="ce5" table:formula="of:=INDEX([.$H$1:.$H$40000];MATCH([.$G138];[.$A$1:.$A$40000];0);1)" office:value-type="string" office:string-value="Mount Hills" calcext:value-type="string">
            <text:p>Mount Hills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31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Idbury Hill</text:p>
          </table:table-cell>
          <table:table-cell/>
          <table:table-cell table:style-name="ce2" office:value-type="string" calcext:value-type="string">
            <text:p>WFS 13-10 31</text:p>
          </table:table-cell>
          <table:table-cell table:formula="of:=[.E139]" office:value-type="string" office:string-value="Idbury Hill" calcext:value-type="string">
            <text:p>Idbury Hill</text:p>
          </table:table-cell>
          <table:table-cell table:number-columns-repeated="2"/>
          <table:table-cell table:style-name="ce5" table:formula="of:=INDEX([.$H$1:.$H$40000];MATCH([.$G139];[.$A$1:.$A$40000];0);1)" office:value-type="string" office:string-value="Idbury Hill" calcext:value-type="string">
            <text:p>Idbury Hil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32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32</text:p>
          </table:table-cell>
          <table:table-cell office:value-type="string" calcext:value-type="string">
            <text:p>I'll Go And Enlist For A Sailor</text:p>
          </table:table-cell>
          <table:table-cell office:value-type="string" calcext:value-type="string">
            <text:p>WFTB 05-02</text:p>
          </table:table-cell>
          <table:table-cell/>
          <table:table-cell table:style-name="ce5" table:formula="of:=INDEX([.$H$1:.$H$40000];MATCH([.$G140];[.$A$1:.$A$40000];0);1)" office:value-type="string" office:string-value="I'll Go And Enlist For A Sailor" calcext:value-type="string">
            <text:p>I'll Go And Enlist For A Sailor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33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Navvy On The Line</text:p>
          </table:table-cell>
          <table:table-cell/>
          <table:table-cell table:style-name="ce2" office:value-type="string" calcext:value-type="string">
            <text:p>WFS 13-10 33</text:p>
          </table:table-cell>
          <table:table-cell table:formula="of:=[.E141]" office:value-type="string" office:string-value="Navvy On The Line" calcext:value-type="string">
            <text:p>Navvy On The Line</text:p>
          </table:table-cell>
          <table:table-cell table:number-columns-repeated="2"/>
          <table:table-cell table:style-name="ce5" table:formula="of:=INDEX([.$H$1:.$H$40000];MATCH([.$G141];[.$A$1:.$A$40000];0);1)" office:value-type="string" office:string-value="Navvy On The Line" calcext:value-type="string">
            <text:p>Navvy On The Lin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34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0</text:p>
          </table:table-cell>
          <table:table-cell office:value-type="string" calcext:value-type="string">
            <text:p>Great North Run '86</text:p>
          </table:table-cell>
          <table:table-cell table:number-columns-repeated="2"/>
          <table:table-cell table:style-name="ce5" table:formula="of:=INDEX([.$H$1:.$H$40000];MATCH([.$G142];[.$A$1:.$A$40000];0);1)" office:value-type="string" office:string-value="Great North Run '86" calcext:value-type="string">
            <text:p>Great North Run '8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35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1</text:p>
          </table:table-cell>
          <table:table-cell office:value-type="string" calcext:value-type="string">
            <text:p>Hesleyside Reel</text:p>
          </table:table-cell>
          <table:table-cell table:number-columns-repeated="2"/>
          <table:table-cell table:style-name="ce5" table:formula="of:=INDEX([.$H$1:.$H$40000];MATCH([.$G143];[.$A$1:.$A$40000];0);1)" office:value-type="string" office:string-value="Hesleyside Reel" calcext:value-type="string">
            <text:p>Hesleyside Ree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36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Jamaica</text:p>
          </table:table-cell>
          <table:table-cell/>
          <table:table-cell table:style-name="ce2" office:value-type="string" calcext:value-type="string">
            <text:p>WFS 13-10 36</text:p>
          </table:table-cell>
          <table:table-cell table:formula="of:=[.E144]" office:value-type="string" office:string-value="Jamaica" calcext:value-type="string">
            <text:p>Jamaica</text:p>
          </table:table-cell>
          <table:table-cell table:number-columns-repeated="2"/>
          <table:table-cell table:style-name="ce5" table:formula="of:=INDEX([.$H$1:.$H$40000];MATCH([.$G144];[.$A$1:.$A$40000];0);1)" office:value-type="string" office:string-value="Jamaica" calcext:value-type="string">
            <text:p>Jamaica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37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4</text:p>
          </table:table-cell>
          <table:table-cell office:value-type="string" calcext:value-type="string">
            <text:p>Ffiddle-Ffaddle</text:p>
          </table:table-cell>
          <table:table-cell table:number-columns-repeated="2"/>
          <table:table-cell table:style-name="ce5" table:formula="of:=INDEX([.$H$1:.$H$40000];MATCH([.$G145];[.$A$1:.$A$40000];0);1)" office:value-type="string" office:string-value="Ffiddle-Ffaddle" calcext:value-type="string">
            <text:p>Ffiddle-Ffaddl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38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5</text:p>
          </table:table-cell>
          <table:table-cell office:value-type="string" calcext:value-type="string">
            <text:p>Michael Turner's Waltz</text:p>
          </table:table-cell>
          <table:table-cell table:number-columns-repeated="2"/>
          <table:table-cell table:style-name="ce5" table:formula="of:=INDEX([.$H$1:.$H$40000];MATCH([.$G146];[.$A$1:.$A$40000];0);1)" office:value-type="string" office:string-value="Michael Turner's Waltz" calcext:value-type="string">
            <text:p>Michael Turner's Waltz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39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an in the Moon</text:p>
          </table:table-cell>
          <table:table-cell/>
          <table:table-cell table:style-name="ce2" office:value-type="string" calcext:value-type="string">
            <text:p>WFS 13-10 39</text:p>
          </table:table-cell>
          <table:table-cell table:formula="of:=[.E147]" office:value-type="string" office:string-value="Man in the Moon" calcext:value-type="string">
            <text:p>Man in the Moon</text:p>
          </table:table-cell>
          <table:table-cell table:number-columns-repeated="2"/>
          <table:table-cell table:style-name="ce5" table:formula="of:=INDEX([.$H$1:.$H$40000];MATCH([.$G147];[.$A$1:.$A$40000];0);1)" office:value-type="string" office:string-value="Man in the Moon" calcext:value-type="string">
            <text:p>Man in the Moon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40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05</text:p>
          </table:table-cell>
          <table:table-cell office:value-type="string" calcext:value-type="string">
            <text:p>The Princess Royal</text:p>
          </table:table-cell>
          <table:table-cell table:number-columns-repeated="2"/>
          <table:table-cell table:style-name="ce5" table:formula="of:=INDEX([.$H$1:.$H$40000];MATCH([.$G148];[.$A$1:.$A$40000];0);1)" office:value-type="string" office:string-value="The Princess Royal" calcext:value-type="string">
            <text:p>The Princess Roy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41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smouth</text:p>
          </table:table-cell>
          <table:table-cell/>
          <table:table-cell table:style-name="ce2" office:value-type="string" calcext:value-type="string">
            <text:p>WFS 13-10 41</text:p>
          </table:table-cell>
          <table:table-cell table:formula="of:=[.E149]" office:value-type="string" office:string-value="Portsmouth" calcext:value-type="string">
            <text:p>Portsmouth</text:p>
          </table:table-cell>
          <table:table-cell table:number-columns-repeated="2"/>
          <table:table-cell table:style-name="ce5" table:formula="of:=INDEX([.$H$1:.$H$40000];MATCH([.$G149];[.$A$1:.$A$40000];0);1)" office:value-type="string" office:string-value="Portsmouth" calcext:value-type="string">
            <text:p>Portsmouth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42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0</text:p>
          </table:table-cell>
          <table:table-cell office:value-type="string" calcext:value-type="string">
            <text:p>The Staten Island Ferry</text:p>
          </table:table-cell>
          <table:table-cell table:number-columns-repeated="2"/>
          <table:table-cell table:style-name="ce5" table:formula="of:=INDEX([.$H$1:.$H$40000];MATCH([.$G150];[.$A$1:.$A$40000];0);1)" office:value-type="string" office:string-value="Staten Island Ferry" calcext:value-type="string">
            <text:p>Staten Island Ferry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43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43</text:p>
          </table:table-cell>
          <table:table-cell office:value-type="string" calcext:value-type="string">
            <text:p>Speed the Plough</text:p>
          </table:table-cell>
          <table:table-cell table:number-columns-repeated="2"/>
          <table:table-cell table:style-name="ce5" table:formula="of:=INDEX([.$H$1:.$H$40000];MATCH([.$G151];[.$A$1:.$A$40000];0);1)" office:value-type="string" office:string-value="Speed the Plough" calcext:value-type="string">
            <text:p>Speed the Plough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44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44</text:p>
          </table:table-cell>
          <table:table-cell office:value-type="string" calcext:value-type="string">
            <text:p>Liverpool Hornpipe</text:p>
          </table:table-cell>
          <table:table-cell table:number-columns-repeated="2"/>
          <table:table-cell table:style-name="ce5" table:formula="of:=INDEX([.$H$1:.$H$40000];MATCH([.$G152];[.$A$1:.$A$40000];0);1)" office:value-type="string" office:string-value="Liverpool Hornpipe" calcext:value-type="string">
            <text:p>Liverpool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01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Curly-Headed Ploughboy</text:p>
          </table:table-cell>
          <table:table-cell/>
          <table:table-cell office:value-type="string" calcext:value-type="string">
            <text:p>WFS 13-11 01</text:p>
          </table:table-cell>
          <table:table-cell table:formula="of:=[.E153]" office:value-type="string" office:string-value="The Curly-Headed Ploughboy" calcext:value-type="string">
            <text:p>The Curly-Headed Ploughboy</text:p>
          </table:table-cell>
          <table:table-cell office:value-type="string" calcext:value-type="string">
            <text:p>WFTB 04-02</text:p>
          </table:table-cell>
          <table:table-cell/>
          <table:table-cell table:style-name="ce5" table:formula="of:=INDEX([.$H$1:.$H$40000];MATCH([.$G153];[.$A$1:.$A$40000];0);1)" office:value-type="string" office:string-value="The Curly-Headed Ploughboy" calcext:value-type="string">
            <text:p>The Curly-Headed Ploughbo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02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Galopede</text:p>
          </table:table-cell>
          <table:table-cell/>
          <table:table-cell office:value-type="string" calcext:value-type="string">
            <text:p>WFS 13-07 22</text:p>
          </table:table-cell>
          <table:table-cell table:formula="of:=[.E154]" office:value-type="string" office:string-value="Galopede" calcext:value-type="string">
            <text:p>Galopede</text:p>
          </table:table-cell>
          <table:table-cell table:number-columns-repeated="2"/>
          <table:table-cell table:style-name="ce5" table:formula="of:=INDEX([.$H$1:.$H$40000];MATCH([.$G154];[.$A$1:.$A$40000];0);1)" office:value-type="string" office:string-value="Galopede" calcext:value-type="string">
            <text:p>Galope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03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almon Tails Up The Water</text:p>
          </table:table-cell>
          <table:table-cell/>
          <table:table-cell office:value-type="string" calcext:value-type="string">
            <text:p>WFS 13-10 14</text:p>
          </table:table-cell>
          <table:table-cell table:formula="of:=[.E155]" office:value-type="string" office:string-value="Salmon Tails Up The Water" calcext:value-type="string">
            <text:p>Salmon Tails Up The Water</text:p>
          </table:table-cell>
          <table:table-cell table:number-columns-repeated="2"/>
          <table:table-cell table:style-name="ce5" table:formula="of:=INDEX([.$H$1:.$H$40000];MATCH([.$G155];[.$A$1:.$A$40000];0);1)" office:value-type="string" office:string-value="Salmon Tails Up The Water" calcext:value-type="string">
            <text:p>Salmon Tails Up The Wa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04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Harper's Frolic</text:p>
          </table:table-cell>
          <table:table-cell/>
          <table:table-cell office:value-type="string" calcext:value-type="string">
            <text:p>WFS 13-10 22</text:p>
          </table:table-cell>
          <table:table-cell table:formula="of:=[.E156]" office:value-type="string" office:string-value="Harper's Frolic" calcext:value-type="string">
            <text:p>Harper's Frolic</text:p>
          </table:table-cell>
          <table:table-cell table:number-columns-repeated="2"/>
          <table:table-cell table:style-name="ce5" table:formula="of:=INDEX([.$H$1:.$H$40000];MATCH([.$G156];[.$A$1:.$A$40000];0);1)" office:value-type="string" office:string-value="Harper's Frolic" calcext:value-type="string">
            <text:p>Harper's Froli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05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nny Kate</text:p>
          </table:table-cell>
          <table:table-cell/>
          <table:table-cell office:value-type="string" calcext:value-type="string">
            <text:p>WFS 13-10 23</text:p>
          </table:table-cell>
          <table:table-cell table:formula="of:=[.E157]" office:value-type="string" office:string-value="Bonny Kate" calcext:value-type="string">
            <text:p>Bonny Kate</text:p>
          </table:table-cell>
          <table:table-cell table:number-columns-repeated="2"/>
          <table:table-cell table:style-name="ce5" table:formula="of:=INDEX([.$H$1:.$H$40000];MATCH([.$G157];[.$A$1:.$A$40000];0);1)" office:value-type="string" office:string-value="Bonny Kate" calcext:value-type="string">
            <text:p>Bonny K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06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Uncle Bernard's Polka</text:p>
          </table:table-cell>
          <table:table-cell/>
          <table:table-cell office:value-type="string" calcext:value-type="string">
            <text:p>WFS 13-10 04</text:p>
          </table:table-cell>
          <table:table-cell table:formula="of:=[.E158]" office:value-type="string" office:string-value="Uncle Bernard's Polka" calcext:value-type="string">
            <text:p>Uncle Bernard's Polka</text:p>
          </table:table-cell>
          <table:table-cell table:number-columns-repeated="2"/>
          <table:table-cell table:style-name="ce5" table:formula="of:=INDEX([.$H$1:.$H$40000];MATCH([.$G158];[.$A$1:.$A$40000];0);1)" office:value-type="string" office:string-value="Uncle Bernard's Polka" calcext:value-type="string">
            <text:p>Uncle Bernard's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07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attling Bog</text:p>
          </table:table-cell>
          <table:table-cell/>
          <table:table-cell office:value-type="string" calcext:value-type="string">
            <text:p>WFS 13-11 07</text:p>
          </table:table-cell>
          <table:table-cell table:formula="of:=[.E159]" office:value-type="string" office:string-value="Rattling Bog" calcext:value-type="string">
            <text:p>Rattling Bog</text:p>
          </table:table-cell>
          <table:table-cell office:value-type="string" calcext:value-type="string">
            <text:p>WFTB 02-02</text:p>
          </table:table-cell>
          <table:table-cell/>
          <table:table-cell table:style-name="ce5" table:formula="of:=INDEX([.$H$1:.$H$40000];MATCH([.$G159];[.$A$1:.$A$40000];0);1)" office:value-type="string" office:string-value="Rattling Bog" calcext:value-type="string">
            <text:p>Rattling Bo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08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12</text:p>
          </table:table-cell>
          <table:table-cell office:value-type="string" calcext:value-type="string">
            <text:p>Brighton Camp</text:p>
          </table:table-cell>
          <table:table-cell table:number-columns-repeated="2"/>
          <table:table-cell table:style-name="ce5" table:formula="of:=INDEX([.$H$1:.$H$40000];MATCH([.$G160];[.$A$1:.$A$40000];0);1)" office:value-type="string" office:string-value="Brighton Camp" calcext:value-type="string">
            <text:p>Brighton Cam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09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5</text:p>
          </table:table-cell>
          <table:table-cell office:value-type="string" calcext:value-type="string">
            <text:p>Jamie Allen</text:p>
          </table:table-cell>
          <table:table-cell table:number-columns-repeated="2"/>
          <table:table-cell table:style-name="ce5" table:formula="of:=INDEX([.$H$1:.$H$40000];MATCH([.$G161];[.$A$1:.$A$40000];0);1)" office:value-type="string" office:string-value="Jamie Allen" calcext:value-type="string">
            <text:p>Jamie All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10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vey Davey Nick Nack</text:p>
          </table:table-cell>
          <table:table-cell/>
          <table:table-cell office:value-type="string" calcext:value-type="string">
            <text:p>WFS 13-11 10</text:p>
          </table:table-cell>
          <table:table-cell table:formula="of:=[.E162]" office:value-type="string" office:string-value="Davey Davey Nick Nack" calcext:value-type="string">
            <text:p>Davey Davey Nick Nack</text:p>
          </table:table-cell>
          <table:table-cell table:number-columns-repeated="2"/>
          <table:table-cell table:style-name="ce5" table:formula="of:=INDEX([.$H$1:.$H$40000];MATCH([.$G162];[.$A$1:.$A$40000];0);1)" office:value-type="string" office:string-value="Davey Davey Nick Nack" calcext:value-type="string">
            <text:p>Davey Davey Nick N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11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lieve Me If All Those Endearing Young Charms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3-11 11</text:p>
          </table:table-cell>
          <table:table-cell table:formula="of:=[.E163]" office:value-type="string" office:string-value="Believe Me If All Those Endearing Young Charms" calcext:value-type="string">
            <text:p>Believe Me If All Those Endearing Young Charms</text:p>
          </table:table-cell>
          <table:table-cell table:number-columns-repeated="2"/>
          <table:table-cell table:style-name="ce5" table:formula="of:=INDEX([.$H$1:.$H$40000];MATCH([.$G163];[.$A$1:.$A$40000];0);1)" office:value-type="string" office:string-value="Believe Me If All Those Endearing Young Charms" calcext:value-type="string">
            <text:p>Believe Me If All Those Endearing Young Charm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12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yster Girl</text:p>
          </table:table-cell>
          <table:table-cell/>
          <table:table-cell office:value-type="string" calcext:value-type="string">
            <text:p>WFS 13-11 12</text:p>
          </table:table-cell>
          <table:table-cell table:formula="of:=[.E164]" office:value-type="string" office:string-value="Oyster Girl" calcext:value-type="string">
            <text:p>Oyster Girl</text:p>
          </table:table-cell>
          <table:table-cell table:number-columns-repeated="2"/>
          <table:table-cell table:style-name="ce5" table:formula="of:=INDEX([.$H$1:.$H$40000];MATCH([.$G164];[.$A$1:.$A$40000];0);1)" office:value-type="string" office:string-value="Oyster Girl" calcext:value-type="string">
            <text:p>Oyster Gir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13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New-Rigged Ship</text:p>
          </table:table-cell>
          <table:table-cell/>
          <table:table-cell office:value-type="string" calcext:value-type="string">
            <text:p>EATMD 13-01 55</text:p>
          </table:table-cell>
          <table:table-cell table:formula="of:=[.E165]" office:value-type="string" office:string-value="The New-Rigged Ship" calcext:value-type="string">
            <text:p>The New-Rigged Ship</text:p>
          </table:table-cell>
          <table:table-cell table:number-columns-repeated="2"/>
          <table:table-cell table:style-name="ce5" table:formula="of:=INDEX([.$H$1:.$H$40000];MATCH([.$G165];[.$A$1:.$A$40000];0);1)" office:value-type="string" office:string-value="The New-Rigged Ship" calcext:value-type="string">
            <text:p>The New-Rigged Sh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14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Captain Lanoe's Quick March</text:p>
          </table:table-cell>
          <table:table-cell/>
          <table:table-cell office:value-type="string" calcext:value-type="string">
            <text:p>WFS 13-07 02</text:p>
          </table:table-cell>
          <table:table-cell table:formula="of:=[.E166]" office:value-type="string" office:string-value="Captain Lanoe's Quick March" calcext:value-type="string">
            <text:p>Captain Lanoe's Quick March</text:p>
          </table:table-cell>
          <table:table-cell table:number-columns-repeated="2"/>
          <table:table-cell table:style-name="ce5" table:formula="of:=INDEX([.$H$1:.$H$40000];MATCH([.$G166];[.$A$1:.$A$40000];0);1)" office:value-type="string" office:string-value="Captain Lanoe's Quick March" calcext:value-type="string">
            <text:p>Captain Lanoe's Quick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15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ogue's March</text:p>
          </table:table-cell>
          <table:table-cell/>
          <table:table-cell office:value-type="string" calcext:value-type="string">
            <text:p>WFS 13-10 13</text:p>
          </table:table-cell>
          <table:table-cell table:formula="of:=[.E167]" office:value-type="string" office:string-value="Rogue's March" calcext:value-type="string">
            <text:p>Rogue's March</text:p>
          </table:table-cell>
          <table:table-cell table:number-columns-repeated="2"/>
          <table:table-cell table:style-name="ce5" table:formula="of:=INDEX([.$H$1:.$H$40000];MATCH([.$G167];[.$A$1:.$A$40000];0);1)" office:value-type="string" office:string-value="Rogue's March" calcext:value-type="string">
            <text:p>Rogue's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16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Newcastle</text:p>
          </table:table-cell>
          <table:table-cell/>
          <table:table-cell office:value-type="string" calcext:value-type="string">
            <text:p>WFS 13-11 16</text:p>
          </table:table-cell>
          <table:table-cell table:formula="of:=[.E168]" office:value-type="string" office:string-value="Newcastle" calcext:value-type="string">
            <text:p>Newcastle</text:p>
          </table:table-cell>
          <table:table-cell table:number-columns-repeated="2"/>
          <table:table-cell table:style-name="ce5" table:formula="of:=INDEX([.$H$1:.$H$40000];MATCH([.$G168];[.$A$1:.$A$40000];0);1)" office:value-type="string" office:string-value="Newcastle" calcext:value-type="string">
            <text:p>Newcast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17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smouth</text:p>
          </table:table-cell>
          <table:table-cell/>
          <table:table-cell office:value-type="string" calcext:value-type="string">
            <text:p>WFS 13-10 41</text:p>
          </table:table-cell>
          <table:table-cell table:formula="of:=[.E169]" office:value-type="string" office:string-value="Portsmouth" calcext:value-type="string">
            <text:p>Portsmouth</text:p>
          </table:table-cell>
          <table:table-cell table:number-columns-repeated="2"/>
          <table:table-cell table:style-name="ce5" table:formula="of:=INDEX([.$H$1:.$H$40000];MATCH([.$G169];[.$A$1:.$A$40000];0);1)" office:value-type="string" office:string-value="Portsmouth" calcext:value-type="string">
            <text:p>Portsmou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18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r. Beveridge's Major Maggot</text:p>
          </table:table-cell>
          <table:table-cell/>
          <table:table-cell office:value-type="string" calcext:value-type="string">
            <text:p>WFS 13-11 18</text:p>
          </table:table-cell>
          <table:table-cell table:formula="of:=[.E170]" office:value-type="string" office:string-value="Mr. Beveridge's Major Maggot" calcext:value-type="string">
            <text:p>Mr. Beveridge's Major Maggot</text:p>
          </table:table-cell>
          <table:table-cell table:number-columns-repeated="2"/>
          <table:table-cell table:style-name="ce5" table:formula="of:=INDEX([.$H$1:.$H$40000];MATCH([.$G170];[.$A$1:.$A$40000];0);1)" office:value-type="string" office:string-value="Mr. Beveridge's Major Maggot" calcext:value-type="string">
            <text:p>Mr. Beveridge's Major Maggo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19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ochdale Coconut Dance</text:p>
          </table:table-cell>
          <table:table-cell/>
          <table:table-cell office:value-type="string" calcext:value-type="string">
            <text:p>WFS 13-11 19</text:p>
          </table:table-cell>
          <table:table-cell table:formula="of:=[.E171]" office:value-type="string" office:string-value="Rochdale Coconut Dance" calcext:value-type="string">
            <text:p>Rochdale Coconut Dance</text:p>
          </table:table-cell>
          <table:table-cell table:number-columns-repeated="2"/>
          <table:table-cell table:style-name="ce5" table:formula="of:=INDEX([.$H$1:.$H$40000];MATCH([.$G171];[.$A$1:.$A$40000];0);1)" office:value-type="string" office:string-value="Rochdale Coconut Dance" calcext:value-type="string">
            <text:p>Rochdale Coconut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20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ip Top Polka</text:p>
          </table:table-cell>
          <table:table-cell/>
          <table:table-cell office:value-type="string" calcext:value-type="string">
            <text:p>WFS 13-11 20</text:p>
          </table:table-cell>
          <table:table-cell table:formula="of:=[.E172]" office:value-type="string" office:string-value="Tip Top Polka" calcext:value-type="string">
            <text:p>Tip Top Polka</text:p>
          </table:table-cell>
          <table:table-cell table:number-columns-repeated="2"/>
          <table:table-cell table:style-name="ce5" table:formula="of:=INDEX([.$H$1:.$H$40000];MATCH([.$G172];[.$A$1:.$A$40000];0);1)" office:value-type="string" office:string-value="Tip Top Polka" calcext:value-type="string">
            <text:p>Tip Top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21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33</text:p>
          </table:table-cell>
          <table:table-cell office:value-type="string" calcext:value-type="string">
            <text:p>Navvy on the Line</text:p>
          </table:table-cell>
          <table:table-cell table:number-columns-repeated="2"/>
          <table:table-cell table:style-name="ce5" table:formula="of:=INDEX([.$H$1:.$H$40000];MATCH([.$G173];[.$A$1:.$A$40000];0);1)" office:value-type="string" office:string-value="Navvy On The Line" calcext:value-type="string">
            <text:p>Navvy On The Li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22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3</text:p>
          </table:table-cell>
          <table:table-cell office:value-type="string" calcext:value-type="string">
            <text:p>The Moon and Seven Stars</text:p>
          </table:table-cell>
          <table:table-cell table:number-columns-repeated="2"/>
          <table:table-cell table:style-name="ce5" table:formula="of:=INDEX([.$H$1:.$H$40000];MATCH([.$G174];[.$A$1:.$A$40000];0);1)" office:value-type="string" office:string-value="The Moon and Seven Stars" calcext:value-type="string">
            <text:p>The Moon and Seven Sta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23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1</text:p>
          </table:table-cell>
          <table:table-cell office:value-type="string" calcext:value-type="string">
            <text:p>Hesleyside Reel</text:p>
          </table:table-cell>
          <table:table-cell table:number-columns-repeated="2"/>
          <table:table-cell table:style-name="ce5" table:formula="of:=INDEX([.$H$1:.$H$40000];MATCH([.$G175];[.$A$1:.$A$40000];0);1)" office:value-type="string" office:string-value="Hesleyside Reel" calcext:value-type="string">
            <text:p>Hesleyside Reel</text:p>
          </table:table-cell>
          <table:table-cell office:value-type="string" calcext:value-type="string">
            <text:p>Wrong B pa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FS 13-11 24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0 </text:p>
          </table:table-cell>
          <table:table-cell office:value-type="string" calcext:value-type="string">
            <text:p>Great North Run '86</text:p>
          </table:table-cell>
          <table:table-cell table:number-columns-repeated="2"/>
          <table:table-cell table:style-name="ce5" table:formula="of:=INDEX([.$H$1:.$H$40000];MATCH([.$G176];[.$A$1:.$A$40000];0);1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25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6</text:p>
          </table:table-cell>
          <table:table-cell office:value-type="string" calcext:value-type="string">
            <text:p>Spootiskerry</text:p>
          </table:table-cell>
          <table:table-cell table:number-columns-repeated="2"/>
          <table:table-cell table:style-name="ce5" table:formula="of:=INDEX([.$H$1:.$H$40000];MATCH([.$G177];[.$A$1:.$A$40000];0);1)" office:value-type="string" office:string-value="Spootiskerry" calcext:value-type="string">
            <text:p>Spootisker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26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7</text:p>
          </table:table-cell>
          <table:table-cell office:value-type="string" calcext:value-type="string">
            <text:p>Willafjord</text:p>
          </table:table-cell>
          <table:table-cell table:number-columns-repeated="2"/>
          <table:table-cell table:style-name="ce5" table:formula="of:=INDEX([.$H$1:.$H$40000];MATCH([.$G178];[.$A$1:.$A$40000];0);1)" office:value-type="string" office:string-value="Willafjord" calcext:value-type="string">
            <text:p>Willafjo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27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ld Molly Oxford</text:p>
          </table:table-cell>
          <table:table-cell/>
          <table:table-cell office:value-type="string" calcext:value-type="string">
            <text:p>WFS 13-11 27</text:p>
          </table:table-cell>
          <table:table-cell table:formula="of:=[.E179]" office:value-type="string" office:string-value="Old Molly Oxford" calcext:value-type="string">
            <text:p>Old Molly Oxford</text:p>
          </table:table-cell>
          <table:table-cell table:number-columns-repeated="2"/>
          <table:table-cell table:style-name="ce5" table:formula="of:=INDEX([.$H$1:.$H$40000];MATCH([.$G179];[.$A$1:.$A$40000];0);1)" office:value-type="string" office:string-value="Old Molly Oxford" calcext:value-type="string">
            <text:p>Old Molly Oxfo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28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Idbury Hill</text:p>
          </table:table-cell>
          <table:table-cell/>
          <table:table-cell office:value-type="string" calcext:value-type="string">
            <text:p>WFS 13-10 31</text:p>
          </table:table-cell>
          <table:table-cell table:formula="of:=[.E180]" office:value-type="string" office:string-value="Idbury Hill" calcext:value-type="string">
            <text:p>Idbury Hill</text:p>
          </table:table-cell>
          <table:table-cell table:number-columns-repeated="2"/>
          <table:table-cell table:style-name="ce5" table:formula="of:=INDEX([.$H$1:.$H$40000];MATCH([.$G180];[.$A$1:.$A$40000];0);1)" office:value-type="string" office:string-value="Idbury Hill" calcext:value-type="string">
            <text:p>Idbury Hi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29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32</text:p>
          </table:table-cell>
          <table:table-cell office:value-type="string" calcext:value-type="string">
            <text:p>I'll Go And Enlist For A Sailor</text:p>
          </table:table-cell>
          <table:table-cell table:number-columns-repeated="2"/>
          <table:table-cell table:style-name="ce5" table:formula="of:=INDEX([.$H$1:.$H$40000];MATCH([.$G181];[.$A$1:.$A$40000];0);1)" office:value-type="string" office:string-value="I'll Go And Enlist For A Sailor" calcext:value-type="string">
            <text:p>I'll Go And Enlist For A Sail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30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lack Joak</text:p>
          </table:table-cell>
          <table:table-cell/>
          <table:table-cell office:value-type="string" calcext:value-type="string">
            <text:p>WFS 13-11 30</text:p>
          </table:table-cell>
          <table:table-cell table:formula="of:=[.E182]" office:value-type="string" office:string-value="Black Joak" calcext:value-type="string">
            <text:p>Black Joak</text:p>
          </table:table-cell>
          <table:table-cell table:number-columns-repeated="2"/>
          <table:table-cell table:style-name="ce5" table:formula="of:=INDEX([.$H$1:.$H$40000];MATCH([.$G182];[.$A$1:.$A$40000];0);1)" office:value-type="string" office:string-value="Black Joak" calcext:value-type="string">
            <text:p>Black Joa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31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a Roulante / L.N.B. Polka</text:p>
          </table:table-cell>
          <table:table-cell/>
          <table:table-cell office:value-type="string" calcext:value-type="string">
            <text:p>WFS 13-07 15</text:p>
          </table:table-cell>
          <table:table-cell table:formula="of:=[.E183]" office:value-type="string" office:string-value="La Roulante / L.N.B. Polka" calcext:value-type="string">
            <text:p>La Roulante / L.N.B. Polka</text:p>
          </table:table-cell>
          <table:table-cell table:number-columns-repeated="2"/>
          <table:table-cell table:style-name="ce5" table:formula="of:=INDEX([.$H$1:.$H$40000];MATCH([.$G183];[.$A$1:.$A$40000];0);1)" office:value-type="string" office:string-value="L.N.B. Polka" calcext:value-type="string">
            <text:p>L.N.B.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32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ichael Turner's Waltz</text:p>
          </table:table-cell>
          <table:table-cell/>
          <table:table-cell office:value-type="string" calcext:value-type="string">
            <text:p>WFS 13-07 05</text:p>
          </table:table-cell>
          <table:table-cell table:formula="of:=[.E184]" office:value-type="string" office:string-value="Michael Turner's Waltz" calcext:value-type="string">
            <text:p>Michael Turner's Waltz</text:p>
          </table:table-cell>
          <table:table-cell table:number-columns-repeated="2"/>
          <table:table-cell table:style-name="ce5" table:formula="of:=INDEX([.$H$1:.$H$40000];MATCH([.$G184];[.$A$1:.$A$40000];0);1)" office:value-type="string" office:string-value="Michael Turner's Waltz" calcext:value-type="string">
            <text:p>Michael Turner's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33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'Inconnu de Limoise</text:p>
          </table:table-cell>
          <table:table-cell/>
          <table:table-cell office:value-type="string" calcext:value-type="string">
            <text:p>WFS 13-11 33</text:p>
          </table:table-cell>
          <table:table-cell table:formula="of:=[.E185]" office:value-type="string" office:string-value="L'Inconnu de Limoise" calcext:value-type="string">
            <text:p>L'Inconnu de Limoise</text:p>
          </table:table-cell>
          <table:table-cell table:number-columns-repeated="2"/>
          <table:table-cell table:style-name="ce5" table:formula="of:=INDEX([.$H$1:.$H$40000];MATCH([.$G185];[.$A$1:.$A$40000];0);1)" office:value-type="string" office:string-value="L'Inconnu de Limoise" calcext:value-type="string">
            <text:p>L'Inconnu de Limoi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34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idney Smith's</text:p>
          </table:table-cell>
          <table:table-cell/>
          <table:table-cell office:value-type="string" calcext:value-type="string">
            <text:p>WFS 13-11 34</text:p>
          </table:table-cell>
          <table:table-cell table:formula="of:=[.E186]" office:value-type="string" office:string-value="Sidney Smith's" calcext:value-type="string">
            <text:p>Sidney Smith's</text:p>
          </table:table-cell>
          <table:table-cell table:number-columns-repeated="2"/>
          <table:table-cell table:style-name="ce5" table:formula="of:=INDEX([.$H$1:.$H$40000];MATCH([.$G186];[.$A$1:.$A$40000];0);1)" office:value-type="string" office:string-value="Sidney Smith's" calcext:value-type="string">
            <text:p>Sidney Smith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35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05</text:p>
          </table:table-cell>
          <table:table-cell office:value-type="string" calcext:value-type="string">
            <text:p>The Sloe</text:p>
          </table:table-cell>
          <table:table-cell table:number-columns-repeated="2"/>
          <table:table-cell table:style-name="ce5" table:formula="of:=INDEX([.$H$1:.$H$40000];MATCH([.$G187];[.$A$1:.$A$40000];0);1)" office:value-type="string" office:string-value="The Sloe" calcext:value-type="string">
            <text:p>The Sl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36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26</text:p>
          </table:table-cell>
          <table:table-cell office:value-type="string" calcext:value-type="string">
            <text:p>Yarmouth Breakdown</text:p>
          </table:table-cell>
          <table:table-cell table:number-columns-repeated="2"/>
          <table:table-cell table:style-name="ce5" table:formula="of:=INDEX([.$H$1:.$H$40000];MATCH([.$G188];[.$A$1:.$A$40000];0);1)" office:value-type="string" office:string-value="Yarmouth Breakdown" calcext:value-type="string">
            <text:p>Yarmouth Breakdow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37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Paddy Carey's</text:p>
          </table:table-cell>
          <table:table-cell/>
          <table:table-cell office:value-type="string" calcext:value-type="string">
            <text:p>WFS 13-07 12</text:p>
          </table:table-cell>
          <table:table-cell table:formula="of:=[.E189]" office:value-type="string" office:string-value="Paddy Carey's" calcext:value-type="string">
            <text:p>Paddy Carey's</text:p>
          </table:table-cell>
          <table:table-cell table:number-columns-repeated="2"/>
          <table:table-cell table:style-name="ce5" table:formula="of:=INDEX([.$H$1:.$H$40000];MATCH([.$G189];[.$A$1:.$A$40000];0);1)" office:value-type="string" office:string-value="Paddy Carey's" calcext:value-type="string">
            <text:p>Paddy Carey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38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pirit of the Dance</text:p>
          </table:table-cell>
          <table:table-cell/>
          <table:table-cell office:value-type="string" calcext:value-type="string">
            <text:p>WFS 13-07 13</text:p>
          </table:table-cell>
          <table:table-cell table:formula="of:=[.E190]" office:value-type="string" office:string-value="Spirit of the Dance" calcext:value-type="string">
            <text:p>Spirit of the Dance</text:p>
          </table:table-cell>
          <table:table-cell table:number-columns-repeated="2"/>
          <table:table-cell table:style-name="ce5" table:formula="of:=INDEX([.$H$1:.$H$40000];MATCH([.$G190];[.$A$1:.$A$40000];0);1)" office:value-type="string" office:string-value="Spirit of the Dance" calcext:value-type="string">
            <text:p>Spirit of the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01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1</text:p>
          </table:table-cell>
          <table:table-cell table:formula="of:=[.E191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19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02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2</text:p>
          </table:table-cell>
          <table:table-cell office:value-type="string" calcext:value-type="string">
            <text:p>Good King Wenceslas</text:p>
          </table:table-cell>
          <table:table-cell table:number-columns-repeated="2"/>
          <table:table-cell table:style-name="ce5" table:formula="of:=INDEX([.$H$1:.$H$40000];MATCH([.$G192];[.$A$1:.$A$40000];0);1)" office:value-type="string" office:string-value="Good King Wenceslas" calcext:value-type="string">
            <text:p>Good King Wencesl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03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3</text:p>
          </table:table-cell>
          <table:table-cell office:value-type="string" calcext:value-type="string">
            <text:p>Tomorrow Will Be My Dancing Day</text:p>
          </table:table-cell>
          <table:table-cell table:number-columns-repeated="2"/>
          <table:table-cell table:style-name="ce5" table:formula="of:=INDEX([.$H$1:.$H$40000];MATCH([.$G193];[.$A$1:.$A$40000];0);1)" office:value-type="string" office:string-value="Tomorrow Will Be My Dancing Day" calcext:value-type="string">
            <text:p>Tomorrow Will Be My Dancing D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04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4</text:p>
          </table:table-cell>
          <table:table-cell office:value-type="string" calcext:value-type="string">
            <text:p>I Saw Three Ships Come Sailing In</text:p>
          </table:table-cell>
          <table:table-cell table:number-columns-repeated="2"/>
          <table:table-cell table:style-name="ce5" table:formula="of:=INDEX([.$H$1:.$H$40000];MATCH([.$G194];[.$A$1:.$A$40000];0);1)" office:value-type="string" office:string-value="I Saw Three Ships Come Sailing In" calcext:value-type="string">
            <text:p>I Saw Three Ships Come Sailing I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05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2 05</text:p>
          </table:table-cell>
          <table:table-cell office:value-type="string" calcext:value-type="string">
            <text:p>We Three Kings</text:p>
          </table:table-cell>
          <table:table-cell table:number-columns-repeated="2"/>
          <table:table-cell table:style-name="ce5" table:formula="of:=INDEX([.$H$1:.$H$40000];MATCH([.$G195];[.$A$1:.$A$40000];0);1)" office:value-type="string" office:string-value="We Three Kings" calcext:value-type="string">
            <text:p>We Three Kin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06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6</text:p>
          </table:table-cell>
          <table:table-cell office:value-type="string" calcext:value-type="string">
            <text:p>Ding Dong! Merrily On High</text:p>
          </table:table-cell>
          <table:table-cell table:number-columns-repeated="2"/>
          <table:table-cell table:style-name="ce5" table:formula="of:=INDEX([.$H$1:.$H$40000];MATCH([.$G196];[.$A$1:.$A$40000];0);1)" office:value-type="string" office:string-value="Ding Dong! Merrily On High" calcext:value-type="string">
            <text:p>Ding Dong! Merrily On Hig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07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7</text:p>
          </table:table-cell>
          <table:table-cell office:value-type="string" calcext:value-type="string">
            <text:p>Silent Night</text:p>
          </table:table-cell>
          <table:table-cell table:number-columns-repeated="2"/>
          <table:table-cell table:style-name="ce5" table:formula="of:=INDEX([.$H$1:.$H$40000];MATCH([.$G197];[.$A$1:.$A$40000];0);1)" office:value-type="string" office:string-value="Silent Night" calcext:value-type="string">
            <text:p>Silent N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08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8</text:p>
          </table:table-cell>
          <table:table-cell office:value-type="string" calcext:value-type="string">
            <text:p>Jingle Bells</text:p>
          </table:table-cell>
          <table:table-cell table:number-columns-repeated="2"/>
          <table:table-cell table:style-name="ce5" table:formula="of:=INDEX([.$H$1:.$H$40000];MATCH([.$G198];[.$A$1:.$A$40000];0);1)" office:value-type="string" office:string-value="Jingle Bells" calcext:value-type="string">
            <text:p>Jingle Bel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09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Kafoozalum</text:p>
          </table:table-cell>
          <table:table-cell/>
          <table:table-cell office:value-type="string" calcext:value-type="string">
            <text:p>WFS 13-10 08</text:p>
          </table:table-cell>
          <table:table-cell table:formula="of:=[.E199]" office:value-type="string" office:string-value="Kafoozalum" calcext:value-type="string">
            <text:p>Kafoozalum</text:p>
          </table:table-cell>
          <table:table-cell table:number-columns-repeated="2"/>
          <table:table-cell table:style-name="ce5" table:formula="of:=INDEX([.$H$1:.$H$40000];MATCH([.$G199];[.$A$1:.$A$40000];0);1)" office:value-type="string" office:string-value="Kafoozalum" calcext:value-type="string">
            <text:p>Kafoozal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10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Keel Row</text:p>
          </table:table-cell>
          <table:table-cell/>
          <table:table-cell office:value-type="string" calcext:value-type="string">
            <text:p>WFS 13-10 07</text:p>
          </table:table-cell>
          <table:table-cell table:formula="of:=[.E200]" office:value-type="string" office:string-value="The Keel Row" calcext:value-type="string">
            <text:p>The Keel Row</text:p>
          </table:table-cell>
          <table:table-cell table:number-columns-repeated="2"/>
          <table:table-cell table:style-name="ce5" table:formula="of:=INDEX([.$H$1:.$H$40000];MATCH([.$G200];[.$A$1:.$A$40000];0);1)" office:value-type="string" office:string-value="The Keel Row" calcext:value-type="string">
            <text:p>The Keel R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11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table:number-columns-repeated="2"/>
          <table:table-cell table:style-name="ce5" table:formula="of:=INDEX([.$H$1:.$H$40000];MATCH([.$G201];[.$A$1:.$A$40000];0);1)" office:value-type="string" office:string-value="Salmon Tails Up The Water" calcext:value-type="string">
            <text:p>Salmon Tails Up The Wa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12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1 07</text:p>
          </table:table-cell>
          <table:table-cell office:value-type="string" calcext:value-type="string">
            <text:p>Rattling Bog</text:p>
          </table:table-cell>
          <table:table-cell table:number-columns-repeated="2"/>
          <table:table-cell table:style-name="ce5" table:formula="of:=INDEX([.$H$1:.$H$40000];MATCH([.$G202];[.$A$1:.$A$40000];0);1)" office:value-type="string" office:string-value="Rattling Bog" calcext:value-type="string">
            <text:p>Rattling Bo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13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ichael Turner's Waltz</text:p>
          </table:table-cell>
          <table:table-cell/>
          <table:table-cell office:value-type="string" calcext:value-type="string">
            <text:p>WFS 13-07 05</text:p>
          </table:table-cell>
          <table:table-cell table:formula="of:=[.E203]" office:value-type="string" office:string-value="Michael Turner's Waltz" calcext:value-type="string">
            <text:p>Michael Turner's Waltz</text:p>
          </table:table-cell>
          <table:table-cell table:number-columns-repeated="2"/>
          <table:table-cell table:style-name="ce5" table:formula="of:=INDEX([.$H$1:.$H$40000];MATCH([.$G203];[.$A$1:.$A$40000];0);1)" office:value-type="string" office:string-value="Michael Turner's Waltz" calcext:value-type="string">
            <text:p>Michael Turner's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14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yster Girl</text:p>
          </table:table-cell>
          <table:table-cell/>
          <table:table-cell office:value-type="string" calcext:value-type="string">
            <text:p>WFS 13-11 12</text:p>
          </table:table-cell>
          <table:table-cell table:formula="of:=[.E204]" office:value-type="string" office:string-value="Oyster Girl" calcext:value-type="string">
            <text:p>Oyster Girl</text:p>
          </table:table-cell>
          <table:table-cell table:number-columns-repeated="2"/>
          <table:table-cell table:style-name="ce5" table:formula="of:=INDEX([.$H$1:.$H$40000];MATCH([.$G204];[.$A$1:.$A$40000];0);1)" office:value-type="string" office:string-value="Oyster Girl" calcext:value-type="string">
            <text:p>Oyster Gir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15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sin the Bow</text:p>
          </table:table-cell>
          <table:table-cell/>
          <table:table-cell office:value-type="string" calcext:value-type="string">
            <text:p>WFS 13-12 15</text:p>
          </table:table-cell>
          <table:table-cell table:formula="of:=[.E205]" office:value-type="string" office:string-value="Rosin the Bow" calcext:value-type="string">
            <text:p>Rosin the Bow</text:p>
          </table:table-cell>
          <table:table-cell table:number-columns-repeated="2"/>
          <table:table-cell table:style-name="ce5" table:formula="of:=INDEX([.$H$1:.$H$40000];MATCH([.$G205];[.$A$1:.$A$40000];0);1)" office:value-type="string" office:string-value="Rosin the Bow" calcext:value-type="string">
            <text:p>Rosin the B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16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akes of Mallow</text:p>
          </table:table-cell>
          <table:table-cell/>
          <table:table-cell office:value-type="string" calcext:value-type="string">
            <text:p>WFS 13-10 16</text:p>
          </table:table-cell>
          <table:table-cell table:formula="of:=[.E206]" office:value-type="string" office:string-value="Rakes of Mallow" calcext:value-type="string">
            <text:p>Rakes of Mallow</text:p>
          </table:table-cell>
          <table:table-cell table:number-columns-repeated="2"/>
          <table:table-cell table:style-name="ce5" table:formula="of:=INDEX([.$H$1:.$H$40000];MATCH([.$G206];[.$A$1:.$A$40000];0);1)" office:value-type="string" office:string-value="Rakes of Mallow" calcext:value-type="string">
            <text:p>Rakes of Mall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17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05</text:p>
          </table:table-cell>
          <table:table-cell office:value-type="string" calcext:value-type="string">
            <text:p>Princess Royal</text:p>
          </table:table-cell>
          <table:table-cell office:value-type="string" calcext:value-type="string">
            <text:p>WFTB 03-01</text:p>
          </table:table-cell>
          <table:table-cell/>
          <table:table-cell table:style-name="ce5" table:formula="of:=INDEX([.$H$1:.$H$40000];MATCH([.$G207];[.$A$1:.$A$40000];0);1)" office:value-type="string" office:string-value="The Princess Royal" calcext:value-type="string">
            <text:p>The Princess Roy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18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2</text:p>
          </table:table-cell>
          <table:table-cell office:value-type="string" calcext:value-type="string">
            <text:p>Captain Lanoe's Quick March</text:p>
          </table:table-cell>
          <table:table-cell table:number-columns-repeated="2"/>
          <table:table-cell table:style-name="ce5" table:formula="of:=INDEX([.$H$1:.$H$40000];MATCH([.$G208];[.$A$1:.$A$40000];0);1)" office:value-type="string" office:string-value="Captain Lanoe's Quick March" calcext:value-type="string">
            <text:p>Captain Lanoe's Quick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19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inky Lanky</text:p>
          </table:table-cell>
          <table:table-cell office:value-type="string" calcext:value-type="string">
            <text:p>Frankie</text:p>
          </table:table-cell>
          <table:table-cell office:value-type="string" calcext:value-type="string">
            <text:p>WFS 13-12 19</text:p>
          </table:table-cell>
          <table:table-cell table:formula="of:=[.E209]" office:value-type="string" office:string-value="Linky Lanky" calcext:value-type="string">
            <text:p>Linky Lanky</text:p>
          </table:table-cell>
          <table:table-cell table:number-columns-repeated="2"/>
          <table:table-cell table:style-name="ce5" table:formula="of:=INDEX([.$H$1:.$H$40000];MATCH([.$G209];[.$A$1:.$A$40000];0);1)" office:value-type="string" office:string-value="Linky Lanky" calcext:value-type="string">
            <text:p>Linky Lank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20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20</text:p>
          </table:table-cell>
          <table:table-cell office:value-type="string" calcext:value-type="string">
            <text:p>God Rest Ye Merry, Gentlemen</text:p>
          </table:table-cell>
          <table:table-cell table:number-columns-repeated="2"/>
          <table:table-cell table:style-name="ce5" table:formula="of:=INDEX([.$H$1:.$H$40000];MATCH([.$G210];[.$A$1:.$A$40000];0);1)" office:value-type="string" office:string-value="God Rest Ye Merry, Gentlemen" calcext:value-type="string">
            <text:p>God Rest Ye Merry, Gentlem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21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32</text:p>
          </table:table-cell>
          <table:table-cell office:value-type="string" calcext:value-type="string">
            <text:p>I'll Go And Enlist For A Sailor</text:p>
          </table:table-cell>
          <table:table-cell table:number-columns-repeated="2"/>
          <table:table-cell table:style-name="ce5" table:formula="of:=INDEX([.$H$1:.$H$40000];MATCH([.$G211];[.$A$1:.$A$40000];0);1)" office:value-type="string" office:string-value="I'll Go And Enlist For A Sailor" calcext:value-type="string">
            <text:p>I'll Go And Enlist For A Sail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22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ff to California</text:p>
          </table:table-cell>
          <table:table-cell/>
          <table:table-cell office:value-type="string" calcext:value-type="string">
            <text:p>WFS 13-07 08</text:p>
          </table:table-cell>
          <table:table-cell table:formula="of:=[.E212]" office:value-type="string" office:string-value="Off to California" calcext:value-type="string">
            <text:p>Off to California</text:p>
          </table:table-cell>
          <table:table-cell table:number-columns-repeated="2"/>
          <table:table-cell table:style-name="ce5" table:formula="of:=INDEX([.$H$1:.$H$40000];MATCH([.$G212];[.$A$1:.$A$40000];0);1)" office:value-type="string" office:string-value="Off to California" calcext:value-type="string">
            <text:p>Off to California</text:p>
          </table:table-cell>
          <table:table-cell office:value-type="string" calcext:value-type="string">
            <text:p>In 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FS 13-12 23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Newcastle</text:p>
          </table:table-cell>
          <table:table-cell/>
          <table:table-cell office:value-type="string" calcext:value-type="string">
            <text:p>WFS 13-11 16</text:p>
          </table:table-cell>
          <table:table-cell table:formula="of:=[.E213]" office:value-type="string" office:string-value="Newcastle" calcext:value-type="string">
            <text:p>Newcastle</text:p>
          </table:table-cell>
          <table:table-cell table:number-columns-repeated="2"/>
          <table:table-cell table:style-name="ce5" table:formula="of:=INDEX([.$H$1:.$H$40000];MATCH([.$G213];[.$A$1:.$A$40000];0);1)" office:value-type="string" office:string-value="Newcastle" calcext:value-type="string">
            <text:p>Newcastle</text:p>
          </table:table-cell>
          <table:table-cell office:value-type="string" calcext:value-type="string">
            <text:p>In G (as normal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FS 13-12 24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smouth</text:p>
          </table:table-cell>
          <table:table-cell/>
          <table:table-cell office:value-type="string" calcext:value-type="string">
            <text:p>WFS 13-10 41</text:p>
          </table:table-cell>
          <table:table-cell table:formula="of:=[.E214]" office:value-type="string" office:string-value="Portsmouth" calcext:value-type="string">
            <text:p>Portsmouth</text:p>
          </table:table-cell>
          <table:table-cell table:number-columns-repeated="2"/>
          <table:table-cell table:style-name="ce5" table:formula="of:=INDEX([.$H$1:.$H$40000];MATCH([.$G214];[.$A$1:.$A$40000];0);1)" office:value-type="string" office:string-value="Portsmouth" calcext:value-type="string">
            <text:p>Portsmou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25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isbech (?)</text:p>
          </table:table-cell>
          <table:table-cell office:value-type="string" calcext:value-type="string">
            <text:p>Frankie</text:p>
          </table:table-cell>
          <table:table-cell office:value-type="string" calcext:value-type="string">
            <text:p>WFS 13-12 25</text:p>
          </table:table-cell>
          <table:table-cell table:formula="of:=[.E215]" office:value-type="string" office:string-value="Wisbech (?)" calcext:value-type="string">
            <text:p>Wisbech (?)</text:p>
          </table:table-cell>
          <table:table-cell table:number-columns-repeated="2"/>
          <table:table-cell table:style-name="ce5" table:formula="of:=INDEX([.$H$1:.$H$40000];MATCH([.$G215];[.$A$1:.$A$40000];0);1)" office:value-type="string" office:string-value="Wisbech (?)" calcext:value-type="string">
            <text:p>Wisbech (?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26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ochdale Coconut Dance</text:p>
          </table:table-cell>
          <table:table-cell/>
          <table:table-cell office:value-type="string" calcext:value-type="string">
            <text:p>WFS 13-11 19</text:p>
          </table:table-cell>
          <table:table-cell table:formula="of:=[.E216]" office:value-type="string" office:string-value="Rochdale Coconut Dance" calcext:value-type="string">
            <text:p>Rochdale Coconut Dance</text:p>
          </table:table-cell>
          <table:table-cell table:number-columns-repeated="2"/>
          <table:table-cell table:style-name="ce5" table:formula="of:=INDEX([.$H$1:.$H$40000];MATCH([.$G216];[.$A$1:.$A$40000];0);1)" office:value-type="string" office:string-value="Rochdale Coconut Dance" calcext:value-type="string">
            <text:p>Rochdale Coconut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27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p Top Polka</text:p>
          </table:table-cell>
          <table:table-cell/>
          <table:table-cell office:value-type="string" calcext:value-type="string">
            <text:p>WFS 13-11 20</text:p>
          </table:table-cell>
          <table:table-cell table:formula="of:=[.E217]" office:value-type="string" office:string-value="Tip Top Polka" calcext:value-type="string">
            <text:p>Tip Top Polka</text:p>
          </table:table-cell>
          <table:table-cell table:number-columns-repeated="2"/>
          <table:table-cell table:style-name="ce5" table:formula="of:=INDEX([.$H$1:.$H$40000];MATCH([.$G217];[.$A$1:.$A$40000];0);1)" office:value-type="string" office:string-value="Tip Top Polka" calcext:value-type="string">
            <text:p>Tip Top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28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Ffiddle-Ffaddle</text:p>
          </table:table-cell>
          <table:table-cell/>
          <table:table-cell office:value-type="string" calcext:value-type="string">
            <text:p>WFS 13-07 14</text:p>
          </table:table-cell>
          <table:table-cell table:formula="of:=[.E218]" office:value-type="string" office:string-value="Ffiddle-Ffaddle" calcext:value-type="string">
            <text:p>Ffiddle-Ffaddle</text:p>
          </table:table-cell>
          <table:table-cell table:number-columns-repeated="2"/>
          <table:table-cell table:style-name="ce5" table:formula="of:=INDEX([.$H$1:.$H$40000];MATCH([.$G218];[.$A$1:.$A$40000];0);1)" office:value-type="string" office:string-value="Ffiddle-Ffaddle" calcext:value-type="string">
            <text:p>Ffiddle-Ffadd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29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.N.B. Polka</text:p>
          </table:table-cell>
          <table:table-cell/>
          <table:table-cell office:value-type="string" calcext:value-type="string">
            <text:p>WFS 13-07 15</text:p>
          </table:table-cell>
          <table:table-cell table:formula="of:=[.E219]" office:value-type="string" office:string-value="L.N.B. Polka" calcext:value-type="string">
            <text:p>L.N.B. Polka</text:p>
          </table:table-cell>
          <table:table-cell table:number-columns-repeated="2"/>
          <table:table-cell table:style-name="ce5" table:formula="of:=INDEX([.$H$1:.$H$40000];MATCH([.$G219];[.$A$1:.$A$40000];0);1)" office:value-type="string" office:string-value="L.N.B. Polka" calcext:value-type="string">
            <text:p>L.N.B.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30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oldier's Joy</text:p>
          </table:table-cell>
          <table:table-cell/>
          <table:table-cell office:value-type="string" calcext:value-type="string">
            <text:p>WFS 13-12 30</text:p>
          </table:table-cell>
          <table:table-cell table:formula="of:=[.E220]" office:value-type="string" office:string-value="Soldier's Joy" calcext:value-type="string">
            <text:p>Soldier's Joy</text:p>
          </table:table-cell>
          <table:table-cell table:number-columns-repeated="2"/>
          <table:table-cell table:style-name="ce5" table:formula="of:=INDEX([.$H$1:.$H$40000];MATCH([.$G220];[.$A$1:.$A$40000];0);1)" office:value-type="string" office:string-value="Soldier's Joy" calcext:value-type="string">
            <text:p>Soldier's Joy</text:p>
          </table:table-cell>
          <table:table-cell office:value-type="string" calcext:value-type="string">
            <text:p>In Am (partly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FS 13-12 31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taten Island Ferry</text:p>
          </table:table-cell>
          <table:table-cell/>
          <table:table-cell office:value-type="string" calcext:value-type="string">
            <text:p>WFS 13-07 10</text:p>
          </table:table-cell>
          <table:table-cell table:formula="of:=[.E221]" office:value-type="string" office:string-value="Staten Island Ferry" calcext:value-type="string">
            <text:p>Staten Island Ferry</text:p>
          </table:table-cell>
          <table:table-cell table:number-columns-repeated="2"/>
          <table:table-cell table:style-name="ce5" table:formula="of:=INDEX([.$H$1:.$H$40000];MATCH([.$G221];[.$A$1:.$A$40000];0);1)" office:value-type="string" office:string-value="Staten Island Ferry" calcext:value-type="string">
            <text:p>Staten Island Fer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32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8</text:p>
          </table:table-cell>
          <table:table-cell office:value-type="string" calcext:value-type="string">
            <text:p>Morpeth Rant (new)</text:p>
          </table:table-cell>
          <table:table-cell table:number-columns-repeated="2"/>
          <table:table-cell table:style-name="ce5" table:formula="of:=INDEX([.$H$1:.$H$40000];MATCH([.$G222];[.$A$1:.$A$40000];0);1)" office:value-type="string" office:string-value="Morpeth Rant (new)" calcext:value-type="string">
            <text:p>Morpeth Rant (new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33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John Ryan's</text:p>
          </table:table-cell>
          <table:table-cell/>
          <table:table-cell office:value-type="string" calcext:value-type="string">
            <text:p>WFS 13-12 33</text:p>
          </table:table-cell>
          <table:table-cell table:formula="of:=[.E223]" office:value-type="string" office:string-value="John Ryan's" calcext:value-type="string">
            <text:p>John Ryan's</text:p>
          </table:table-cell>
          <table:table-cell table:number-columns-repeated="2"/>
          <table:table-cell table:style-name="ce5" table:formula="of:=INDEX([.$H$1:.$H$40000];MATCH([.$G223];[.$A$1:.$A$40000];0);1)" office:value-type="string" office:string-value="John Ryan's" calcext:value-type="string">
            <text:p>John Ryan's</text:p>
          </table:table-cell>
          <table:table-cell office:value-type="string" calcext:value-type="string">
            <text:p>In 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FS 13-12 34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Horses Brawl</text:p>
          </table:table-cell>
          <table:table-cell/>
          <table:table-cell office:value-type="string" calcext:value-type="string">
            <text:p>WFS 13-07 09</text:p>
          </table:table-cell>
          <table:table-cell table:formula="of:=[.E224]" office:value-type="string" office:string-value="Horses Brawl" calcext:value-type="string">
            <text:p>Horses Brawl</text:p>
          </table:table-cell>
          <table:table-cell table:number-columns-repeated="2"/>
          <table:table-cell table:style-name="ce5" table:formula="of:=INDEX([.$H$1:.$H$40000];MATCH([.$G224];[.$A$1:.$A$40000];0);1)" office:value-type="string" office:string-value="Horses Brawl" calcext:value-type="string">
            <text:p>Horses Brawl</text:p>
          </table:table-cell>
          <table:table-cell office:value-type="string" calcext:value-type="string">
            <text:p>In 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FS 13-12 35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scar Woods' Jig</text:p>
          </table:table-cell>
          <table:table-cell/>
          <table:table-cell office:value-type="string" calcext:value-type="string">
            <text:p>WFS 13-07 01</text:p>
          </table:table-cell>
          <table:table-cell table:formula="of:=[.E225]" office:value-type="string" office:string-value="Oscar Woods' Jig" calcext:value-type="string">
            <text:p>Oscar Woods' Jig</text:p>
          </table:table-cell>
          <table:table-cell table:number-columns-repeated="2"/>
          <table:table-cell table:style-name="ce5" table:formula="of:=INDEX([.$H$1:.$H$40000];MATCH([.$G225];[.$A$1:.$A$40000];0);1)" office:value-type="string" office:string-value="Oscar Woods' Jig" calcext:value-type="string">
            <text:p>Oscar Woods'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36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scar Woods' Jig</text:p>
          </table:table-cell>
          <table:table-cell/>
          <table:table-cell office:value-type="string" calcext:value-type="string">
            <text:p>WFS 13-07 01</text:p>
          </table:table-cell>
          <table:table-cell table:formula="of:=[.E226]" office:value-type="string" office:string-value="Oscar Woods' Jig" calcext:value-type="string">
            <text:p>Oscar Woods' Jig</text:p>
          </table:table-cell>
          <table:table-cell table:number-columns-repeated="2"/>
          <table:table-cell table:style-name="ce5" table:formula="of:=INDEX([.$H$1:.$H$40000];MATCH([.$G226];[.$A$1:.$A$40000];0);1)" office:value-type="string" office:string-value="Oscar Woods' Jig" calcext:value-type="string">
            <text:p>Oscar Woods'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37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emmie Brazil's No.2</text:p>
          </table:table-cell>
          <table:table-cell/>
          <table:table-cell office:value-type="string" calcext:value-type="string">
            <text:p>WFS 13-12 37</text:p>
          </table:table-cell>
          <table:table-cell table:formula="of:=[.E227]" office:value-type="string" office:string-value="Lemmie Brazil's No.2" calcext:value-type="string">
            <text:p>Lemmie Brazil's No.2</text:p>
          </table:table-cell>
          <table:table-cell table:number-columns-repeated="2"/>
          <table:table-cell table:style-name="ce5" table:formula="of:=INDEX([.$H$1:.$H$40000];MATCH([.$G227];[.$A$1:.$A$40000];0);1)" office:value-type="string" office:string-value="Lemmie Brazil's No.2" calcext:value-type="string">
            <text:p>Lemmie Brazil's No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38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38</text:p>
          </table:table-cell>
          <table:table-cell table:formula="of:=[.E228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228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39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2</text:p>
          </table:table-cell>
          <table:table-cell office:value-type="string" calcext:value-type="string">
            <text:p>Harper's Frolic</text:p>
          </table:table-cell>
          <table:table-cell table:number-columns-repeated="2"/>
          <table:table-cell table:style-name="ce5" table:formula="of:=INDEX([.$H$1:.$H$40000];MATCH([.$G229];[.$A$1:.$A$40000];0);1)" office:value-type="string" office:string-value="Harper's Frolic" calcext:value-type="string">
            <text:p>Harper's Froli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40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3</text:p>
          </table:table-cell>
          <table:table-cell office:value-type="string" calcext:value-type="string">
            <text:p>Bonny Kate</text:p>
          </table:table-cell>
          <table:table-cell table:number-columns-repeated="2"/>
          <table:table-cell table:style-name="ce5" table:formula="of:=INDEX([.$H$1:.$H$40000];MATCH([.$G230];[.$A$1:.$A$40000];0);1)" office:value-type="string" office:string-value="Bonny Kate" calcext:value-type="string">
            <text:p>Bonny K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41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43</text:p>
          </table:table-cell>
          <table:table-cell office:value-type="string" calcext:value-type="string">
            <text:p>Speed the Plough</text:p>
          </table:table-cell>
          <table:table-cell table:number-columns-repeated="2"/>
          <table:table-cell table:style-name="ce5" table:formula="of:=INDEX([.$H$1:.$H$40000];MATCH([.$G231];[.$A$1:.$A$40000];0);1)" office:value-type="string" office:string-value="Speed the Plough" calcext:value-type="string">
            <text:p>Speed the Ploug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42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Gloucestershire Wassail</text:p>
          </table:table-cell>
          <table:table-cell/>
          <table:table-cell office:value-type="string" calcext:value-type="string">
            <text:p>WFS 13-12 42</text:p>
          </table:table-cell>
          <table:table-cell table:formula="of:=[.E232]" office:value-type="string" office:string-value="Gloucestershire Wassail" calcext:value-type="string">
            <text:p>Gloucestershire Wassail</text:p>
          </table:table-cell>
          <table:table-cell table:number-columns-repeated="2"/>
          <table:table-cell table:style-name="ce5" table:formula="of:=INDEX([.$H$1:.$H$40000];MATCH([.$G232];[.$A$1:.$A$40000];0);1)" office:value-type="string" office:string-value="Gloucestershire Wassail" calcext:value-type="string">
            <text:p>Gloucestershire Wassai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43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ar Dance</text:p>
          </table:table-cell>
          <table:table-cell/>
          <table:table-cell office:value-type="string" calcext:value-type="string">
            <text:p>WFS 13-10 09</text:p>
          </table:table-cell>
          <table:table-cell table:formula="of:=[.E233]" office:value-type="string" office:string-value="Bear Dance" calcext:value-type="string">
            <text:p>Bear Dance</text:p>
          </table:table-cell>
          <table:table-cell table:number-columns-repeated="2"/>
          <table:table-cell table:style-name="ce5" table:formula="of:=INDEX([.$H$1:.$H$40000];MATCH([.$G233];[.$A$1:.$A$40000];0);1)" office:value-type="string" office:string-value="Bear Dance" calcext:value-type="string">
            <text:p>Bear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01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Minstrel Boy</text:p>
          </table:table-cell>
          <table:table-cell/>
          <table:table-cell office:value-type="string" calcext:value-type="string">
            <text:p>WFS 14-01 01</text:p>
          </table:table-cell>
          <table:table-cell table:formula="of:=[.E234]" office:value-type="string" office:string-value="The Minstrel Boy" calcext:value-type="string">
            <text:p>The Minstrel Boy</text:p>
          </table:table-cell>
          <table:table-cell table:number-columns-repeated="2"/>
          <table:table-cell table:style-name="ce5" table:formula="of:=INDEX([.$H$1:.$H$40000];MATCH([.$G234];[.$A$1:.$A$40000];0);1)" office:value-type="string" office:string-value="The Minstrel Boy" calcext:value-type="string">
            <text:p>The Minstrel Bo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02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02</text:p>
          </table:table-cell>
          <table:table-cell office:value-type="string" calcext:value-type="string">
            <text:p>The Leaving Of Liverpool</text:p>
          </table:table-cell>
          <table:table-cell table:number-columns-repeated="2"/>
          <table:table-cell table:style-name="ce5" table:formula="of:=INDEX([.$H$1:.$H$40000];MATCH([.$G235];[.$A$1:.$A$40000];0);1)" office:value-type="string" office:string-value="The Leaving Of Liverpool" calcext:value-type="string">
            <text:p>The Leaving Of Liverpoo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03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03</text:p>
          </table:table-cell>
          <table:table-cell office:value-type="string" calcext:value-type="string">
            <text:p>Cock O' The North</text:p>
          </table:table-cell>
          <table:table-cell table:number-columns-repeated="2"/>
          <table:table-cell table:style-name="ce5" table:formula="of:=INDEX([.$H$1:.$H$40000];MATCH([.$G236];[.$A$1:.$A$40000];0);1)" office:value-type="string" office:string-value="Cock O' The North" calcext:value-type="string">
            <text:p>Cock O' The Nor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04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03</text:p>
          </table:table-cell>
          <table:table-cell office:value-type="string" calcext:value-type="string">
            <text:p>Cock O' The North</text:p>
          </table:table-cell>
          <table:table-cell table:number-columns-repeated="2"/>
          <table:table-cell table:style-name="ce5" table:formula="of:=INDEX([.$H$1:.$H$40000];MATCH([.$G237];[.$A$1:.$A$40000];0);1)" office:value-type="string" office:string-value="Cock O' The North" calcext:value-type="string">
            <text:p>Cock O' The Nor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05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Kafoozalum</text:p>
          </table:table-cell>
          <table:table-cell/>
          <table:table-cell office:value-type="string" calcext:value-type="string">
            <text:p>WFS 13-10 08</text:p>
          </table:table-cell>
          <table:table-cell table:formula="of:=[.E238]" office:value-type="string" office:string-value="Kafoozalum" calcext:value-type="string">
            <text:p>Kafoozalum</text:p>
          </table:table-cell>
          <table:table-cell table:number-columns-repeated="2"/>
          <table:table-cell table:style-name="ce5" table:formula="of:=INDEX([.$H$1:.$H$40000];MATCH([.$G238];[.$A$1:.$A$40000];0);1)" office:value-type="string" office:string-value="Kafoozalum" calcext:value-type="string">
            <text:p>Kafoozal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06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table:number-columns-repeated="2"/>
          <table:table-cell table:style-name="ce5" table:formula="of:=INDEX([.$H$1:.$H$40000];MATCH([.$G239];[.$A$1:.$A$40000];0);1)" office:value-type="string" office:string-value="Salmon Tails Up The Water" calcext:value-type="string">
            <text:p>Salmon Tails Up The Wa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07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5</text:p>
          </table:table-cell>
          <table:table-cell office:value-type="string" calcext:value-type="string">
            <text:p>Jamie Allen</text:p>
          </table:table-cell>
          <table:table-cell table:number-columns-repeated="2"/>
          <table:table-cell table:style-name="ce5" table:formula="of:=INDEX([.$H$1:.$H$40000];MATCH([.$G240];[.$A$1:.$A$40000];0);1)" office:value-type="string" office:string-value="Jamie Allen" calcext:value-type="string">
            <text:p>Jamie All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08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British Grenadiers</text:p>
          </table:table-cell>
          <table:table-cell/>
          <table:table-cell office:value-type="string" calcext:value-type="string">
            <text:p>WFS 14-01 08</text:p>
          </table:table-cell>
          <table:table-cell table:formula="of:=[.E241]" office:value-type="string" office:string-value="The British Grenadiers" calcext:value-type="string">
            <text:p>The British Grenadiers</text:p>
          </table:table-cell>
          <table:table-cell table:number-columns-repeated="2"/>
          <table:table-cell table:style-name="ce5" table:formula="of:=INDEX([.$H$1:.$H$40000];MATCH([.$G241];[.$A$1:.$A$40000];0);1)" office:value-type="string" office:string-value="The British Grenadiers" calcext:value-type="string">
            <text:p>The British Grenadi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09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lly Wolly Doodle</text:p>
          </table:table-cell>
          <table:table-cell/>
          <table:table-cell office:value-type="string" calcext:value-type="string">
            <text:p>WFS 14-01 09</text:p>
          </table:table-cell>
          <table:table-cell table:formula="of:=[.E242]" office:value-type="string" office:string-value="Polly Wolly Doodle" calcext:value-type="string">
            <text:p>Polly Wolly Doodle</text:p>
          </table:table-cell>
          <table:table-cell table:number-columns-repeated="2"/>
          <table:table-cell table:style-name="ce5" table:formula="of:=INDEX([.$H$1:.$H$40000];MATCH([.$G242];[.$A$1:.$A$40000];0);1)" office:value-type="string" office:string-value="Polly Wolly Doodle" calcext:value-type="string">
            <text:p>Polly Wolly Dood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10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4</text:p>
          </table:table-cell>
          <table:table-cell office:value-type="string" calcext:value-type="string">
            <text:p>The Bonny Breast Knot</text:p>
          </table:table-cell>
          <table:table-cell table:number-columns-repeated="2"/>
          <table:table-cell table:style-name="ce5" table:formula="of:=INDEX([.$H$1:.$H$40000];MATCH([.$G243];[.$A$1:.$A$40000];0);1)" office:value-type="string" office:string-value="The Bonny Breast Knot" calcext:value-type="string">
            <text:p>The Bonny Breast Kno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11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11</text:p>
          </table:table-cell>
          <table:table-cell office:value-type="string" calcext:value-type="string">
            <text:p>Old Tom Of Oxford</text:p>
          </table:table-cell>
          <table:table-cell table:number-columns-repeated="2"/>
          <table:table-cell table:style-name="ce5" table:formula="of:=INDEX([.$H$1:.$H$40000];MATCH([.$G244];[.$A$1:.$A$40000];0);1)" office:value-type="string" office:string-value="Old Tom Of Oxford" calcext:value-type="string">
            <text:p>Old Tom Of Oxfo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12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1</text:p>
          </table:table-cell>
          <table:table-cell office:value-type="string" calcext:value-type="string">
            <text:p>Oscar Woods' Jig</text:p>
          </table:table-cell>
          <table:table-cell table:number-columns-repeated="2"/>
          <table:table-cell table:style-name="ce5" table:formula="of:=INDEX([.$H$1:.$H$40000];MATCH([.$G245];[.$A$1:.$A$40000];0);1)" office:value-type="string" office:string-value="Oscar Woods' Jig" calcext:value-type="string">
            <text:p>Oscar Woods'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13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3</text:p>
          </table:table-cell>
          <table:table-cell office:value-type="string" calcext:value-type="string">
            <text:p>Rogue's March</text:p>
          </table:table-cell>
          <table:table-cell table:number-columns-repeated="2"/>
          <table:table-cell table:style-name="ce5" table:formula="of:=INDEX([.$H$1:.$H$40000];MATCH([.$G246];[.$A$1:.$A$40000];0);1)" office:value-type="string" office:string-value="Rogue's March" calcext:value-type="string">
            <text:p>Rogue's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14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ar Dance</text:p>
          </table:table-cell>
          <table:table-cell/>
          <table:table-cell office:value-type="string" calcext:value-type="string">
            <text:p>WFS 13-10 09</text:p>
          </table:table-cell>
          <table:table-cell table:formula="of:=[.E247]" office:value-type="string" office:string-value="Bear Dance" calcext:value-type="string">
            <text:p>Bear Dance</text:p>
          </table:table-cell>
          <table:table-cell table:number-columns-repeated="2"/>
          <table:table-cell table:style-name="ce5" table:formula="of:=INDEX([.$H$1:.$H$40000];MATCH([.$G247];[.$A$1:.$A$40000];0);1)" office:value-type="string" office:string-value="Bear Dance" calcext:value-type="string">
            <text:p>Bear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15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12</text:p>
          </table:table-cell>
          <table:table-cell office:value-type="string" calcext:value-type="string">
            <text:p>Brighton Camp</text:p>
          </table:table-cell>
          <table:table-cell table:number-columns-repeated="2"/>
          <table:table-cell table:style-name="ce5" table:formula="of:=INDEX([.$H$1:.$H$40000];MATCH([.$G248];[.$A$1:.$A$40000];0);1)" office:value-type="string" office:string-value="Brighton Camp" calcext:value-type="string">
            <text:p>Brighton Cam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16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y Love Is But A Lassie Yet</text:p>
          </table:table-cell>
          <table:table-cell/>
          <table:table-cell office:value-type="string" calcext:value-type="string">
            <text:p>WFS 14-01 16</text:p>
          </table:table-cell>
          <table:table-cell table:formula="of:=[.E249]" office:value-type="string" office:string-value="My Love Is But A Lassie Yet" calcext:value-type="string">
            <text:p>My Love Is But A Lassie Yet</text:p>
          </table:table-cell>
          <table:table-cell table:number-columns-repeated="2"/>
          <table:table-cell table:style-name="ce5" table:formula="of:=INDEX([.$H$1:.$H$40000];MATCH([.$G249];[.$A$1:.$A$40000];0);1)" office:value-type="string" office:string-value="My Love Is But A Lassie Yet" calcext:value-type="string">
            <text:p>My Love Is But A Lassie Y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17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17</text:p>
          </table:table-cell>
          <table:table-cell table:formula="of:=[.E250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25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18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8</text:p>
          </table:table-cell>
          <table:table-cell office:value-type="string" calcext:value-type="string">
            <text:p>Off To California</text:p>
          </table:table-cell>
          <table:table-cell table:number-columns-repeated="2"/>
          <table:table-cell table:style-name="ce5" table:formula="of:=INDEX([.$H$1:.$H$40000];MATCH([.$G251];[.$A$1:.$A$40000];0);1)" office:value-type="string" office:string-value="Off to California" calcext:value-type="string">
            <text:p>Off to Californ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19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Newcastle</text:p>
          </table:table-cell>
          <table:table-cell/>
          <table:table-cell office:value-type="string" calcext:value-type="string">
            <text:p>WFS 13-11 16</text:p>
          </table:table-cell>
          <table:table-cell table:formula="of:=[.E252]" office:value-type="string" office:string-value="Newcastle" calcext:value-type="string">
            <text:p>Newcastle</text:p>
          </table:table-cell>
          <table:table-cell table:number-columns-repeated="2"/>
          <table:table-cell table:style-name="ce5" table:formula="of:=INDEX([.$H$1:.$H$40000];MATCH([.$G252];[.$A$1:.$A$40000];0);1)" office:value-type="string" office:string-value="Newcastle" calcext:value-type="string">
            <text:p>Newcast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20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41</text:p>
          </table:table-cell>
          <table:table-cell office:value-type="string" calcext:value-type="string">
            <text:p>Portsmouth</text:p>
          </table:table-cell>
          <table:table-cell table:number-columns-repeated="2"/>
          <table:table-cell table:style-name="ce5" table:formula="of:=INDEX([.$H$1:.$H$40000];MATCH([.$G253];[.$A$1:.$A$40000];0);1)" office:value-type="string" office:string-value="Portsmouth" calcext:value-type="string">
            <text:p>Portsmou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21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ut On The Ocean</text:p>
          </table:table-cell>
          <table:table-cell/>
          <table:table-cell office:value-type="string" calcext:value-type="string">
            <text:p>WFS 14-01 21</text:p>
          </table:table-cell>
          <table:table-cell table:formula="of:=[.E254]" office:value-type="string" office:string-value="Out On The Ocean" calcext:value-type="string">
            <text:p>Out On The Ocean</text:p>
          </table:table-cell>
          <table:table-cell table:number-columns-repeated="2"/>
          <table:table-cell table:style-name="ce5" table:formula="of:=INDEX([.$H$1:.$H$40000];MATCH([.$G254];[.$A$1:.$A$40000];0);1)" office:value-type="string" office:string-value="Out On The Ocean" calcext:value-type="string">
            <text:p>Out On The Oce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22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4</text:p>
          </table:table-cell>
          <table:table-cell office:value-type="string" calcext:value-type="string">
            <text:p>Ffiddle-Ffaddle</text:p>
          </table:table-cell>
          <table:table-cell table:number-columns-repeated="2"/>
          <table:table-cell table:style-name="ce5" table:formula="of:=INDEX([.$H$1:.$H$40000];MATCH([.$G255];[.$A$1:.$A$40000];0);1)" office:value-type="string" office:string-value="Ffiddle-Ffaddle" calcext:value-type="string">
            <text:p>Ffiddle-Ffadd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23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23</text:p>
          </table:table-cell>
          <table:table-cell table:formula="of:=[.E256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25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24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24</text:p>
          </table:table-cell>
          <table:table-cell office:value-type="string" calcext:value-type="string">
            <text:p>Buttered Peas</text:p>
          </table:table-cell>
          <table:table-cell table:number-columns-repeated="2"/>
          <table:table-cell table:style-name="ce5" table:formula="of:=INDEX([.$H$1:.$H$40000];MATCH([.$G257];[.$A$1:.$A$40000];0);1)" office:value-type="string" office:string-value="Buttered Peas" calcext:value-type="string">
            <text:p>Buttered Pe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25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43</text:p>
          </table:table-cell>
          <table:table-cell office:value-type="string" calcext:value-type="string">
            <text:p>Speed the Plough</text:p>
          </table:table-cell>
          <table:table-cell table:number-columns-repeated="2"/>
          <table:table-cell table:style-name="ce5" table:formula="of:=INDEX([.$H$1:.$H$40000];MATCH([.$G258];[.$A$1:.$A$40000];0);1)" office:value-type="string" office:string-value="Speed the Plough" calcext:value-type="string">
            <text:p>Speed the Ploug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26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Personent Hodie</text:p>
          </table:table-cell>
          <table:table-cell/>
          <table:table-cell office:value-type="string" calcext:value-type="string">
            <text:p>WFS 14-01 26</text:p>
          </table:table-cell>
          <table:table-cell table:formula="of:=[.E259]" office:value-type="string" office:string-value="Personent Hodie" calcext:value-type="string">
            <text:p>Personent Hodie</text:p>
          </table:table-cell>
          <table:table-cell table:number-columns-repeated="2"/>
          <table:table-cell table:style-name="ce5" table:formula="of:=INDEX([.$H$1:.$H$40000];MATCH([.$G259];[.$A$1:.$A$40000];0);1)" office:value-type="string" office:string-value="Personent Hodie" calcext:value-type="string">
            <text:p>Personent Hodi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27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ar Dance</text:p>
          </table:table-cell>
          <table:table-cell/>
          <table:table-cell office:value-type="string" calcext:value-type="string">
            <text:p>WFS 13-10 09</text:p>
          </table:table-cell>
          <table:table-cell table:formula="of:=[.E260]" office:value-type="string" office:string-value="Bear Dance" calcext:value-type="string">
            <text:p>Bear Dance</text:p>
          </table:table-cell>
          <table:table-cell table:number-columns-repeated="2"/>
          <table:table-cell table:style-name="ce5" table:formula="of:=INDEX([.$H$1:.$H$40000];MATCH([.$G260];[.$A$1:.$A$40000];0);1)" office:value-type="string" office:string-value="Bear Dance" calcext:value-type="string">
            <text:p>Bear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28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Amoco Stomp</text:p>
          </table:table-cell>
          <table:table-cell/>
          <table:table-cell office:value-type="string" calcext:value-type="string">
            <text:p>WFS 13-07 17</text:p>
          </table:table-cell>
          <table:table-cell table:formula="of:=[.E261]" office:value-type="string" office:string-value="Amoco Stomp" calcext:value-type="string">
            <text:p>Amoco Stomp</text:p>
          </table:table-cell>
          <table:table-cell table:number-columns-repeated="2"/>
          <table:table-cell table:style-name="ce5" table:formula="of:=INDEX([.$H$1:.$H$40000];MATCH([.$G261];[.$A$1:.$A$40000];0);1)" office:value-type="string" office:string-value="Amoco Stomp" calcext:value-type="string">
            <text:p>Amoco Stom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29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2</text:p>
          </table:table-cell>
          <table:table-cell office:value-type="string" calcext:value-type="string">
            <text:p>Good King Wenceslas</text:p>
          </table:table-cell>
          <table:table-cell table:number-columns-repeated="2"/>
          <table:table-cell table:style-name="ce5" table:formula="of:=INDEX([.$H$1:.$H$40000];MATCH([.$G262];[.$A$1:.$A$40000];0);1)" office:value-type="string" office:string-value="Good King Wenceslas" calcext:value-type="string">
            <text:p>Good King Wencesl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30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2 04</text:p>
          </table:table-cell>
          <table:table-cell office:value-type="string" calcext:value-type="string">
            <text:p>I Saw Three Ships Come Sailing In</text:p>
          </table:table-cell>
          <table:table-cell table:number-columns-repeated="2"/>
          <table:table-cell table:style-name="ce5" table:formula="of:=INDEX([.$H$1:.$H$40000];MATCH([.$G263];[.$A$1:.$A$40000];0);1)" office:value-type="string" office:string-value="I Saw Three Ships Come Sailing In" calcext:value-type="string">
            <text:p>I Saw Three Ships Come Sailing I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31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cause He Was A Bonny Lad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31</text:p>
          </table:table-cell>
          <table:table-cell table:formula="of:=[.E264]" office:value-type="string" office:string-value="Because He Was A Bonny Lad" calcext:value-type="string">
            <text:p>Because He Was A Bonny Lad</text:p>
          </table:table-cell>
          <table:table-cell table:number-columns-repeated="2"/>
          <table:table-cell table:style-name="ce5" table:formula="of:=INDEX([.$H$1:.$H$40000];MATCH([.$G264];[.$A$1:.$A$40000];0);1)" office:value-type="string" office:string-value="Because He Was A Bonny Lad" calcext:value-type="string">
            <text:p>Because He Was A Bonny L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32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lcome To The Town Agai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32</text:p>
          </table:table-cell>
          <table:table-cell table:formula="of:=[.E265]" office:value-type="string" office:string-value="Welcome To The Town Again" calcext:value-type="string">
            <text:p>Welcome To The Town Again</text:p>
          </table:table-cell>
          <table:table-cell table:number-columns-repeated="2"/>
          <table:table-cell table:style-name="ce5" table:formula="of:=INDEX([.$H$1:.$H$40000];MATCH([.$G265];[.$A$1:.$A$40000];0);1)" office:value-type="string" office:string-value="Welcome To The Town Again" calcext:value-type="string">
            <text:p>Welcome To The Town Agai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33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0</text:p>
          </table:table-cell>
          <table:table-cell office:value-type="string" calcext:value-type="string">
            <text:p>Great North Run '86</text:p>
          </table:table-cell>
          <table:table-cell table:number-columns-repeated="2"/>
          <table:table-cell table:style-name="ce5" table:formula="of:=INDEX([.$H$1:.$H$40000];MATCH([.$G266];[.$A$1:.$A$40000];0);1)" office:value-type="string" office:string-value="Great North Run '86" calcext:value-type="string">
            <text:p>Great North Run '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34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1</text:p>
          </table:table-cell>
          <table:table-cell office:value-type="string" calcext:value-type="string">
            <text:p>Hesleyside Reel</text:p>
          </table:table-cell>
          <table:table-cell table:number-columns-repeated="2"/>
          <table:table-cell table:style-name="ce5" table:formula="of:=INDEX([.$H$1:.$H$40000];MATCH([.$G267];[.$A$1:.$A$40000];0);1)" office:value-type="string" office:string-value="Hesleyside Reel" calcext:value-type="string">
            <text:p>Hesleyside R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35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2"/>
          <table:table-cell office:value-type="string" calcext:value-type="string">
            <text:p>Frankie</text:p>
          </table:table-cell>
          <table:table-cell office:value-type="string" calcext:value-type="string">
            <text:p>WFS 14-01 35</text:p>
          </table:table-cell>
          <table:table-cell office:value-type="string" calcext:value-type="string">
            <text:p>93 Not Out</text:p>
          </table:table-cell>
          <table:table-cell table:number-columns-repeated="2"/>
          <table:table-cell table:style-name="ce5" table:formula="of:=INDEX([.$H$1:.$H$40000];MATCH([.$G268];[.$A$1:.$A$40000];0);1)" office:value-type="string" office:string-value="93 Not Out" calcext:value-type="string">
            <text:p>93 Not Ou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36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rankie</text:p>
          </table:table-cell>
          <table:table-cell office:value-type="string" calcext:value-type="string">
            <text:p>WFS 14-01 36</text:p>
          </table:table-cell>
          <table:table-cell office:value-type="string" calcext:value-type="string">
            <text:p>Pippa Sandford's</text:p>
          </table:table-cell>
          <table:table-cell table:number-columns-repeated="2"/>
          <table:table-cell table:style-name="ce5" table:formula="of:=INDEX([.$H$1:.$H$40000];MATCH([.$G269];[.$A$1:.$A$40000];0);1)" office:value-type="string" office:string-value="Pippa Sandford's" calcext:value-type="string">
            <text:p>Pippa Sandford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37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hittingham Green Lane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37</text:p>
          </table:table-cell>
          <table:table-cell table:formula="of:=[.E270]" office:value-type="string" office:string-value="Whittingham Green Lane" calcext:value-type="string">
            <text:p>Whittingham Green Lane</text:p>
          </table:table-cell>
          <table:table-cell table:number-columns-repeated="2"/>
          <table:table-cell table:style-name="ce5" table:formula="of:=INDEX([.$H$1:.$H$40000];MATCH([.$G270];[.$A$1:.$A$40000];0);1)" office:value-type="string" office:string-value="Whittingham Green Lane" calcext:value-type="string">
            <text:p>Whittingham Green La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38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onny At Mor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38</text:p>
          </table:table-cell>
          <table:table-cell table:formula="of:=[.E271]" office:value-type="string" office:string-value="Bonny At Morn" calcext:value-type="string">
            <text:p>Bonny At Morn</text:p>
          </table:table-cell>
          <table:table-cell table:number-columns-repeated="2"/>
          <table:table-cell table:style-name="ce5" table:formula="of:=INDEX([.$H$1:.$H$40000];MATCH([.$G271];[.$A$1:.$A$40000];0);1)" office:value-type="string" office:string-value="Bonny At Morn" calcext:value-type="string">
            <text:p>Bonny At Mor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39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6</text:p>
          </table:table-cell>
          <table:table-cell office:value-type="string" calcext:value-type="string">
            <text:p>Spootiskerry</text:p>
          </table:table-cell>
          <table:table-cell table:number-columns-repeated="2"/>
          <table:table-cell table:style-name="ce5" table:formula="of:=INDEX([.$H$1:.$H$40000];MATCH([.$G272];[.$A$1:.$A$40000];0);1)" office:value-type="string" office:string-value="Spootiskerry" calcext:value-type="string">
            <text:p>Spootisker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40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7</text:p>
          </table:table-cell>
          <table:table-cell office:value-type="string" calcext:value-type="string">
            <text:p>Willafjord</text:p>
          </table:table-cell>
          <table:table-cell table:number-columns-repeated="2"/>
          <table:table-cell table:style-name="ce5" table:formula="of:=INDEX([.$H$1:.$H$40000];MATCH([.$G273];[.$A$1:.$A$40000];0);1)" office:value-type="string" office:string-value="Willafjord" calcext:value-type="string">
            <text:p>Willafjo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41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Flower Of Edinburgh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41</text:p>
          </table:table-cell>
          <table:table-cell table:formula="of:=[.E274]" office:value-type="string" office:string-value="Flower Of Edinburgh" calcext:value-type="string">
            <text:p>Flower Of Edinburgh</text:p>
          </table:table-cell>
          <table:table-cell table:number-columns-repeated="2"/>
          <table:table-cell table:style-name="ce5" table:formula="of:=INDEX([.$H$1:.$H$40000];MATCH([.$G274];[.$A$1:.$A$40000];0);1)" office:value-type="string" office:string-value="Flower Of Edinburgh" calcext:value-type="string">
            <text:p>Flower Of Edinburg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42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Calla Herring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42</text:p>
          </table:table-cell>
          <table:table-cell table:formula="of:=[.E275]" office:value-type="string" office:string-value="Calla Herring" calcext:value-type="string">
            <text:p>Calla Herring</text:p>
          </table:table-cell>
          <table:table-cell table:number-columns-repeated="2"/>
          <table:table-cell table:style-name="ce5" table:formula="of:=INDEX([.$H$1:.$H$40000];MATCH([.$G275];[.$A$1:.$A$40000];0);1)" office:value-type="string" office:string-value="Calla Herring" calcext:value-type="string">
            <text:p>Calla Herr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43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43</text:p>
          </table:table-cell>
          <table:table-cell table:formula="of:=[.E276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27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44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5</text:p>
          </table:table-cell>
          <table:table-cell office:value-type="string" calcext:value-type="string">
            <text:p>Michael Turner's Waltz</text:p>
          </table:table-cell>
          <table:table-cell table:number-columns-repeated="2"/>
          <table:table-cell table:style-name="ce5" table:formula="of:=INDEX([.$H$1:.$H$40000];MATCH([.$G277];[.$A$1:.$A$40000];0);1)" office:value-type="string" office:string-value="Michael Turner's Waltz" calcext:value-type="string">
            <text:p>Michael Turner's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45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5</text:p>
          </table:table-cell>
          <table:table-cell office:value-type="string" calcext:value-type="string">
            <text:p>La Roulante</text:p>
          </table:table-cell>
          <table:table-cell table:number-columns-repeated="2"/>
          <table:table-cell table:style-name="ce5" table:formula="of:=INDEX([.$H$1:.$H$40000];MATCH([.$G278];[.$A$1:.$A$40000];0);1)" office:value-type="string" office:string-value="L.N.B. Polka" calcext:value-type="string">
            <text:p>L.N.B.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46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adstock Jig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ATMD 13-01 02</text:p>
          </table:table-cell>
          <table:table-cell table:formula="of:=[.E279]" office:value-type="string" office:string-value="Radstock Jig" calcext:value-type="string">
            <text:p>Radstock Jig</text:p>
          </table:table-cell>
          <table:table-cell table:number-columns-repeated="2"/>
          <table:table-cell table:style-name="ce5" table:formula="of:=INDEX([.$H$1:.$H$40000];MATCH([.$G279];[.$A$1:.$A$40000];0);1)" office:value-type="string" office:string-value="Radstock Jig" calcext:value-type="string">
            <text:p>Radstock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47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3</text:p>
          </table:table-cell>
          <table:table-cell office:value-type="string" calcext:value-type="string">
            <text:p>Bonny Kate</text:p>
          </table:table-cell>
          <table:table-cell table:number-columns-repeated="2"/>
          <table:table-cell table:style-name="ce5" table:formula="of:=INDEX([.$H$1:.$H$40000];MATCH([.$G280];[.$A$1:.$A$40000];0);1)" office:value-type="string" office:string-value="Bonny Kate" calcext:value-type="string">
            <text:p>Bonny K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48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2</text:p>
          </table:table-cell>
          <table:table-cell office:value-type="string" calcext:value-type="string">
            <text:p>Harper's Frolic</text:p>
          </table:table-cell>
          <table:table-cell table:number-columns-repeated="2"/>
          <table:table-cell table:style-name="ce5" table:formula="of:=INDEX([.$H$1:.$H$40000];MATCH([.$G281];[.$A$1:.$A$40000];0);1)" office:value-type="string" office:string-value="Harper's Frolic" calcext:value-type="string">
            <text:p>Harper's Froli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49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emonville</text:p>
          </table:table-cell>
          <table:table-cell office:value-type="string" calcext:value-type="string">
            <text:p>Frankie</text:p>
          </table:table-cell>
          <table:table-cell office:value-type="string" calcext:value-type="string">
            <text:p>WFS 14-01 49</text:p>
          </table:table-cell>
          <table:table-cell table:formula="of:=[.E282]" office:value-type="string" office:string-value="Lemonville" calcext:value-type="string">
            <text:p>Lemonville</text:p>
          </table:table-cell>
          <table:table-cell table:number-columns-repeated="2"/>
          <table:table-cell table:style-name="ce5" table:formula="of:=INDEX([.$H$1:.$H$40000];MATCH([.$G282];[.$A$1:.$A$40000];0);1)" office:value-type="string" office:string-value="Lemonville" calcext:value-type="string">
            <text:p>Lemonvil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50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Quarryman</text:p>
          </table:table-cell>
          <table:table-cell office:value-type="string" calcext:value-type="string">
            <text:p>Frankie</text:p>
          </table:table-cell>
          <table:table-cell office:value-type="string" calcext:value-type="string">
            <text:p>WFS 14-01 50</text:p>
          </table:table-cell>
          <table:table-cell table:formula="of:=[.E283]" office:value-type="string" office:string-value="The Quarryman" calcext:value-type="string">
            <text:p>The Quarryman</text:p>
          </table:table-cell>
          <table:table-cell table:number-columns-repeated="2"/>
          <table:table-cell table:style-name="ce5" table:formula="of:=INDEX([.$H$1:.$H$40000];MATCH([.$G283];[.$A$1:.$A$40000];0);1)" office:value-type="string" office:string-value="The Quarryman" calcext:value-type="string">
            <text:p>The Quarrym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51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orpeth Rant</text:p>
          </table:table-cell>
          <table:table-cell office:value-type="string" calcext:value-type="string">
            <text:p>Frankie</text:p>
          </table:table-cell>
          <table:table-cell table:style-name="ce2" office:value-type="string" calcext:value-type="string">
            <text:p>WFS 13-10 28</text:p>
          </table:table-cell>
          <table:table-cell table:formula="of:=[.E284]" office:value-type="string" office:string-value="Morpeth Rant" calcext:value-type="string">
            <text:p>Morpeth Rant</text:p>
          </table:table-cell>
          <table:table-cell table:number-columns-repeated="2"/>
          <table:table-cell table:style-name="ce5" table:formula="of:=INDEX([.$H$1:.$H$40000];MATCH([.$G284];[.$A$1:.$A$40000];0);1)" office:value-type="string" office:string-value="Morpeth Rant (new)" calcext:value-type="string">
            <text:p>Morpeth Rant (new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52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ld Morpeth Rant</text:p>
          </table:table-cell>
          <table:table-cell/>
          <table:table-cell table:style-name="ce2" office:value-type="string" calcext:value-type="string">
            <text:p>WFS 13-10 29</text:p>
          </table:table-cell>
          <table:table-cell table:formula="of:=[.E285]" office:value-type="string" office:string-value="Old Morpeth Rant" calcext:value-type="string">
            <text:p>Old Morpeth Rant</text:p>
          </table:table-cell>
          <table:table-cell table:number-columns-repeated="2"/>
          <table:table-cell table:style-name="ce5" table:formula="of:=INDEX([.$H$1:.$H$40000];MATCH([.$G285];[.$A$1:.$A$40000];0);1)" office:value-type="string" office:string-value="Morpeth Rant (old)" calcext:value-type="string">
            <text:p>Morpeth Rant (ol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01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5</text:p>
          </table:table-cell>
          <table:table-cell office:value-type="string" calcext:value-type="string">
            <text:p>Winster Gallop</text:p>
          </table:table-cell>
          <table:table-cell table:number-columns-repeated="2"/>
          <table:table-cell table:style-name="ce5" table:formula="of:=INDEX([.$H$1:.$H$40000];MATCH([.$G286];[.$A$1:.$A$40000];0);1)" office:value-type="string" office:string-value="Winster Gallop" calcext:value-type="string">
            <text:p>Winster Gall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02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02</text:p>
          </table:table-cell>
          <table:table-cell table:formula="of:=[.E287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28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03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9</text:p>
          </table:table-cell>
          <table:table-cell office:value-type="string" calcext:value-type="string">
            <text:p>Bear Dance</text:p>
          </table:table-cell>
          <table:table-cell table:number-columns-repeated="2"/>
          <table:table-cell table:style-name="ce5" table:formula="of:=INDEX([.$H$1:.$H$40000];MATCH([.$G288];[.$A$1:.$A$40000];0);1)" office:value-type="string" office:string-value="Bear Dance" calcext:value-type="string">
            <text:p>Bear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04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12</text:p>
          </table:table-cell>
          <table:table-cell office:value-type="string" calcext:value-type="string">
            <text:p>Brighton Camp</text:p>
          </table:table-cell>
          <table:table-cell table:number-columns-repeated="2"/>
          <table:table-cell table:style-name="ce5" table:formula="of:=INDEX([.$H$1:.$H$40000];MATCH([.$G289];[.$A$1:.$A$40000];0);1)" office:value-type="string" office:string-value="Brighton Camp" calcext:value-type="string">
            <text:p>Brighton Cam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05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1 16</text:p>
          </table:table-cell>
          <table:table-cell office:value-type="string" calcext:value-type="string">
            <text:p>Newcastle</text:p>
          </table:table-cell>
          <table:table-cell table:number-columns-repeated="2"/>
          <table:table-cell table:style-name="ce5" table:formula="of:=INDEX([.$H$1:.$H$40000];MATCH([.$G290];[.$A$1:.$A$40000];0);1)" office:value-type="string" office:string-value="Newcastle" calcext:value-type="string">
            <text:p>Newcast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06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41</text:p>
          </table:table-cell>
          <table:table-cell office:value-type="string" calcext:value-type="string">
            <text:p>Portsmouth</text:p>
          </table:table-cell>
          <table:table-cell table:number-columns-repeated="2"/>
          <table:table-cell table:style-name="ce5" table:formula="of:=INDEX([.$H$1:.$H$40000];MATCH([.$G291];[.$A$1:.$A$40000];0);1)" office:value-type="string" office:string-value="Portsmouth" calcext:value-type="string">
            <text:p>Portsmou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07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9</text:p>
          </table:table-cell>
          <table:table-cell office:value-type="string" calcext:value-type="string">
            <text:p>Bobby Shaftoe</text:p>
          </table:table-cell>
          <table:table-cell table:number-columns-repeated="2"/>
          <table:table-cell table:style-name="ce5" table:formula="of:=INDEX([.$H$1:.$H$40000];MATCH([.$G292];[.$A$1:.$A$40000];0);1)" office:value-type="string" office:string-value="Bobby Shaftoe" calcext:value-type="string">
            <text:p>Bobby Shaft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08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heatley Processional</text:p>
          </table:table-cell>
          <table:table-cell/>
          <table:table-cell office:value-type="string" calcext:value-type="string">
            <text:p>WFS 14-03 08</text:p>
          </table:table-cell>
          <table:table-cell table:formula="of:=[.E293]" office:value-type="string" office:string-value="Wheatley Processional" calcext:value-type="string">
            <text:p>Wheatley Processional</text:p>
          </table:table-cell>
          <table:table-cell table:number-columns-repeated="2"/>
          <table:table-cell table:style-name="ce5" table:formula="of:=INDEX([.$H$1:.$H$40000];MATCH([.$G293];[.$A$1:.$A$40000];0);1)" office:value-type="string" office:string-value="Wheatley Processional" calcext:value-type="string">
            <text:p>Wheatley Procession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09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7</text:p>
          </table:table-cell>
          <table:table-cell office:value-type="string" calcext:value-type="string">
            <text:p>The Keel Row</text:p>
          </table:table-cell>
          <table:table-cell table:number-columns-repeated="2"/>
          <table:table-cell table:style-name="ce5" table:formula="of:=INDEX([.$H$1:.$H$40000];MATCH([.$G294];[.$A$1:.$A$40000];0);1)" office:value-type="string" office:string-value="The Keel Row" calcext:value-type="string">
            <text:p>The Keel R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10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08</text:p>
          </table:table-cell>
          <table:table-cell office:value-type="string" calcext:value-type="string">
            <text:p>Kafoozalum</text:p>
          </table:table-cell>
          <table:table-cell table:number-columns-repeated="2"/>
          <table:table-cell table:style-name="ce5" table:formula="of:=INDEX([.$H$1:.$H$40000];MATCH([.$G295];[.$A$1:.$A$40000];0);1)" office:value-type="string" office:string-value="Kafoozalum" calcext:value-type="string">
            <text:p>Kafoozal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11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02</text:p>
          </table:table-cell>
          <table:table-cell office:value-type="string" calcext:value-type="string">
            <text:p>The Dusty Miller</text:p>
          </table:table-cell>
          <table:table-cell table:number-columns-repeated="2"/>
          <table:table-cell table:style-name="ce5" table:formula="of:=INDEX([.$H$1:.$H$40000];MATCH([.$G296];[.$A$1:.$A$40000];0);1)" office:value-type="string" office:string-value="The Dusty Miller" calcext:value-type="string">
            <text:p>The Dusty Mi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12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4</text:p>
          </table:table-cell>
          <table:table-cell office:value-type="string" calcext:value-type="string">
            <text:p>Old Lancashire Hornpipe</text:p>
          </table:table-cell>
          <table:table-cell table:number-columns-repeated="2"/>
          <table:table-cell table:style-name="ce5" table:formula="of:=INDEX([.$H$1:.$H$40000];MATCH([.$G297];[.$A$1:.$A$40000];0);1)" office:value-type="string" office:string-value="Old Lancashire Hornpipe" calcext:value-type="string">
            <text:p>Old Lancashire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13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längpolska efter Byss-Kalle</text:p>
          </table:table-cell>
          <table:table-cell/>
          <table:table-cell office:value-type="string" calcext:value-type="string">
            <text:p>WFS 14-03 13</text:p>
          </table:table-cell>
          <table:table-cell table:formula="of:=[.E298]" office:value-type="string" office:string-value="Slängpolska efter Byss-Kalle" calcext:value-type="string">
            <text:p>Slängpolska efter Byss-Kalle</text:p>
          </table:table-cell>
          <table:table-cell table:number-columns-repeated="2"/>
          <table:table-cell table:style-name="ce5" table:formula="of:=INDEX([.$H$1:.$H$40000];MATCH([.$G298];[.$A$1:.$A$40000];0);1)" office:value-type="string" office:string-value="Slängpolska efter Byss-Kalle" calcext:value-type="string">
            <text:p>Slängpolska efter Byss-Kal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14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5</text:p>
          </table:table-cell>
          <table:table-cell office:value-type="string" calcext:value-type="string">
            <text:p>Jamie Allen</text:p>
          </table:table-cell>
          <table:table-cell table:number-columns-repeated="2"/>
          <table:table-cell table:style-name="ce5" table:formula="of:=INDEX([.$H$1:.$H$40000];MATCH([.$G299];[.$A$1:.$A$40000];0);1)" office:value-type="string" office:string-value="Jamie Allen" calcext:value-type="string">
            <text:p>Jamie All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15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04</text:p>
          </table:table-cell>
          <table:table-cell office:value-type="string" calcext:value-type="string">
            <text:p>Uncle Bernard's Polka</text:p>
          </table:table-cell>
          <table:table-cell table:number-columns-repeated="2"/>
          <table:table-cell table:style-name="ce5" table:formula="of:=INDEX([.$H$1:.$H$40000];MATCH([.$G300];[.$A$1:.$A$40000];0);1)" office:value-type="string" office:string-value="Uncle Bernard's Polka" calcext:value-type="string">
            <text:p>Uncle Bernard's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16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4</text:p>
          </table:table-cell>
          <table:table-cell office:value-type="string" calcext:value-type="string">
            <text:p>Jenny Lind Polka</text:p>
          </table:table-cell>
          <table:table-cell table:number-columns-repeated="2"/>
          <table:table-cell table:style-name="ce5" table:formula="of:=INDEX([.$H$1:.$H$40000];MATCH([.$G301];[.$A$1:.$A$40000];0);1)" office:value-type="string" office:string-value="Jenny Lind Polka" calcext:value-type="string">
            <text:p>Jenny Lind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17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Double Lead Through</text:p>
          </table:table-cell>
          <table:table-cell/>
          <table:table-cell office:value-type="string" calcext:value-type="string">
            <text:p>WFS 14-03 17</text:p>
          </table:table-cell>
          <table:table-cell table:formula="of:=[.E302]" office:value-type="string" office:string-value="Double Lead Through" calcext:value-type="string">
            <text:p>Double Lead Through</text:p>
          </table:table-cell>
          <table:table-cell table:number-columns-repeated="2"/>
          <table:table-cell table:style-name="ce5" table:formula="of:=INDEX([.$H$1:.$H$40000];MATCH([.$G302];[.$A$1:.$A$40000];0);1)" office:value-type="string" office:string-value="Double Lead Through" calcext:value-type="string">
            <text:p>Double Lead Throug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18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18</text:p>
          </table:table-cell>
          <table:table-cell table:formula="of:=[.E303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30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19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Astley's Ride</text:p>
          </table:table-cell>
          <table:table-cell/>
          <table:table-cell office:value-type="string" calcext:value-type="string">
            <text:p>WFS 14-03 19</text:p>
          </table:table-cell>
          <table:table-cell table:formula="of:=[.E304]" office:value-type="string" office:string-value="Astley's Ride" calcext:value-type="string">
            <text:p>Astley's Ride</text:p>
          </table:table-cell>
          <table:table-cell table:number-columns-repeated="2"/>
          <table:table-cell table:style-name="ce5" table:formula="of:=INDEX([.$H$1:.$H$40000];MATCH([.$G304];[.$A$1:.$A$40000];0);1)" office:value-type="string" office:string-value="Astley's Ride" calcext:value-type="string">
            <text:p>Astley's Ri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20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30</text:p>
          </table:table-cell>
          <table:table-cell office:value-type="string" calcext:value-type="string">
            <text:p>Lodge Road</text:p>
          </table:table-cell>
          <table:table-cell table:number-columns-repeated="2"/>
          <table:table-cell table:style-name="ce5" table:formula="of:=INDEX([.$H$1:.$H$40000];MATCH([.$G305];[.$A$1:.$A$40000];0);1)" office:value-type="string" office:string-value="Lodge Road" calcext:value-type="string">
            <text:p>Lodge Ro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21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6</text:p>
          </table:table-cell>
          <table:table-cell office:value-type="string" calcext:value-type="string">
            <text:p>Rakes of Mallow</text:p>
          </table:table-cell>
          <table:table-cell table:number-columns-repeated="2"/>
          <table:table-cell table:style-name="ce5" table:formula="of:=INDEX([.$H$1:.$H$40000];MATCH([.$G306];[.$A$1:.$A$40000];0);1)" office:value-type="string" office:string-value="Rakes of Mallow" calcext:value-type="string">
            <text:p>Rakes of Mall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22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23</text:p>
          </table:table-cell>
          <table:table-cell office:value-type="string" calcext:value-type="string">
            <text:p>Bonny Kate</text:p>
          </table:table-cell>
          <table:table-cell table:number-columns-repeated="2"/>
          <table:table-cell table:style-name="ce5" table:formula="of:=INDEX([.$H$1:.$H$40000];MATCH([.$G307];[.$A$1:.$A$40000];0);1)" office:value-type="string" office:string-value="Bonny Kate" calcext:value-type="string">
            <text:p>Bonny K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23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table:number-columns-repeated="2"/>
          <table:table-cell table:style-name="ce5" table:formula="of:=INDEX([.$H$1:.$H$40000];MATCH([.$G308];[.$A$1:.$A$40000];0);1)" office:value-type="string" office:string-value="Salmon Tails Up The Water" calcext:value-type="string">
            <text:p>Salmon Tails Up The Wa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24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3 24</text:p>
          </table:table-cell>
          <table:table-cell office:value-type="string" calcext:value-type="string">
            <text:p>Maggie In The Wood</text:p>
          </table:table-cell>
          <table:table-cell table:number-columns-repeated="2"/>
          <table:table-cell table:style-name="ce5" table:formula="of:=INDEX([.$H$1:.$H$40000];MATCH([.$G309];[.$A$1:.$A$40000];0);1)" office:value-type="string" office:string-value="Maggie In The Wood" calcext:value-type="string">
            <text:p>Maggie In The Woo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25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arino Casino</text:p>
          </table:table-cell>
          <table:table-cell/>
          <table:table-cell office:value-type="string" calcext:value-type="string">
            <text:p>WFS 14-03 25</text:p>
          </table:table-cell>
          <table:table-cell table:formula="of:=[.E310]" office:value-type="string" office:string-value="Marino Casino" calcext:value-type="string">
            <text:p>Marino Casino</text:p>
          </table:table-cell>
          <table:table-cell table:number-columns-repeated="2"/>
          <table:table-cell table:style-name="ce5" table:formula="of:=INDEX([.$H$1:.$H$40000];MATCH([.$G310];[.$A$1:.$A$40000];0);1)" office:value-type="string" office:string-value="Marino Casino" calcext:value-type="string">
            <text:p>Marino Casin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26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26</text:p>
          </table:table-cell>
          <table:table-cell office:value-type="string" calcext:value-type="string">
            <text:p>Josefins Dopvals</text:p>
          </table:table-cell>
          <table:table-cell table:number-columns-repeated="2"/>
          <table:table-cell table:style-name="ce5" table:formula="of:=INDEX([.$H$1:.$H$40000];MATCH([.$G311];[.$A$1:.$A$40000];0);1)" office:value-type="string" office:string-value="Josefins Dopvals" calcext:value-type="string">
            <text:p>Josefins Dopva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27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27</text:p>
          </table:table-cell>
          <table:table-cell table:formula="of:=[.E312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31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28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28</text:p>
          </table:table-cell>
          <table:table-cell table:formula="of:=[.E313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31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29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29</text:p>
          </table:table-cell>
          <table:table-cell office:value-type="string" calcext:value-type="string">
            <text:p>Halsway Schottische</text:p>
          </table:table-cell>
          <table:table-cell table:number-columns-repeated="2"/>
          <table:table-cell table:style-name="ce5" table:formula="of:=INDEX([.$H$1:.$H$40000];MATCH([.$G314];[.$A$1:.$A$40000];0);1)" office:value-type="string" office:string-value="Halsway Schottische" calcext:value-type="string">
            <text:p>Halsway Schottisch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30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30</text:p>
          </table:table-cell>
          <table:table-cell office:value-type="string" calcext:value-type="string">
            <text:p>Scottish de Servant</text:p>
          </table:table-cell>
          <table:table-cell table:number-columns-repeated="2"/>
          <table:table-cell table:style-name="ce5" table:formula="of:=INDEX([.$H$1:.$H$40000];MATCH([.$G315];[.$A$1:.$A$40000];0);1)" office:value-type="string" office:string-value="Scottish de Servant" calcext:value-type="string">
            <text:p>Scottish de Serv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31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50</text:p>
          </table:table-cell>
          <table:table-cell table:formula="of:=[.E316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31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32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32</text:p>
          </table:table-cell>
          <table:table-cell office:value-type="string" calcext:value-type="string">
            <text:p>The Crookit Bawbee</text:p>
          </table:table-cell>
          <table:table-cell table:number-columns-repeated="2"/>
          <table:table-cell table:style-name="ce5" table:formula="of:=INDEX([.$H$1:.$H$40000];MATCH([.$G317];[.$A$1:.$A$40000];0);1)" office:value-type="string" office:string-value="The Crookit Bawbee" calcext:value-type="string">
            <text:p>The Crookit Bawbe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33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32</text:p>
          </table:table-cell>
          <table:table-cell office:value-type="string" calcext:value-type="string">
            <text:p>South Downs</text:p>
          </table:table-cell>
          <table:table-cell table:number-columns-repeated="2"/>
          <table:table-cell table:style-name="ce5" table:formula="of:=INDEX([.$H$1:.$H$40000];MATCH([.$G318];[.$A$1:.$A$40000];0);1)" office:value-type="string" office:string-value="South Downs" calcext:value-type="string">
            <text:p>South Down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34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5</text:p>
          </table:table-cell>
          <table:table-cell office:value-type="string" calcext:value-type="string">
            <text:p>Doncaster Races</text:p>
          </table:table-cell>
          <table:table-cell table:number-columns-repeated="2"/>
          <table:table-cell table:style-name="ce5" table:formula="of:=INDEX([.$H$1:.$H$40000];MATCH([.$G319];[.$A$1:.$A$40000];0);1)" office:value-type="string" office:string-value="Doncaster Races" calcext:value-type="string">
            <text:p>Doncaster Rac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35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5</text:p>
          </table:table-cell>
          <table:table-cell office:value-type="string" calcext:value-type="string">
            <text:p>Michael Turner's Waltz</text:p>
          </table:table-cell>
          <table:table-cell table:number-columns-repeated="2"/>
          <table:table-cell table:style-name="ce5" table:formula="of:=INDEX([.$H$1:.$H$40000];MATCH([.$G320];[.$A$1:.$A$40000];0);1)" office:value-type="string" office:string-value="Michael Turner's Waltz" calcext:value-type="string">
            <text:p>Michael Turner's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01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01</text:p>
          </table:table-cell>
          <table:table-cell office:value-type="string" calcext:value-type="string">
            <text:p>When Daylight Shines</text:p>
          </table:table-cell>
          <table:table-cell table:number-columns-repeated="2"/>
          <table:table-cell table:style-name="ce5" table:formula="of:=INDEX([.$H$1:.$H$40000];MATCH([.$G321];[.$A$1:.$A$40000];0);1)" office:value-type="string" office:string-value="When Daylight Shines" calcext:value-type="string">
            <text:p>When Daylight Shin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02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02</text:p>
          </table:table-cell>
          <table:table-cell office:value-type="string" calcext:value-type="string">
            <text:p>Voulez-vous Danser</text:p>
          </table:table-cell>
          <table:table-cell table:number-columns-repeated="2"/>
          <table:table-cell table:style-name="ce5" table:formula="of:=INDEX([.$H$1:.$H$40000];MATCH([.$G322];[.$A$1:.$A$40000];0);1)" office:value-type="string" office:string-value="Voulez-vous Danser" calcext:value-type="string">
            <text:p>Voulez-vous Dans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03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03</text:p>
          </table:table-cell>
          <table:table-cell office:value-type="string" calcext:value-type="string">
            <text:p>Family Jig</text:p>
          </table:table-cell>
          <table:table-cell table:number-columns-repeated="2"/>
          <table:table-cell table:style-name="ce5" table:formula="of:=INDEX([.$H$1:.$H$40000];MATCH([.$G323];[.$A$1:.$A$40000];0);1)" office:value-type="string" office:string-value="Family Jig" calcext:value-type="string">
            <text:p>Family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04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04</text:p>
          </table:table-cell>
          <table:table-cell table:formula="of:=[.E324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32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05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3-11 16</text:p>
          </table:table-cell>
          <table:table-cell office:value-type="string" calcext:value-type="string">
            <text:p>Newcastle</text:p>
          </table:table-cell>
          <table:table-cell table:number-columns-repeated="2"/>
          <table:table-cell table:style-name="ce5" table:formula="of:=INDEX([.$H$1:.$H$40000];MATCH([.$G325];[.$A$1:.$A$40000];0);1)" office:value-type="string" office:string-value="Newcastle" calcext:value-type="string">
            <text:p>Newcast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06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41</text:p>
          </table:table-cell>
          <table:table-cell office:value-type="string" calcext:value-type="string">
            <text:p>Portsmouth</text:p>
          </table:table-cell>
          <table:table-cell table:number-columns-repeated="2"/>
          <table:table-cell table:style-name="ce5" table:formula="of:=INDEX([.$H$1:.$H$40000];MATCH([.$G326];[.$A$1:.$A$40000];0);1)" office:value-type="string" office:string-value="Portsmouth" calcext:value-type="string">
            <text:p>Portsmou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07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3-07 02</text:p>
          </table:table-cell>
          <table:table-cell office:value-type="string" calcext:value-type="string">
            <text:p>Captain Lanoe's Quick March</text:p>
          </table:table-cell>
          <table:table-cell table:number-columns-repeated="2"/>
          <table:table-cell table:style-name="ce5" table:formula="of:=INDEX([.$H$1:.$H$40000];MATCH([.$G327];[.$A$1:.$A$40000];0);1)" office:value-type="string" office:string-value="Captain Lanoe's Quick March" calcext:value-type="string">
            <text:p>Captain Lanoe's Quick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08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08</text:p>
          </table:table-cell>
          <table:table-cell office:value-type="string" calcext:value-type="string">
            <text:p>Upton Stick Dance</text:p>
          </table:table-cell>
          <table:table-cell table:number-columns-repeated="2"/>
          <table:table-cell table:style-name="ce5" table:formula="of:=INDEX([.$H$1:.$H$40000];MATCH([.$G328];[.$A$1:.$A$40000];0);1)" office:value-type="string" office:string-value="Upton Stick Dance" calcext:value-type="string">
            <text:p>Upton Stick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09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EATMD 13-01 05</text:p>
          </table:table-cell>
          <table:table-cell office:value-type="string" calcext:value-type="string">
            <text:p>The Sloe</text:p>
          </table:table-cell>
          <table:table-cell table:number-columns-repeated="2"/>
          <table:table-cell table:style-name="ce5" table:formula="of:=INDEX([.$H$1:.$H$40000];MATCH([.$G329];[.$A$1:.$A$40000];0);1)" office:value-type="string" office:string-value="The Sloe" calcext:value-type="string">
            <text:p>The Sl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10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10</text:p>
          </table:table-cell>
          <table:table-cell office:value-type="string" calcext:value-type="string">
            <text:p>Rhubarb Sandwich</text:p>
          </table:table-cell>
          <table:table-cell table:number-columns-repeated="2"/>
          <table:table-cell table:style-name="ce5" table:formula="of:=INDEX([.$H$1:.$H$40000];MATCH([.$G330];[.$A$1:.$A$40000];0);1)" office:value-type="string" office:string-value="Rhubarb Sandwich" calcext:value-type="string">
            <text:p>Rhubarb Sandwi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11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4 04</text:p>
          </table:table-cell>
          <table:table-cell office:value-type="string" calcext:value-type="string">
            <text:p>The Barren Rocks Of Aden</text:p>
          </table:table-cell>
          <table:table-cell table:number-columns-repeated="2"/>
          <table:table-cell table:style-name="ce5" table:formula="of:=INDEX([.$H$1:.$H$40000];MATCH([.$G331];[.$A$1:.$A$40000];0);1)" office:value-type="string" office:string-value="The Barren Rocks Of Aden" calcext:value-type="string">
            <text:p>The Barren Rocks Of Ad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12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12</text:p>
          </table:table-cell>
          <table:table-cell office:value-type="string" calcext:value-type="string">
            <text:p>Vulcan's Cave</text:p>
          </table:table-cell>
          <table:table-cell table:number-columns-repeated="2"/>
          <table:table-cell table:style-name="ce5" table:formula="of:=INDEX([.$H$1:.$H$40000];MATCH([.$G332];[.$A$1:.$A$40000];0);1)" office:value-type="string" office:string-value="Vulcan's Cave" calcext:value-type="string">
            <text:p>Vulcan's C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13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ulligan Jig</text:p>
          </table:table-cell>
          <table:table-cell/>
          <table:table-cell office:value-type="string" calcext:value-type="string">
            <text:p>BFS 14-04 13</text:p>
          </table:table-cell>
          <table:table-cell office:value-type="string" calcext:value-type="string">
            <text:p>Hulligan Jig</text:p>
          </table:table-cell>
          <table:table-cell table:number-columns-repeated="2"/>
          <table:table-cell table:style-name="ce5" table:formula="of:=INDEX([.$H$1:.$H$40000];MATCH([.$G333];[.$A$1:.$A$40000];0);1)" office:value-type="string" office:string-value="Hulligan Jig" calcext:value-type="string">
            <text:p>Hulligan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14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3-06 04</text:p>
          </table:table-cell>
          <table:table-cell office:value-type="string" calcext:value-type="string">
            <text:p>Scan Tester's #2</text:p>
          </table:table-cell>
          <table:table-cell table:number-columns-repeated="2"/>
          <table:table-cell table:style-name="ce5" table:formula="of:=INDEX([.$H$1:.$H$40000];MATCH([.$G334];[.$A$1:.$A$40000];0);1)" office:value-type="string" office:string-value="Scan Tester's No. 2" calcext:value-type="string">
            <text:p>Scan Tester's No.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15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6 05</text:p>
          </table:table-cell>
          <table:table-cell office:value-type="string" calcext:value-type="string">
            <text:p>Scan Tester's #1</text:p>
          </table:table-cell>
          <table:table-cell table:number-columns-repeated="2"/>
          <table:table-cell table:style-name="ce5" table:formula="of:=INDEX([.$H$1:.$H$40000];MATCH([.$G335];[.$A$1:.$A$40000];0);1)" office:value-type="string" office:string-value="Scan Tester's No. 1" calcext:value-type="string">
            <text:p>Scan Tester's No.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16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16</text:p>
          </table:table-cell>
          <table:table-cell office:value-type="string" calcext:value-type="string">
            <text:p>Tars Of The Victory</text:p>
          </table:table-cell>
          <table:table-cell table:number-columns-repeated="2"/>
          <table:table-cell table:style-name="ce5" table:formula="of:=INDEX([.$H$1:.$H$40000];MATCH([.$G336];[.$A$1:.$A$40000];0);1)" office:value-type="string" office:string-value="Tars Of The Victory" calcext:value-type="string">
            <text:p>Tars Of The Victo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17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17</text:p>
          </table:table-cell>
          <table:table-cell office:value-type="string" calcext:value-type="string">
            <text:p>Louisberg Square</text:p>
          </table:table-cell>
          <table:table-cell table:number-columns-repeated="2"/>
          <table:table-cell table:style-name="ce5" table:formula="of:=INDEX([.$H$1:.$H$40000];MATCH([.$G337];[.$A$1:.$A$40000];0);1)" office:value-type="string" office:string-value="Louisberg Square" calcext:value-type="string">
            <text:p>Louisberg Squa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18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18</text:p>
          </table:table-cell>
          <table:table-cell office:value-type="string" calcext:value-type="string">
            <text:p>The Warksburn</text:p>
          </table:table-cell>
          <table:table-cell table:number-columns-repeated="2"/>
          <table:table-cell table:style-name="ce5" table:formula="of:=INDEX([.$H$1:.$H$40000];MATCH([.$G338];[.$A$1:.$A$40000];0);1)" office:value-type="string" office:string-value="The Warksburn" calcext:value-type="string">
            <text:p>The Warksbur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19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3-02 01</text:p>
          </table:table-cell>
          <table:table-cell office:value-type="string" calcext:value-type="string">
            <text:p>Elsey's Waltz</text:p>
          </table:table-cell>
          <table:table-cell table:number-columns-repeated="2"/>
          <table:table-cell table:style-name="ce5" table:formula="of:=INDEX([.$H$1:.$H$40000];MATCH([.$G339];[.$A$1:.$A$40000];0);1)" office:value-type="string" office:string-value="Elsey's Waltz" calcext:value-type="string">
            <text:p>Elsey's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20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20</text:p>
          </table:table-cell>
          <table:table-cell office:value-type="string" calcext:value-type="string">
            <text:p>The Queen's Delight</text:p>
          </table:table-cell>
          <table:table-cell table:number-columns-repeated="2"/>
          <table:table-cell table:style-name="ce5" table:formula="of:=INDEX([.$H$1:.$H$40000];MATCH([.$G340];[.$A$1:.$A$40000];0);1)" office:value-type="string" office:string-value="The Queen's Delight" calcext:value-type="string">
            <text:p>The Queen's Del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21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12</text:p>
          </table:table-cell>
          <table:table-cell office:value-type="string" calcext:value-type="string">
            <text:p>Paddy Carey's</text:p>
          </table:table-cell>
          <table:table-cell table:number-columns-repeated="2"/>
          <table:table-cell table:style-name="ce5" table:formula="of:=INDEX([.$H$1:.$H$40000];MATCH([.$G341];[.$A$1:.$A$40000];0);1)" office:value-type="string" office:string-value="Paddy Carey's" calcext:value-type="string">
            <text:p>Paddy Carey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22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22</text:p>
          </table:table-cell>
          <table:table-cell office:value-type="string" calcext:value-type="string">
            <text:p>Worcester Hornpipe</text:p>
          </table:table-cell>
          <table:table-cell table:number-columns-repeated="2"/>
          <table:table-cell table:style-name="ce5" table:formula="of:=INDEX([.$H$1:.$H$40000];MATCH([.$G342];[.$A$1:.$A$40000];0);1)" office:value-type="string" office:string-value="Worcester Hornpipe" calcext:value-type="string">
            <text:p>Worcester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23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23</text:p>
          </table:table-cell>
          <table:table-cell office:value-type="string" calcext:value-type="string">
            <text:p>Gloucester Hornpipe</text:p>
          </table:table-cell>
          <table:table-cell table:number-columns-repeated="2"/>
          <table:table-cell table:style-name="ce5" table:formula="of:=INDEX([.$H$1:.$H$40000];MATCH([.$G343];[.$A$1:.$A$40000];0);1)" office:value-type="string" office:string-value="Gloucester Hornpipe" calcext:value-type="string">
            <text:p>Gloucester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24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24</text:p>
          </table:table-cell>
          <table:table-cell office:value-type="string" calcext:value-type="string">
            <text:p>Clee Hill</text:p>
          </table:table-cell>
          <table:table-cell table:number-columns-repeated="2"/>
          <table:table-cell table:style-name="ce5" table:formula="of:=INDEX([.$H$1:.$H$40000];MATCH([.$G344];[.$A$1:.$A$40000];0);1)" office:value-type="string" office:string-value="Clee Hill" calcext:value-type="string">
            <text:p>Clee Hi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25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4</text:p>
          </table:table-cell>
          <table:table-cell office:value-type="string" calcext:value-type="string">
            <text:p>Oh Joe</text:p>
          </table:table-cell>
          <table:table-cell table:number-columns-repeated="2"/>
          <table:table-cell table:style-name="ce5" table:formula="of:=INDEX([.$H$1:.$H$40000];MATCH([.$G345];[.$A$1:.$A$40000];0);1)" office:value-type="string" office:string-value="Oh Joe" calcext:value-type="string">
            <text:p>Oh J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26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26</text:p>
          </table:table-cell>
          <table:table-cell office:value-type="string" calcext:value-type="string">
            <text:p>The Opera Hat</text:p>
          </table:table-cell>
          <table:table-cell table:number-columns-repeated="2"/>
          <table:table-cell table:style-name="ce5" table:formula="of:=INDEX([.$H$1:.$H$40000];MATCH([.$G346];[.$A$1:.$A$40000];0);1)" office:value-type="string" office:string-value="The Opera Hat" calcext:value-type="string">
            <text:p>The Opera H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27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27</text:p>
          </table:table-cell>
          <table:table-cell office:value-type="string" calcext:value-type="string">
            <text:p>John Of Paris</text:p>
          </table:table-cell>
          <table:table-cell table:number-columns-repeated="2"/>
          <table:table-cell table:style-name="ce5" table:formula="of:=INDEX([.$H$1:.$H$40000];MATCH([.$G347];[.$A$1:.$A$40000];0);1)" office:value-type="string" office:string-value="John Of Paris" calcext:value-type="string">
            <text:p>John Of Pari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28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28</text:p>
          </table:table-cell>
          <table:table-cell office:value-type="string" calcext:value-type="string">
            <text:p>The Queen's Highway</text:p>
          </table:table-cell>
          <table:table-cell table:number-columns-repeated="2"/>
          <table:table-cell table:style-name="ce5" table:formula="of:=INDEX([.$H$1:.$H$40000];MATCH([.$G348];[.$A$1:.$A$40000];0);1)" office:value-type="string" office:string-value="The Queen's Highway" calcext:value-type="string">
            <text:p>The Queen's Highw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29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29</text:p>
          </table:table-cell>
          <table:table-cell office:value-type="string" calcext:value-type="string">
            <text:p>The Big Ship</text:p>
          </table:table-cell>
          <table:table-cell table:number-columns-repeated="2"/>
          <table:table-cell table:style-name="ce5" table:formula="of:=INDEX([.$H$1:.$H$40000];MATCH([.$G349];[.$A$1:.$A$40000];0);1)" office:value-type="string" office:string-value="The Big Ship" calcext:value-type="string">
            <text:p>The Big Sh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30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30</text:p>
          </table:table-cell>
          <table:table-cell office:value-type="string" calcext:value-type="string">
            <text:p>The Green Ship</text:p>
          </table:table-cell>
          <table:table-cell table:number-columns-repeated="2"/>
          <table:table-cell table:style-name="ce5" table:formula="of:=INDEX([.$H$1:.$H$40000];MATCH([.$G350];[.$A$1:.$A$40000];0);1)" office:value-type="string" office:string-value="The Green Ship" calcext:value-type="string">
            <text:p>The Green Sh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31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31</text:p>
          </table:table-cell>
          <table:table-cell table:formula="of:=[.E351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35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32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32</text:p>
          </table:table-cell>
          <table:table-cell office:value-type="string" calcext:value-type="string">
            <text:p>Peter's Peerie Boat</text:p>
          </table:table-cell>
          <table:table-cell table:number-columns-repeated="2"/>
          <table:table-cell table:style-name="ce5" table:formula="of:=INDEX([.$H$1:.$H$40000];MATCH([.$G352];[.$A$1:.$A$40000];0);1)" office:value-type="string" office:string-value="Peter's Peerie Boat" calcext:value-type="string">
            <text:p>Peter's Peerie Bo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33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6</text:p>
          </table:table-cell>
          <table:table-cell table:formula="of:=[.E353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353];[.$A$1:.$A$40000];0);1)" office:value-type="string" office:string-value="Young Scotty" calcext:value-type="string">
            <text:p>Young Scot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34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34</text:p>
          </table:table-cell>
          <table:table-cell office:value-type="string" calcext:value-type="string">
            <text:p>Alexandra Park</text:p>
          </table:table-cell>
          <table:table-cell table:number-columns-repeated="2"/>
          <table:table-cell table:style-name="ce5" table:formula="of:=INDEX([.$H$1:.$H$40000];MATCH([.$G354];[.$A$1:.$A$40000];0);1)" office:value-type="string" office:string-value="Alexandra Park" calcext:value-type="string">
            <text:p>Alexandra Par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35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3-07 18</text:p>
          </table:table-cell>
          <table:table-cell office:value-type="string" calcext:value-type="string">
            <text:p>Jack Robinson</text:p>
          </table:table-cell>
          <table:table-cell table:number-columns-repeated="2"/>
          <table:table-cell table:style-name="ce5" table:formula="of:=INDEX([.$H$1:.$H$40000];MATCH([.$G355];[.$A$1:.$A$40000];0);1)" office:value-type="string" office:string-value="Jack Robinson" calcext:value-type="string">
            <text:p>Jack Robins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36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36</text:p>
          </table:table-cell>
          <table:table-cell office:value-type="string" calcext:value-type="string">
            <text:p>Argiers</text:p>
          </table:table-cell>
          <table:table-cell table:number-columns-repeated="2"/>
          <table:table-cell table:style-name="ce5" table:formula="of:=INDEX([.$H$1:.$H$40000];MATCH([.$G356];[.$A$1:.$A$40000];0);1)" office:value-type="string" office:string-value="Argiers" calcext:value-type="string">
            <text:p>Argi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37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EATMD 13-01 50</text:p>
          </table:table-cell>
          <table:table-cell table:formula="of:=[.E357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35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38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38</text:p>
          </table:table-cell>
          <table:table-cell office:value-type="string" calcext:value-type="string">
            <text:p>Grimstock</text:p>
          </table:table-cell>
          <table:table-cell table:number-columns-repeated="2"/>
          <table:table-cell table:style-name="ce5" table:formula="of:=INDEX([.$H$1:.$H$40000];MATCH([.$G358];[.$A$1:.$A$40000];0);1)" office:value-type="string" office:string-value="Grimstock" calcext:value-type="string">
            <text:p>Grimsto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39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39</text:p>
          </table:table-cell>
          <table:table-cell office:value-type="string" calcext:value-type="string">
            <text:p>Lilliburlero</text:p>
          </table:table-cell>
          <table:table-cell table:number-columns-repeated="2"/>
          <table:table-cell table:style-name="ce5" table:formula="of:=INDEX([.$H$1:.$H$40000];MATCH([.$G359];[.$A$1:.$A$40000];0);1)" office:value-type="string" office:string-value="Lilliburlero" calcext:value-type="string">
            <text:p>Lilliburler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40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40</text:p>
          </table:table-cell>
          <table:table-cell table:formula="of:=[.E360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36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41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41</text:p>
          </table:table-cell>
          <table:table-cell office:value-type="string" calcext:value-type="string">
            <text:p>Harry Cox's Schottische</text:p>
          </table:table-cell>
          <table:table-cell table:number-columns-repeated="2"/>
          <table:table-cell table:style-name="ce5" table:formula="of:=INDEX([.$H$1:.$H$40000];MATCH([.$G361];[.$A$1:.$A$40000];0);1)" office:value-type="string" office:string-value="Harry Cox's Schottische" calcext:value-type="string">
            <text:p>Harry Cox's Schottisch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42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42</text:p>
          </table:table-cell>
          <table:table-cell office:value-type="string" calcext:value-type="string">
            <text:p>Rigs of Marlow</text:p>
          </table:table-cell>
          <table:table-cell table:number-columns-repeated="2"/>
          <table:table-cell table:style-name="ce5" table:formula="of:=INDEX([.$H$1:.$H$40000];MATCH([.$G362];[.$A$1:.$A$40000];0);1)" office:value-type="string" office:string-value="Rigs of Marlow" calcext:value-type="string">
            <text:p>Rigs of Marl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43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43</text:p>
          </table:table-cell>
          <table:table-cell office:value-type="string" calcext:value-type="string">
            <text:p>The Clog</text:p>
          </table:table-cell>
          <table:table-cell table:number-columns-repeated="2"/>
          <table:table-cell table:style-name="ce5" table:formula="of:=INDEX([.$H$1:.$H$40000];MATCH([.$G363];[.$A$1:.$A$40000];0);1)" office:value-type="string" office:string-value="The Clog" calcext:value-type="string">
            <text:p>The Clo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44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table:style-name="ce2" office:value-type="string" calcext:value-type="string">
            <text:p>WFS 13-10 39</text:p>
          </table:table-cell>
          <table:table-cell office:value-type="string" calcext:value-type="string">
            <text:p>The Man In The Moon</text:p>
          </table:table-cell>
          <table:table-cell table:number-columns-repeated="2"/>
          <table:table-cell table:style-name="ce5" table:formula="of:=INDEX([.$H$1:.$H$40000];MATCH([.$G364];[.$A$1:.$A$40000];0);1)" office:value-type="string" office:string-value="Man in the Moon" calcext:value-type="string">
            <text:p>Man in the Mo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45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45</text:p>
          </table:table-cell>
          <table:table-cell table:formula="of:=[.E365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36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46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46</text:p>
          </table:table-cell>
          <table:table-cell table:formula="of:=[.E366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36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47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0</text:p>
          </table:table-cell>
          <table:table-cell office:value-type="string" calcext:value-type="string">
            <text:p>Ville de Quebec</text:p>
          </table:table-cell>
          <table:table-cell table:number-columns-repeated="2"/>
          <table:table-cell table:style-name="ce5" table:formula="of:=INDEX([.$H$1:.$H$40000];MATCH([.$G36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48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48</text:p>
          </table:table-cell>
          <table:table-cell office:value-type="string" calcext:value-type="string">
            <text:p>William Taylor's Tabletop Hornpipe</text:p>
          </table:table-cell>
          <table:table-cell table:number-columns-repeated="2"/>
          <table:table-cell table:style-name="ce5" table:formula="of:=INDEX([.$H$1:.$H$40000];MATCH([.$G368];[.$A$1:.$A$40000];0);1)" office:value-type="string" office:string-value="William Taylor's Tabletop Hornpipe" calcext:value-type="string">
            <text:p>William Taylor's Tabletop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49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49</text:p>
          </table:table-cell>
          <table:table-cell table:formula="of:=[.E369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369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50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50</text:p>
          </table:table-cell>
          <table:table-cell office:value-type="string" calcext:value-type="string">
            <text:p>Gilderoy</text:p>
          </table:table-cell>
          <table:table-cell table:number-columns-repeated="2"/>
          <table:table-cell table:style-name="ce5" table:formula="of:=INDEX([.$H$1:.$H$40000];MATCH([.$G370];[.$A$1:.$A$40000];0);1)" office:value-type="string" office:string-value="Gilderoy" calcext:value-type="string">
            <text:p>Gildero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51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cky Tar</text:p>
          </table:table-cell>
          <table:table-cell/>
          <table:table-cell office:value-type="string" calcext:value-type="string">
            <text:p>BFS 14-04 51</text:p>
          </table:table-cell>
          <table:table-cell table:formula="of:=[.E371]" office:value-type="string" office:string-value="Jacky Tar" calcext:value-type="string">
            <text:p>Jacky Tar</text:p>
          </table:table-cell>
          <table:table-cell table:number-columns-repeated="2"/>
          <table:table-cell table:style-name="ce5" table:formula="of:=INDEX([.$H$1:.$H$40000];MATCH([.$G371];[.$A$1:.$A$40000];0);1)" office:value-type="string" office:string-value="Jacky Tar" calcext:value-type="string">
            <text:p>Jacky T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52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52</text:p>
          </table:table-cell>
          <table:table-cell table:formula="of:=[.E372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37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53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53</text:p>
          </table:table-cell>
          <table:table-cell table:formula="of:=[.E373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37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54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4-03 19</text:p>
          </table:table-cell>
          <table:table-cell office:value-type="string" calcext:value-type="string">
            <text:p>Astley's Ride</text:p>
          </table:table-cell>
          <table:table-cell table:number-columns-repeated="2"/>
          <table:table-cell table:style-name="ce5" table:formula="of:=INDEX([.$H$1:.$H$40000];MATCH([.$G374];[.$A$1:.$A$40000];0);1)" office:value-type="string" office:string-value="Astley's Ride" calcext:value-type="string">
            <text:p>Astley's Ri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55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4-01 24</text:p>
          </table:table-cell>
          <table:table-cell office:value-type="string" calcext:value-type="string">
            <text:p>Buttered Peas</text:p>
          </table:table-cell>
          <table:table-cell table:number-columns-repeated="2"/>
          <table:table-cell table:style-name="ce5" table:formula="of:=INDEX([.$H$1:.$H$40000];MATCH([.$G375];[.$A$1:.$A$40000];0);1)" office:value-type="string" office:string-value="Buttered Peas" calcext:value-type="string">
            <text:p>Buttered Pe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56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56</text:p>
          </table:table-cell>
          <table:table-cell office:value-type="string" calcext:value-type="string">
            <text:p>Lord Of The Dance</text:p>
          </table:table-cell>
          <table:table-cell table:number-columns-repeated="2"/>
          <table:table-cell table:style-name="ce5" table:formula="of:=INDEX([.$H$1:.$H$40000];MATCH([.$G376];[.$A$1:.$A$40000];0);1)" office:value-type="string" office:string-value="Lord Of The Dance" calcext:value-type="string">
            <text:p>Lord Of The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57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57</text:p>
          </table:table-cell>
          <table:table-cell table:formula="of:=[.E377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37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58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58</text:p>
          </table:table-cell>
          <table:table-cell office:value-type="string" calcext:value-type="string">
            <text:p>Maclotte</text:p>
          </table:table-cell>
          <table:table-cell table:number-columns-repeated="2"/>
          <table:table-cell table:style-name="ce5" table:formula="of:=INDEX([.$H$1:.$H$40000];MATCH([.$G378];[.$A$1:.$A$40000];0);1)" office:value-type="string" office:string-value="Maclotte" calcext:value-type="string">
            <text:p>Maclot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59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3-07 05</text:p>
          </table:table-cell>
          <table:table-cell office:value-type="string" calcext:value-type="string">
            <text:p>Michael Turner's Waltz</text:p>
          </table:table-cell>
          <table:table-cell table:number-columns-repeated="2"/>
          <table:table-cell table:style-name="ce5" table:formula="of:=INDEX([.$H$1:.$H$40000];MATCH([.$G379];[.$A$1:.$A$40000];0);1)" office:value-type="string" office:string-value="Michael Turner's Waltz" calcext:value-type="string">
            <text:p>Michael Turner's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x 14-04 60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x 14-04 60</text:p>
          </table:table-cell>
          <table:table-cell office:value-type="string" calcext:value-type="string">
            <text:p>Andrew Kerr</text:p>
          </table:table-cell>
          <table:table-cell table:number-columns-repeated="2"/>
          <table:table-cell table:style-name="ce5" table:formula="of:=INDEX([.$H$1:.$H$40000];MATCH([.$G380];[.$A$1:.$A$40000];0);1)" office:value-type="string" office:string-value="Andrew Kerr" calcext:value-type="string">
            <text:p>Andrew Kerr</text:p>
          </table:table-cell>
          <table:table-cell office:value-type="string" calcext:value-type="string">
            <text:p>Not transcrib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FSx 14-04 61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ng Room At Scarborough</text:p>
          </table:table-cell>
          <table:table-cell/>
          <table:table-cell office:value-type="string" calcext:value-type="string">
            <text:p>BFSx 14-04 61</text:p>
          </table:table-cell>
          <table:table-cell table:formula="of:=[.E381]" office:value-type="string" office:string-value="Long Room At Scarborough" calcext:value-type="string">
            <text:p>Long Room At Scarborough</text:p>
          </table:table-cell>
          <table:table-cell table:number-columns-repeated="2"/>
          <table:table-cell table:style-name="ce5" table:formula="of:=INDEX([.$H$1:.$H$40000];MATCH([.$G381];[.$A$1:.$A$40000];0);1)" office:value-type="string" office:string-value="Long Room At Scarborough" calcext:value-type="string">
            <text:p>Long Room At Scarborough</text:p>
          </table:table-cell>
          <table:table-cell office:value-type="string" calcext:value-type="string">
            <text:p>Not transcrib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FS 14-04 62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62</text:p>
          </table:table-cell>
          <table:table-cell office:value-type="string" calcext:value-type="string">
            <text:p>Cheshire Waltz</text:p>
          </table:table-cell>
          <table:table-cell table:number-columns-repeated="2"/>
          <table:table-cell table:style-name="ce5" table:formula="of:=INDEX([.$H$1:.$H$40000];MATCH([.$G382];[.$A$1:.$A$40000];0);1)" office:value-type="string" office:string-value="Cheshire Waltz" calcext:value-type="string">
            <text:p>Cheshire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63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63</text:p>
          </table:table-cell>
          <table:table-cell office:value-type="string" calcext:value-type="string">
            <text:p>Northern Schottische</text:p>
          </table:table-cell>
          <table:table-cell table:number-columns-repeated="2"/>
          <table:table-cell table:style-name="ce5" table:formula="of:=INDEX([.$H$1:.$H$40000];MATCH([.$G383];[.$A$1:.$A$40000];0);1)" office:value-type="string" office:string-value="Northern Schottische" calcext:value-type="string">
            <text:p>Northern Schottisch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64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EATMD 13-02 13</text:p>
          </table:table-cell>
          <table:table-cell office:value-type="string" calcext:value-type="string">
            <text:p>Coleford Jig</text:p>
          </table:table-cell>
          <table:table-cell table:number-columns-repeated="2"/>
          <table:table-cell table:style-name="ce5" table:formula="of:=INDEX([.$H$1:.$H$40000];MATCH([.$G384];[.$A$1:.$A$40000];0);1)" office:value-type="string" office:string-value="Coleford Jig" calcext:value-type="string">
            <text:p>Coleford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65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65</text:p>
          </table:table-cell>
          <table:table-cell office:value-type="string" calcext:value-type="string">
            <text:p>Stringers Hornpipe</text:p>
          </table:table-cell>
          <table:table-cell table:number-columns-repeated="2"/>
          <table:table-cell table:style-name="ce5" table:formula="of:=INDEX([.$H$1:.$H$40000];MATCH([.$G385];[.$A$1:.$A$40000];0);1)" office:value-type="string" office:string-value="Stringers Hornpipe" calcext:value-type="string">
            <text:p>Stringers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66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66</text:p>
          </table:table-cell>
          <table:table-cell office:value-type="string" calcext:value-type="string">
            <text:p>Marmalade Polka</text:p>
          </table:table-cell>
          <table:table-cell table:number-columns-repeated="2"/>
          <table:table-cell table:style-name="ce5" table:formula="of:=INDEX([.$H$1:.$H$40000];MATCH([.$G386];[.$A$1:.$A$40000];0);1)" office:value-type="string" office:string-value="Marmalade Polka" calcext:value-type="string">
            <text:p>Marmalade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67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4</text:p>
          </table:table-cell>
          <table:table-cell office:value-type="string" calcext:value-type="string">
            <text:p>Jenny Lind Polka</text:p>
          </table:table-cell>
          <table:table-cell table:number-columns-repeated="2"/>
          <table:table-cell table:style-name="ce5" table:formula="of:=INDEX([.$H$1:.$H$40000];MATCH([.$G387];[.$A$1:.$A$40000];0);1)" office:value-type="string" office:string-value="Jenny Lind Polka" calcext:value-type="string">
            <text:p>Jenny Lind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68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68</text:p>
          </table:table-cell>
          <table:table-cell office:value-type="string" calcext:value-type="string">
            <text:p>The Cotillion</text:p>
          </table:table-cell>
          <table:table-cell table:number-columns-repeated="2"/>
          <table:table-cell table:style-name="ce5" table:formula="of:=INDEX([.$H$1:.$H$40000];MATCH([.$G388];[.$A$1:.$A$40000];0);1)" office:value-type="string" office:string-value="The Cotillion" calcext:value-type="string">
            <text:p>The Cotill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69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69</text:p>
          </table:table-cell>
          <table:table-cell office:value-type="string" calcext:value-type="string">
            <text:p>The Trip To Brighton</text:p>
          </table:table-cell>
          <table:table-cell table:number-columns-repeated="2"/>
          <table:table-cell table:style-name="ce5" table:formula="of:=INDEX([.$H$1:.$H$40000];MATCH([.$G389];[.$A$1:.$A$40000];0);1)" office:value-type="string" office:string-value="The Trip To Brighton" calcext:value-type="string">
            <text:p>The Trip To Bright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70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EATMD 13-01 19</text:p>
          </table:table-cell>
          <table:table-cell office:value-type="string" calcext:value-type="string">
            <text:p>Sherborne Waltz / Orange In Bloom</text:p>
          </table:table-cell>
          <table:table-cell table:number-columns-repeated="2"/>
          <table:table-cell table:style-name="ce5" table:formula="of:=INDEX([.$H$1:.$H$40000];MATCH([.$G390];[.$A$1:.$A$40000];0);1)" office:value-type="string" office:string-value="Sherborne Waltz / Orange In Bloom" calcext:value-type="string">
            <text:p>Sherborne Waltz / Orange In Bloo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71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71</text:p>
          </table:table-cell>
          <table:table-cell office:value-type="string" calcext:value-type="string">
            <text:p>Dear Tobacco</text:p>
          </table:table-cell>
          <table:table-cell table:number-columns-repeated="2"/>
          <table:table-cell table:style-name="ce5" table:formula="of:=INDEX([.$H$1:.$H$40000];MATCH([.$G391];[.$A$1:.$A$40000];0);1)" office:value-type="string" office:string-value="Dear Tobacco" calcext:value-type="string">
            <text:p>Dear Tobacc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72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72</text:p>
          </table:table-cell>
          <table:table-cell office:value-type="string" calcext:value-type="string">
            <text:p>Trip To Cartmell</text:p>
          </table:table-cell>
          <table:table-cell table:number-columns-repeated="2"/>
          <table:table-cell table:style-name="ce5" table:formula="of:=INDEX([.$H$1:.$H$40000];MATCH([.$G392];[.$A$1:.$A$40000];0);1)" office:value-type="string" office:string-value="Trip To Cartmell" calcext:value-type="string">
            <text:p>Trip To Cartme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73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73</text:p>
          </table:table-cell>
          <table:table-cell office:value-type="string" calcext:value-type="string">
            <text:p>Lady Susan Stewart's Reel</text:p>
          </table:table-cell>
          <table:table-cell table:number-columns-repeated="2"/>
          <table:table-cell table:style-name="ce5" table:formula="of:=INDEX([.$H$1:.$H$40000];MATCH([.$G393];[.$A$1:.$A$40000];0);1)" office:value-type="string" office:string-value="Lady Susan Stewart's Reel" calcext:value-type="string">
            <text:p>Lady Susan Stewart's R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74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74</text:p>
          </table:table-cell>
          <table:table-cell table:formula="of:=[.E394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39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75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EATMD 13-02 09</text:p>
          </table:table-cell>
          <table:table-cell office:value-type="string" calcext:value-type="string">
            <text:p>Mount Hills</text:p>
          </table:table-cell>
          <table:table-cell table:number-columns-repeated="2"/>
          <table:table-cell table:style-name="ce5" table:formula="of:=INDEX([.$H$1:.$H$40000];MATCH([.$G395];[.$A$1:.$A$40000];0);1)" office:value-type="string" office:string-value="Mount Hills" calcext:value-type="string">
            <text:p>Mount Hil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76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76</text:p>
          </table:table-cell>
          <table:table-cell office:value-type="string" calcext:value-type="string">
            <text:p>Cumberland Waltz</text:p>
          </table:table-cell>
          <table:table-cell table:number-columns-repeated="2"/>
          <table:table-cell table:style-name="ce5" table:formula="of:=INDEX([.$H$1:.$H$40000];MATCH([.$G396];[.$A$1:.$A$40000];0);1)" office:value-type="string" office:string-value="Cumberland Waltz" calcext:value-type="string">
            <text:p>Cumberland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77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77</text:p>
          </table:table-cell>
          <table:table-cell office:value-type="string" calcext:value-type="string">
            <text:p>Westmoreland</text:p>
          </table:table-cell>
          <table:table-cell table:number-columns-repeated="2"/>
          <table:table-cell table:style-name="ce5" table:formula="of:=INDEX([.$H$1:.$H$40000];MATCH([.$G397];[.$A$1:.$A$40000];0);1)" office:value-type="string" office:string-value="Westmoreland" calcext:value-type="string">
            <text:p>Westmorelan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78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78</text:p>
          </table:table-cell>
          <table:table-cell office:value-type="string" calcext:value-type="string">
            <text:p>Fanny Power</text:p>
          </table:table-cell>
          <table:table-cell table:number-columns-repeated="2"/>
          <table:table-cell table:style-name="ce5" table:formula="of:=INDEX([.$H$1:.$H$40000];MATCH([.$G398];[.$A$1:.$A$40000];0);1)" office:value-type="string" office:string-value="Fanny Power" calcext:value-type="string">
            <text:p>Fanny Pow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79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EATMD 13-02 02</text:p>
          </table:table-cell>
          <table:table-cell office:value-type="string" calcext:value-type="string">
            <text:p>The Dusty Miller</text:p>
          </table:table-cell>
          <table:table-cell table:number-columns-repeated="2"/>
          <table:table-cell table:style-name="ce5" table:formula="of:=INDEX([.$H$1:.$H$40000];MATCH([.$G399];[.$A$1:.$A$40000];0);1)" office:value-type="string" office:string-value="The Dusty Miller" calcext:value-type="string">
            <text:p>The Dusty Mi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80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EATMD 13-02 03</text:p>
          </table:table-cell>
          <table:table-cell office:value-type="string" calcext:value-type="string">
            <text:p>Three Rusty Swords</text:p>
          </table:table-cell>
          <table:table-cell table:number-columns-repeated="2"/>
          <table:table-cell table:style-name="ce5" table:formula="of:=INDEX([.$H$1:.$H$40000];MATCH([.$G400];[.$A$1:.$A$40000];0);1)" office:value-type="string" office:string-value="Three Rusty Swords" calcext:value-type="string">
            <text:p>Three Rusty Swor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81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4-03 26</text:p>
          </table:table-cell>
          <table:table-cell office:value-type="string" calcext:value-type="string">
            <text:p>Josefins Dopvals</text:p>
          </table:table-cell>
          <table:table-cell table:number-columns-repeated="2"/>
          <table:table-cell table:style-name="ce5" table:formula="of:=INDEX([.$H$1:.$H$40000];MATCH([.$G401];[.$A$1:.$A$40000];0);1)" office:value-type="string" office:string-value="Josefins Dopvals" calcext:value-type="string">
            <text:p>Josefins Dopva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82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82</text:p>
          </table:table-cell>
          <table:table-cell office:value-type="string" calcext:value-type="string">
            <text:p>Å Jenta Å Ja</text:p>
          </table:table-cell>
          <table:table-cell table:number-columns-repeated="2"/>
          <table:table-cell table:style-name="ce5" table:formula="of:=INDEX([.$H$1:.$H$40000];MATCH([.$G402];[.$A$1:.$A$40000];0);1)" office:value-type="string" office:string-value="Å Jenta Å Ja" calcext:value-type="string">
            <text:p>Å Jenta Å J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83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83</text:p>
          </table:table-cell>
          <table:table-cell table:formula="of:=[.E403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40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84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84</text:p>
          </table:table-cell>
          <table:table-cell office:value-type="string" calcext:value-type="string">
            <text:p>Kate Dalrymple</text:p>
          </table:table-cell>
          <table:table-cell table:number-columns-repeated="2"/>
          <table:table-cell table:style-name="ce5" table:formula="of:=INDEX([.$H$1:.$H$40000];MATCH([.$G404];[.$A$1:.$A$40000];0);1)" office:value-type="string" office:string-value="Kate Dalrymple" calcext:value-type="string">
            <text:p>Kate Dalrymp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85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3-10 36</text:p>
          </table:table-cell>
          <table:table-cell office:value-type="string" calcext:value-type="string">
            <text:p>Jamaica</text:p>
          </table:table-cell>
          <table:table-cell table:number-columns-repeated="2"/>
          <table:table-cell table:style-name="ce5" table:formula="of:=INDEX([.$H$1:.$H$40000];MATCH([.$G405];[.$A$1:.$A$40000];0);1)" office:value-type="string" office:string-value="Jamaica" calcext:value-type="string">
            <text:p>Jamaic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86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/>
          <table:table-cell office:value-type="string" calcext:value-type="string">
            <text:p>The British Toper</text:p>
          </table:table-cell>
          <table:table-cell/>
          <table:table-cell office:value-type="string" calcext:value-type="string">
            <text:p>BFS 14-04 86</text:p>
          </table:table-cell>
          <table:table-cell table:formula="of:=[.E406]" office:value-type="string" office:string-value="The British Toper" calcext:value-type="string">
            <text:p>The British Toper</text:p>
          </table:table-cell>
          <table:table-cell table:number-columns-repeated="2"/>
          <table:table-cell table:style-name="ce5" table:formula="of:=INDEX([.$H$1:.$H$40000];MATCH([.$G406];[.$A$1:.$A$40000];0);1)" office:value-type="string" office:string-value="The British Toper" calcext:value-type="string">
            <text:p>The British Top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87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rlando's Return</text:p>
          </table:table-cell>
          <table:table-cell/>
          <table:table-cell office:value-type="string" calcext:value-type="string">
            <text:p>BFS 14-04 87</text:p>
          </table:table-cell>
          <table:table-cell table:formula="of:=[.E407]" office:value-type="string" office:string-value="Orlando's Return" calcext:value-type="string">
            <text:p>Orlando's Return</text:p>
          </table:table-cell>
          <table:table-cell table:number-columns-repeated="2"/>
          <table:table-cell table:style-name="ce5" table:formula="of:=INDEX([.$H$1:.$H$40000];MATCH([.$G407];[.$A$1:.$A$40000];0);1)" office:value-type="string" office:string-value="Orlando's Return" calcext:value-type="string">
            <text:p>Orlando's Retur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88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ince William's March</text:p>
          </table:table-cell>
          <table:table-cell/>
          <table:table-cell office:value-type="string" calcext:value-type="string">
            <text:p>BFS 14-04 88</text:p>
          </table:table-cell>
          <table:table-cell table:formula="of:=[.E408]" office:value-type="string" office:string-value="Prince William's March" calcext:value-type="string">
            <text:p>Prince William's March</text:p>
          </table:table-cell>
          <table:table-cell table:number-columns-repeated="2"/>
          <table:table-cell table:style-name="ce5" table:formula="of:=INDEX([.$H$1:.$H$40000];MATCH([.$G408];[.$A$1:.$A$40000];0);1)" office:value-type="string" office:string-value="Prince William's March" calcext:value-type="string">
            <text:p>Prince William's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89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ctor Fauster's Tumblers</text:p>
          </table:table-cell>
          <table:table-cell/>
          <table:table-cell office:value-type="string" calcext:value-type="string">
            <text:p>BFS 14-04 89</text:p>
          </table:table-cell>
          <table:table-cell table:formula="of:=[.E409]" office:value-type="string" office:string-value="Doctor Fauster's Tumblers" calcext:value-type="string">
            <text:p>Doctor Fauster's Tumblers</text:p>
          </table:table-cell>
          <table:table-cell table:number-columns-repeated="2"/>
          <table:table-cell table:style-name="ce5" table:formula="of:=INDEX([.$H$1:.$H$40000];MATCH([.$G409];[.$A$1:.$A$40000];0);1)" office:value-type="string" office:string-value="Doctor Fauster's Tumblers" calcext:value-type="string">
            <text:p>Doctor Fauster's Tumbl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01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5</text:p>
          </table:table-cell>
          <table:table-cell office:value-type="string" calcext:value-type="string">
            <text:p>Winster Gallop</text:p>
          </table:table-cell>
          <table:table-cell table:number-columns-repeated="2"/>
          <table:table-cell table:style-name="ce5" table:formula="of:=INDEX([.$H$1:.$H$40000];MATCH([.$G410];[.$A$1:.$A$40000];0);1)" office:value-type="string" office:string-value="Winster Gallop" calcext:value-type="string">
            <text:p>Winster Gall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02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5</text:p>
          </table:table-cell>
          <table:table-cell office:value-type="string" calcext:value-type="string">
            <text:p>Jamie Allen</text:p>
          </table:table-cell>
          <table:table-cell table:number-columns-repeated="2"/>
          <table:table-cell table:style-name="ce5" table:formula="of:=INDEX([.$H$1:.$H$40000];MATCH([.$G411];[.$A$1:.$A$40000];0);1)" office:value-type="string" office:string-value="Jamie Allen" calcext:value-type="string">
            <text:p>Jamie All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03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5</text:p>
          </table:table-cell>
          <table:table-cell office:value-type="string" calcext:value-type="string">
            <text:p>Winster Gallop</text:p>
          </table:table-cell>
          <table:table-cell table:number-columns-repeated="2"/>
          <table:table-cell table:style-name="ce5" table:formula="of:=INDEX([.$H$1:.$H$40000];MATCH([.$G412];[.$A$1:.$A$40000];0);1)" office:value-type="string" office:string-value="Winster Gallop" calcext:value-type="string">
            <text:p>Winster Gall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04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Barren Rocks Of Aden</text:p>
          </table:table-cell>
          <table:table-cell/>
          <table:table-cell office:value-type="string" calcext:value-type="string">
            <text:p>WFS 14-04 04</text:p>
          </table:table-cell>
          <table:table-cell table:formula="of:=[.E413]" office:value-type="string" office:string-value="The Barren Rocks Of Aden" calcext:value-type="string">
            <text:p>The Barren Rocks Of Aden</text:p>
          </table:table-cell>
          <table:table-cell table:number-columns-repeated="2"/>
          <table:table-cell table:style-name="ce5" table:formula="of:=INDEX([.$H$1:.$H$40000];MATCH([.$G413];[.$A$1:.$A$40000];0);1)" office:value-type="string" office:string-value="The Barren Rocks Of Aden" calcext:value-type="string">
            <text:p>The Barren Rocks Of Ad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05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9</text:p>
          </table:table-cell>
          <table:table-cell office:value-type="string" calcext:value-type="string">
            <text:p>Bear Dance</text:p>
          </table:table-cell>
          <table:table-cell table:number-columns-repeated="2"/>
          <table:table-cell table:style-name="ce5" table:formula="of:=INDEX([.$H$1:.$H$40000];MATCH([.$G414];[.$A$1:.$A$40000];0);1)" office:value-type="string" office:string-value="Bear Dance" calcext:value-type="string">
            <text:p>Bear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06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1 01</text:p>
          </table:table-cell>
          <table:table-cell office:value-type="string" calcext:value-type="string">
            <text:p>The Curly-Headed Ploughboy</text:p>
          </table:table-cell>
          <table:table-cell table:number-columns-repeated="2"/>
          <table:table-cell table:style-name="ce5" table:formula="of:=INDEX([.$H$1:.$H$40000];MATCH([.$G415];[.$A$1:.$A$40000];0);1)" office:value-type="string" office:string-value="The Curly-Headed Ploughboy" calcext:value-type="string">
            <text:p>The Curly-Headed Ploughbo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07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3</text:p>
          </table:table-cell>
          <table:table-cell office:value-type="string" calcext:value-type="string">
            <text:p>Rogue's March</text:p>
          </table:table-cell>
          <table:table-cell table:number-columns-repeated="2"/>
          <table:table-cell table:style-name="ce5" table:formula="of:=INDEX([.$H$1:.$H$40000];MATCH([.$G416];[.$A$1:.$A$40000];0);1)" office:value-type="string" office:string-value="Rogue's March" calcext:value-type="string">
            <text:p>Rogue's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08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ptain Lanoe's Quick March</text:p>
          </table:table-cell>
          <table:table-cell/>
          <table:table-cell office:value-type="string" calcext:value-type="string">
            <text:p>WFS 13-07 02</text:p>
          </table:table-cell>
          <table:table-cell table:formula="of:=[.E417]" office:value-type="string" office:string-value="Captain Lanoe's Quick March" calcext:value-type="string">
            <text:p>Captain Lanoe's Quick March</text:p>
          </table:table-cell>
          <table:table-cell table:number-columns-repeated="2"/>
          <table:table-cell table:style-name="ce5" table:formula="of:=INDEX([.$H$1:.$H$40000];MATCH([.$G417];[.$A$1:.$A$40000];0);1)" office:value-type="string" office:string-value="Captain Lanoe's Quick March" calcext:value-type="string">
            <text:p>Captain Lanoe's Quick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09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43</text:p>
          </table:table-cell>
          <table:table-cell office:value-type="string" calcext:value-type="string">
            <text:p>Speed the Plough</text:p>
          </table:table-cell>
          <table:table-cell table:number-columns-repeated="2"/>
          <table:table-cell table:style-name="ce5" table:formula="of:=INDEX([.$H$1:.$H$40000];MATCH([.$G418];[.$A$1:.$A$40000];0);1)" office:value-type="string" office:string-value="Speed the Plough" calcext:value-type="string">
            <text:p>Speed the Ploug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10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19</text:p>
          </table:table-cell>
          <table:table-cell office:value-type="string" calcext:value-type="string">
            <text:p>Bobby Shaftoe</text:p>
          </table:table-cell>
          <table:table-cell table:number-columns-repeated="2"/>
          <table:table-cell table:style-name="ce5" table:formula="of:=INDEX([.$H$1:.$H$40000];MATCH([.$G419];[.$A$1:.$A$40000];0);1)" office:value-type="string" office:string-value="Bobby Shaftoe" calcext:value-type="string">
            <text:p>Bobby Shaft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11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1 07</text:p>
          </table:table-cell>
          <table:table-cell office:value-type="string" calcext:value-type="string">
            <text:p>Rattling Bog</text:p>
          </table:table-cell>
          <table:table-cell table:number-columns-repeated="2"/>
          <table:table-cell table:style-name="ce5" table:formula="of:=INDEX([.$H$1:.$H$40000];MATCH([.$G420];[.$A$1:.$A$40000];0);1)" office:value-type="string" office:string-value="Rattling Bog" calcext:value-type="string">
            <text:p>Rattling Bo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12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table:number-columns-repeated="2"/>
          <table:table-cell table:style-name="ce5" table:formula="of:=INDEX([.$H$1:.$H$40000];MATCH([.$G421];[.$A$1:.$A$40000];0);1)" office:value-type="string" office:string-value="Salmon Tails Up The Water" calcext:value-type="string">
            <text:p>Salmon Tails Up The Wa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13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6</text:p>
          </table:table-cell>
          <table:table-cell office:value-type="string" calcext:value-type="string">
            <text:p>Rakes of Mallow</text:p>
          </table:table-cell>
          <table:table-cell table:number-columns-repeated="2"/>
          <table:table-cell table:style-name="ce5" table:formula="of:=INDEX([.$H$1:.$H$40000];MATCH([.$G422];[.$A$1:.$A$40000];0);1)" office:value-type="string" office:string-value="Rakes of Mallow" calcext:value-type="string">
            <text:p>Rakes of Mall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14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30</text:p>
          </table:table-cell>
          <table:table-cell office:value-type="string" calcext:value-type="string">
            <text:p>Soldier's Joy</text:p>
          </table:table-cell>
          <table:table-cell table:number-columns-repeated="2"/>
          <table:table-cell table:style-name="ce5" table:formula="of:=INDEX([.$H$1:.$H$40000];MATCH([.$G423];[.$A$1:.$A$40000];0);1)" office:value-type="string" office:string-value="Soldier's Joy" calcext:value-type="string">
            <text:p>Soldier's Jo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15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emmie Brazil's No.2</text:p>
          </table:table-cell>
          <table:table-cell/>
          <table:table-cell office:value-type="string" calcext:value-type="string">
            <text:p>WFS 13-12 37</text:p>
          </table:table-cell>
          <table:table-cell table:formula="of:=[.E424]" office:value-type="string" office:string-value="Lemmie Brazil's No.2" calcext:value-type="string">
            <text:p>Lemmie Brazil's No.2</text:p>
          </table:table-cell>
          <table:table-cell table:number-columns-repeated="2"/>
          <table:table-cell table:style-name="ce5" table:formula="of:=INDEX([.$H$1:.$H$40000];MATCH([.$G424];[.$A$1:.$A$40000];0);1)" office:value-type="string" office:string-value="Lemmie Brazil's No.2" calcext:value-type="string">
            <text:p>Lemmie Brazil's No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16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längpolska efter Byss-Kalle</text:p>
          </table:table-cell>
          <table:table-cell/>
          <table:table-cell office:value-type="string" calcext:value-type="string">
            <text:p>WFS 14-03 13</text:p>
          </table:table-cell>
          <table:table-cell table:formula="of:=[.E425]" office:value-type="string" office:string-value="Slängpolska efter Byss-Kalle" calcext:value-type="string">
            <text:p>Slängpolska efter Byss-Kalle</text:p>
          </table:table-cell>
          <table:table-cell table:number-columns-repeated="2"/>
          <table:table-cell table:style-name="ce5" table:formula="of:=INDEX([.$H$1:.$H$40000];MATCH([.$G425];[.$A$1:.$A$40000];0);1)" office:value-type="string" office:string-value="Slängpolska efter Byss-Kalle" calcext:value-type="string">
            <text:p>Slängpolska efter Byss-Kal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17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2</text:p>
          </table:table-cell>
          <table:table-cell office:value-type="string" calcext:value-type="string">
            <text:p>Harper's Frolic</text:p>
          </table:table-cell>
          <table:table-cell table:number-columns-repeated="2"/>
          <table:table-cell table:style-name="ce5" table:formula="of:=INDEX([.$H$1:.$H$40000];MATCH([.$G426];[.$A$1:.$A$40000];0);1)" office:value-type="string" office:string-value="Harper's Frolic" calcext:value-type="string">
            <text:p>Harper's Froli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18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23</text:p>
          </table:table-cell>
          <table:table-cell office:value-type="string" calcext:value-type="string">
            <text:p>Bonny Kate</text:p>
          </table:table-cell>
          <table:table-cell table:number-columns-repeated="2"/>
          <table:table-cell table:style-name="ce5" table:formula="of:=INDEX([.$H$1:.$H$40000];MATCH([.$G427];[.$A$1:.$A$40000];0);1)" office:value-type="string" office:string-value="Bonny Kate" calcext:value-type="string">
            <text:p>Bonny K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19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1 10</text:p>
          </table:table-cell>
          <table:table-cell office:value-type="string" calcext:value-type="string">
            <text:p>Davey Davey Nick Nack</text:p>
          </table:table-cell>
          <table:table-cell table:number-columns-repeated="2"/>
          <table:table-cell table:style-name="ce5" table:formula="of:=INDEX([.$H$1:.$H$40000];MATCH([.$G428];[.$A$1:.$A$40000];0);1)" office:value-type="string" office:string-value="Davey Davey Nick Nack" calcext:value-type="string">
            <text:p>Davey Davey Nick N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20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Flower Of Edinburgh</text:p>
          </table:table-cell>
          <table:table-cell/>
          <table:table-cell office:value-type="string" calcext:value-type="string">
            <text:p>WFS 14-01 41</text:p>
          </table:table-cell>
          <table:table-cell table:formula="of:=[.E429]" office:value-type="string" office:string-value="Flower Of Edinburgh" calcext:value-type="string">
            <text:p>Flower Of Edinburgh</text:p>
          </table:table-cell>
          <table:table-cell table:number-columns-repeated="2"/>
          <table:table-cell table:style-name="ce5" table:formula="of:=INDEX([.$H$1:.$H$40000];MATCH([.$G429];[.$A$1:.$A$40000];0);1)" office:value-type="string" office:string-value="Flower Of Edinburgh" calcext:value-type="string">
            <text:p>Flower Of Edinburg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21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55</text:p>
          </table:table-cell>
          <table:table-cell office:value-type="string" calcext:value-type="string">
            <text:p>The New-Rigged Ship</text:p>
          </table:table-cell>
          <table:table-cell table:number-columns-repeated="2"/>
          <table:table-cell table:style-name="ce5" table:formula="of:=INDEX([.$H$1:.$H$40000];MATCH([.$G430];[.$A$1:.$A$40000];0);1)" office:value-type="string" office:string-value="The New-Rigged Ship" calcext:value-type="string">
            <text:p>The New-Rigged Sh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22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mash The Windows / Roaring Jelly</text:p>
          </table:table-cell>
          <table:table-cell/>
          <table:table-cell office:value-type="string" calcext:value-type="string">
            <text:p>WFS 14-04 22</text:p>
          </table:table-cell>
          <table:table-cell table:formula="of:=[.E431]" office:value-type="string" office:string-value="Smash The Windows / Roaring Jelly" calcext:value-type="string">
            <text:p>Smash The Windows / Roaring Jelly</text:p>
          </table:table-cell>
          <table:table-cell table:number-columns-repeated="2"/>
          <table:table-cell table:style-name="ce5" table:formula="of:=INDEX([.$H$1:.$H$40000];MATCH([.$G431];[.$A$1:.$A$40000];0);1)" office:value-type="string" office:string-value="Smash The Windows / Roaring Jelly" calcext:value-type="string">
            <text:p>Smash The Windows / Roaring Jell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23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aiting For The Federals</text:p>
          </table:table-cell>
          <table:table-cell/>
          <table:table-cell office:value-type="string" calcext:value-type="string">
            <text:p>WFS 13-01 05</text:p>
          </table:table-cell>
          <table:table-cell table:formula="of:=[.E432]" office:value-type="string" office:string-value="Waiting For The Federals" calcext:value-type="string">
            <text:p>Waiting For The Federals</text:p>
          </table:table-cell>
          <table:table-cell table:number-columns-repeated="2"/>
          <table:table-cell table:style-name="ce5" table:formula="of:=INDEX([.$H$1:.$H$40000];MATCH([.$G432];[.$A$1:.$A$40000];0);1)" office:value-type="string" office:string-value="Waiting For The Federals" calcext:value-type="string">
            <text:p>Waiting For The Federa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24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0</text:p>
          </table:table-cell>
          <table:table-cell office:value-type="string" calcext:value-type="string">
            <text:p>Staten Island Ferry</text:p>
          </table:table-cell>
          <table:table-cell table:number-columns-repeated="2"/>
          <table:table-cell table:style-name="ce5" table:formula="of:=INDEX([.$H$1:.$H$40000];MATCH([.$G433];[.$A$1:.$A$40000];0);1)" office:value-type="string" office:string-value="Staten Island Ferry" calcext:value-type="string">
            <text:p>Staten Island Fer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25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outh Downs</text:p>
          </table:table-cell>
          <table:table-cell/>
          <table:table-cell office:value-type="string" calcext:value-type="string">
            <text:p>EATMD 13-01 32</text:p>
          </table:table-cell>
          <table:table-cell table:formula="of:=[.E434]" office:value-type="string" office:string-value="South Downs" calcext:value-type="string">
            <text:p>South Downs</text:p>
          </table:table-cell>
          <table:table-cell table:number-columns-repeated="2"/>
          <table:table-cell table:style-name="ce5" table:formula="of:=INDEX([.$H$1:.$H$40000];MATCH([.$G434];[.$A$1:.$A$40000];0);1)" office:value-type="string" office:string-value="South Downs" calcext:value-type="string">
            <text:p>South Down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26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33</text:p>
          </table:table-cell>
          <table:table-cell office:value-type="string" calcext:value-type="string">
            <text:p>Linen Hall</text:p>
          </table:table-cell>
          <table:table-cell table:number-columns-repeated="2"/>
          <table:table-cell table:style-name="ce5" table:formula="of:=INDEX([.$H$1:.$H$40000];MATCH([.$G435];[.$A$1:.$A$40000];0);1)" office:value-type="string" office:string-value="Linen Hall" calcext:value-type="string">
            <text:p>Linen Ha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27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32</text:p>
          </table:table-cell>
          <table:table-cell office:value-type="string" calcext:value-type="string">
            <text:p>I'll Go And Enlist For A Sailor</text:p>
          </table:table-cell>
          <table:table-cell table:number-columns-repeated="2"/>
          <table:table-cell table:style-name="ce5" table:formula="of:=INDEX([.$H$1:.$H$40000];MATCH([.$G436];[.$A$1:.$A$40000];0);1)" office:value-type="string" office:string-value="I'll Go And Enlist For A Sailor" calcext:value-type="string">
            <text:p>I'll Go And Enlist For A Sail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28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17</text:p>
          </table:table-cell>
          <table:table-cell office:value-type="string" calcext:value-type="string">
            <text:p>Amoco Stomp</text:p>
          </table:table-cell>
          <table:table-cell table:number-columns-repeated="2"/>
          <table:table-cell table:style-name="ce5" table:formula="of:=INDEX([.$H$1:.$H$40000];MATCH([.$G437];[.$A$1:.$A$40000];0);1)" office:value-type="string" office:string-value="Amoco Stomp" calcext:value-type="string">
            <text:p>Amoco Stom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29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ree Around Three</text:p>
          </table:table-cell>
          <table:table-cell/>
          <table:table-cell office:value-type="string" calcext:value-type="string">
            <text:p>WFS 13-07 19</text:p>
          </table:table-cell>
          <table:table-cell table:formula="of:=[.E438]" office:value-type="string" office:string-value="Three Around Three" calcext:value-type="string">
            <text:p>Three Around Three</text:p>
          </table:table-cell>
          <table:table-cell table:number-columns-repeated="2"/>
          <table:table-cell table:style-name="ce5" table:formula="of:=INDEX([.$H$1:.$H$40000];MATCH([.$G438];[.$A$1:.$A$40000];0);1)" office:value-type="string" office:string-value="Three Around Three" calcext:value-type="string">
            <text:p>Three Around Thre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30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Quaker</text:p>
          </table:table-cell>
          <table:table-cell/>
          <table:table-cell office:value-type="string" calcext:value-type="string">
            <text:p>WFS 14-04 30</text:p>
          </table:table-cell>
          <table:table-cell table:formula="of:=[.E439]" office:value-type="string" office:string-value="The Quaker" calcext:value-type="string">
            <text:p>The Quaker</text:p>
          </table:table-cell>
          <table:table-cell table:number-columns-repeated="2"/>
          <table:table-cell table:style-name="ce5" table:formula="of:=INDEX([.$H$1:.$H$40000];MATCH([.$G439];[.$A$1:.$A$40000];0);1)" office:value-type="string" office:string-value="The Quaker" calcext:value-type="string">
            <text:p>The Quak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31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ld Molly Oxford</text:p>
          </table:table-cell>
          <table:table-cell/>
          <table:table-cell office:value-type="string" calcext:value-type="string">
            <text:p>WFS 13-11 27</text:p>
          </table:table-cell>
          <table:table-cell table:formula="of:=[.E440]" office:value-type="string" office:string-value="Old Molly Oxford" calcext:value-type="string">
            <text:p>Old Molly Oxford</text:p>
          </table:table-cell>
          <table:table-cell table:number-columns-repeated="2"/>
          <table:table-cell table:style-name="ce5" table:formula="of:=INDEX([.$H$1:.$H$40000];MATCH([.$G440];[.$A$1:.$A$40000];0);1)" office:value-type="string" office:string-value="Old Molly Oxford" calcext:value-type="string">
            <text:p>Old Molly Oxfo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32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1</text:p>
          </table:table-cell>
          <table:table-cell office:value-type="string" calcext:value-type="string">
            <text:p>Enrico</text:p>
          </table:table-cell>
          <table:table-cell table:number-columns-repeated="2"/>
          <table:table-cell table:style-name="ce5" table:formula="of:=INDEX([.$H$1:.$H$40000];MATCH([.$G441];[.$A$1:.$A$40000];0);1)" office:value-type="string" office:string-value="Enrico" calcext:value-type="string">
            <text:p>Enric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33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4 33</text:p>
          </table:table-cell>
          <table:table-cell office:value-type="string" calcext:value-type="string">
            <text:p>Foul Weather Call</text:p>
          </table:table-cell>
          <table:table-cell table:number-columns-repeated="2"/>
          <table:table-cell table:style-name="ce5" table:formula="of:=INDEX([.$H$1:.$H$40000];MATCH([.$G442];[.$A$1:.$A$40000];0);1)" office:value-type="string" office:string-value="Foul Weather Call" calcext:value-type="string">
            <text:p>Foul Weather Ca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34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8</text:p>
          </table:table-cell>
          <table:table-cell office:value-type="string" calcext:value-type="string">
            <text:p>Off To California</text:p>
          </table:table-cell>
          <table:table-cell table:number-columns-repeated="2"/>
          <table:table-cell table:style-name="ce5" table:formula="of:=INDEX([.$H$1:.$H$40000];MATCH([.$G443];[.$A$1:.$A$40000];0);1)" office:value-type="string" office:string-value="Off to California" calcext:value-type="string">
            <text:p>Off to Californ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35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4 35</text:p>
          </table:table-cell>
          <table:table-cell office:value-type="string" calcext:value-type="string">
            <text:p>Hunting The Hare</text:p>
          </table:table-cell>
          <table:table-cell table:number-columns-repeated="2"/>
          <table:table-cell table:style-name="ce5" table:formula="of:=INDEX([.$H$1:.$H$40000];MATCH([.$G444];[.$A$1:.$A$40000];0);1)" office:value-type="string" office:string-value="Hunting The Hare" calcext:value-type="string">
            <text:p>Hunting The Ha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36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1</text:p>
          </table:table-cell>
          <table:table-cell office:value-type="string" calcext:value-type="string">
            <text:p>Oscar Woods' Jig</text:p>
          </table:table-cell>
          <table:table-cell table:number-columns-repeated="2"/>
          <table:table-cell table:style-name="ce5" table:formula="of:=INDEX([.$H$1:.$H$40000];MATCH([.$G445];[.$A$1:.$A$40000];0);1)" office:value-type="string" office:string-value="Oscar Woods' Jig" calcext:value-type="string">
            <text:p>Oscar Woods'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37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2</text:p>
          </table:table-cell>
          <table:table-cell office:value-type="string" calcext:value-type="string">
            <text:p>Captain Lanoe's Quick March</text:p>
          </table:table-cell>
          <table:table-cell table:number-columns-repeated="2"/>
          <table:table-cell table:style-name="ce5" table:formula="of:=INDEX([.$H$1:.$H$40000];MATCH([.$G446];[.$A$1:.$A$40000];0);1)" office:value-type="string" office:string-value="Captain Lanoe's Quick March" calcext:value-type="string">
            <text:p>Captain Lanoe's Quick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38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39</text:p>
          </table:table-cell>
          <table:table-cell office:value-type="string" calcext:value-type="string">
            <text:p>Man In The Moon</text:p>
          </table:table-cell>
          <table:table-cell table:number-columns-repeated="2"/>
          <table:table-cell table:style-name="ce5" table:formula="of:=INDEX([.$H$1:.$H$40000];MATCH([.$G447];[.$A$1:.$A$40000];0);1)" office:value-type="string" office:string-value="Man in the Moon" calcext:value-type="string">
            <text:p>Man in the Mo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39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19</text:p>
          </table:table-cell>
          <table:table-cell office:value-type="string" calcext:value-type="string">
            <text:p>Sherborne Waltz / Orange In Bloom</text:p>
          </table:table-cell>
          <table:table-cell table:number-columns-repeated="2"/>
          <table:table-cell table:style-name="ce5" table:formula="of:=INDEX([.$H$1:.$H$40000];MATCH([.$G448];[.$A$1:.$A$40000];0);1)" office:value-type="string" office:string-value="Sherborne Waltz / Orange In Bloom" calcext:value-type="string">
            <text:p>Sherborne Waltz / Orange In Bloo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40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4 40</text:p>
          </table:table-cell>
          <table:table-cell office:value-type="string" calcext:value-type="string">
            <text:p>Sailor's Hornpipe</text:p>
          </table:table-cell>
          <table:table-cell table:number-columns-repeated="2"/>
          <table:table-cell table:style-name="ce5" table:formula="of:=INDEX([.$H$1:.$H$40000];MATCH([.$G449];[.$A$1:.$A$40000];0);1)" office:value-type="string" office:string-value="Sailor's Hornpipe" calcext:value-type="string">
            <text:p>Sailor's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41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4 41</text:p>
          </table:table-cell>
          <table:table-cell table:formula="of:=[.E450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45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42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4 42</text:p>
          </table:table-cell>
          <table:table-cell table:formula="of:=[.E451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45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01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01</text:p>
          </table:table-cell>
          <table:table-cell office:value-type="string" calcext:value-type="string">
            <text:p>Bluebell Polka</text:p>
          </table:table-cell>
          <table:table-cell table:number-columns-repeated="2"/>
          <table:table-cell table:style-name="ce5" table:formula="of:=INDEX([.$H$1:.$H$40000];MATCH([.$G452];[.$A$1:.$A$40000];0);1)" office:value-type="string" office:string-value="Bluebell Polka" calcext:value-type="string">
            <text:p>Bluebell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02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02</text:p>
          </table:table-cell>
          <table:table-cell office:value-type="string" calcext:value-type="string">
            <text:p>Boys Of Bluehill</text:p>
          </table:table-cell>
          <table:table-cell table:number-columns-repeated="2"/>
          <table:table-cell table:style-name="ce5" table:formula="of:=INDEX([.$H$1:.$H$40000];MATCH([.$G453];[.$A$1:.$A$40000];0);1)" office:value-type="string" office:string-value="Boys Of Bluehill" calcext:value-type="string">
            <text:p>Boys Of Bluehi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03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8</text:p>
          </table:table-cell>
          <table:table-cell office:value-type="string" calcext:value-type="string">
            <text:p>Off To California</text:p>
          </table:table-cell>
          <table:table-cell table:number-columns-repeated="2"/>
          <table:table-cell table:style-name="ce5" table:formula="of:=INDEX([.$H$1:.$H$40000];MATCH([.$G454];[.$A$1:.$A$40000];0);1)" office:value-type="string" office:string-value="Off to California" calcext:value-type="string">
            <text:p>Off to Californ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04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04</text:p>
          </table:table-cell>
          <table:table-cell office:value-type="string" calcext:value-type="string">
            <text:p>Trumpet Hornpipe</text:p>
          </table:table-cell>
          <table:table-cell table:number-columns-repeated="2"/>
          <table:table-cell table:style-name="ce5" table:formula="of:=INDEX([.$H$1:.$H$40000];MATCH([.$G455];[.$A$1:.$A$40000];0);1)" office:value-type="string" office:string-value="Trumpet Hornpipe" calcext:value-type="string">
            <text:p>Trumpet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05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29</text:p>
          </table:table-cell>
          <table:table-cell table:number-columns-repeated="3"/>
          <table:table-cell table:style-name="ce5" table:formula="of:=INDEX([.$H$1:.$H$40000];MATCH([.$G456];[.$A$1:.$A$40000];0);1)" office:value-type="string" office:string-value="Hogmanay Jig" calcext:value-type="string">
            <text:p>Hogmanay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06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06</text:p>
          </table:table-cell>
          <table:table-cell office:value-type="string" calcext:value-type="string">
            <text:p>Julia Delaney</text:p>
          </table:table-cell>
          <table:table-cell table:number-columns-repeated="2"/>
          <table:table-cell table:style-name="ce5" table:formula="of:=INDEX([.$H$1:.$H$40000];MATCH([.$G457];[.$A$1:.$A$40000];0);1)" office:value-type="string" office:string-value="Julia Delaney" calcext:value-type="string">
            <text:p>Julia Delane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07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tharsis</text:p>
          </table:table-cell>
          <table:table-cell/>
          <table:table-cell office:value-type="string" calcext:value-type="string">
            <text:p>SSF 14-19a 07</text:p>
          </table:table-cell>
          <table:table-cell table:formula="of:=[.E458]" office:value-type="string" office:string-value="Catharsis" calcext:value-type="string">
            <text:p>Catharsis</text:p>
          </table:table-cell>
          <table:table-cell table:number-columns-repeated="2"/>
          <table:table-cell table:style-name="ce5" table:formula="of:=INDEX([.$H$1:.$H$40000];MATCH([.$G458];[.$A$1:.$A$40000];0);1)" office:value-type="string" office:string-value="Catharsis" calcext:value-type="string">
            <text:p>Catharsi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08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08</text:p>
          </table:table-cell>
          <table:table-cell office:value-type="string" calcext:value-type="string">
            <text:p>Twin Sisters</text:p>
          </table:table-cell>
          <table:table-cell table:number-columns-repeated="2"/>
          <table:table-cell table:style-name="ce5" table:formula="of:=INDEX([.$H$1:.$H$40000];MATCH([.$G459];[.$A$1:.$A$40000];0);1)" office:value-type="string" office:string-value="Twin Sisters" calcext:value-type="string">
            <text:p>Twin Sist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09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09</text:p>
          </table:table-cell>
          <table:table-cell office:value-type="string" calcext:value-type="string">
            <text:p>The Charming Fellow</text:p>
          </table:table-cell>
          <table:table-cell table:number-columns-repeated="2"/>
          <table:table-cell table:style-name="ce5" table:formula="of:=INDEX([.$H$1:.$H$40000];MATCH([.$G460];[.$A$1:.$A$40000];0);1)" office:value-type="string" office:string-value="The Charming Fellow" calcext:value-type="string">
            <text:p>The Charming Fell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10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10</text:p>
          </table:table-cell>
          <table:table-cell office:value-type="string" calcext:value-type="string">
            <text:p>Sheepskin And Beeswax</text:p>
          </table:table-cell>
          <table:table-cell table:number-columns-repeated="2"/>
          <table:table-cell table:style-name="ce5" table:formula="of:=INDEX([.$H$1:.$H$40000];MATCH([.$G461];[.$A$1:.$A$40000];0);1)" office:value-type="string" office:string-value="Sheepskin And Beeswax" calcext:value-type="string">
            <text:p>Sheepskin And Beeswa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11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a 11</text:p>
          </table:table-cell>
          <table:table-cell table:formula="of:=[.E462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46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12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12</text:p>
          </table:table-cell>
          <table:table-cell office:value-type="string" calcext:value-type="string">
            <text:p>Loch Leven Castle</text:p>
          </table:table-cell>
          <table:table-cell table:number-columns-repeated="2"/>
          <table:table-cell table:style-name="ce5" table:formula="of:=INDEX([.$H$1:.$H$40000];MATCH([.$G463];[.$A$1:.$A$40000];0);1)" office:value-type="string" office:string-value="Loch Leven Castle" calcext:value-type="string">
            <text:p>Loch Leven Cast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13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13</text:p>
          </table:table-cell>
          <table:table-cell office:value-type="string" calcext:value-type="string">
            <text:p>My Darling Asleep</text:p>
          </table:table-cell>
          <table:table-cell table:number-columns-repeated="2"/>
          <table:table-cell table:style-name="ce5" table:formula="of:=INDEX([.$H$1:.$H$40000];MATCH([.$G464];[.$A$1:.$A$40000];0);1)" office:value-type="string" office:string-value="My Darling Asleep" calcext:value-type="string">
            <text:p>My Darling Aslee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14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a 14</text:p>
          </table:table-cell>
          <table:table-cell office:value-type="string" calcext:value-type="string">
            <text:p>Donnybrook Fair</text:p>
          </table:table-cell>
          <table:table-cell table:number-columns-repeated="2"/>
          <table:table-cell table:style-name="ce5" table:formula="of:=INDEX([.$H$1:.$H$40000];MATCH([.$G465];[.$A$1:.$A$40000];0);1)" office:value-type="string" office:string-value="Donnybrook Fair" calcext:value-type="string">
            <text:p>Donnybrook Fai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15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/>
          <table:table-cell office:value-type="string" calcext:value-type="string">
            <text:p>Donald Of Dundee</text:p>
          </table:table-cell>
          <table:table-cell/>
          <table:table-cell office:value-type="string" calcext:value-type="string">
            <text:p>SSF 14-19a 15</text:p>
          </table:table-cell>
          <table:table-cell table:formula="of:=[.E466]" office:value-type="string" office:string-value="Donald Of Dundee" calcext:value-type="string">
            <text:p>Donald Of Dundee</text:p>
          </table:table-cell>
          <table:table-cell table:number-columns-repeated="2"/>
          <table:table-cell table:style-name="ce5" table:formula="of:=INDEX([.$H$1:.$H$40000];MATCH([.$G466];[.$A$1:.$A$40000];0);1)" office:value-type="string" office:string-value="Donald Of Dundee" calcext:value-type="string">
            <text:p>Donald Of Dunde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16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16</text:p>
          </table:table-cell>
          <table:table-cell office:value-type="string" calcext:value-type="string">
            <text:p>Battered Hake</text:p>
          </table:table-cell>
          <table:table-cell table:number-columns-repeated="2"/>
          <table:table-cell table:style-name="ce5" table:formula="of:=INDEX([.$H$1:.$H$40000];MATCH([.$G467];[.$A$1:.$A$40000];0);1)" office:value-type="string" office:string-value="Battered Hake" calcext:value-type="string">
            <text:p>Battered Hak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17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05</text:p>
          </table:table-cell>
          <table:table-cell office:value-type="string" calcext:value-type="string">
            <text:p>The Sloe</text:p>
          </table:table-cell>
          <table:table-cell table:number-columns-repeated="2"/>
          <table:table-cell table:style-name="ce5" table:formula="of:=INDEX([.$H$1:.$H$40000];MATCH([.$G468];[.$A$1:.$A$40000];0);1)" office:value-type="string" office:string-value="The Sloe" calcext:value-type="string">
            <text:p>The Sl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18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18</text:p>
          </table:table-cell>
          <table:table-cell office:value-type="string" calcext:value-type="string">
            <text:p>Bouchard's Hornpipe</text:p>
          </table:table-cell>
          <table:table-cell table:number-columns-repeated="2"/>
          <table:table-cell table:style-name="ce5" table:formula="of:=INDEX([.$H$1:.$H$40000];MATCH([.$G469];[.$A$1:.$A$40000];0);1)" office:value-type="string" office:string-value="Bouchard's Hornpipe" calcext:value-type="string">
            <text:p>Bouchard's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19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a 19</text:p>
          </table:table-cell>
          <table:table-cell office:value-type="string" calcext:value-type="string">
            <text:p>Pays De Haut</text:p>
          </table:table-cell>
          <table:table-cell table:number-columns-repeated="2"/>
          <table:table-cell table:style-name="ce5" table:formula="of:=INDEX([.$H$1:.$H$40000];MATCH([.$G470];[.$A$1:.$A$40000];0);1)" office:value-type="string" office:string-value="Pays De Haut" calcext:value-type="string">
            <text:p>Pays De Hau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20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20</text:p>
          </table:table-cell>
          <table:table-cell office:value-type="string" calcext:value-type="string">
            <text:p>The Scottish Schottische</text:p>
          </table:table-cell>
          <table:table-cell table:number-columns-repeated="2"/>
          <table:table-cell table:style-name="ce5" table:formula="of:=INDEX([.$H$1:.$H$40000];MATCH([.$G471];[.$A$1:.$A$40000];0);1)" office:value-type="string" office:string-value="The Scottish Schottische" calcext:value-type="string">
            <text:p>The Scottish Schottisch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21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21</text:p>
          </table:table-cell>
          <table:table-cell table:formula="of:=[.E472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47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22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2 03</text:p>
          </table:table-cell>
          <table:table-cell office:value-type="string" calcext:value-type="string">
            <text:p>Three Rusty Swords</text:p>
          </table:table-cell>
          <table:table-cell table:number-columns-repeated="2"/>
          <table:table-cell table:style-name="ce5" table:formula="of:=INDEX([.$H$1:.$H$40000];MATCH([.$G473];[.$A$1:.$A$40000];0);1)" office:value-type="string" office:string-value="Three Rusty Swords" calcext:value-type="string">
            <text:p>Three Rusty Swor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23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4</text:p>
          </table:table-cell>
          <table:table-cell office:value-type="string" calcext:value-type="string">
            <text:p>Old Lancashire Hornpipe</text:p>
          </table:table-cell>
          <table:table-cell table:number-columns-repeated="2"/>
          <table:table-cell table:style-name="ce5" table:formula="of:=INDEX([.$H$1:.$H$40000];MATCH([.$G474];[.$A$1:.$A$40000];0);1)" office:value-type="string" office:string-value="Old Lancashire Hornpipe" calcext:value-type="string">
            <text:p>Old Lancashire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24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24</text:p>
          </table:table-cell>
          <table:table-cell table:formula="of:=[.E475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47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25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table:style-name="ce2" office:value-type="string" calcext:value-type="string">
            <text:p>WFS 13-10 16</text:p>
          </table:table-cell>
          <table:table-cell office:value-type="string" calcext:value-type="string">
            <text:p>Rakes of Mallow</text:p>
          </table:table-cell>
          <table:table-cell table:number-columns-repeated="2"/>
          <table:table-cell table:style-name="ce5" table:formula="of:=INDEX([.$H$1:.$H$40000];MATCH([.$G476];[.$A$1:.$A$40000];0);1)" office:value-type="string" office:string-value="Rakes of Mallow" calcext:value-type="string">
            <text:p>Rakes of Mall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26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2 30</text:p>
          </table:table-cell>
          <table:table-cell office:value-type="string" calcext:value-type="string">
            <text:p>Soldier's Joy</text:p>
          </table:table-cell>
          <table:table-cell table:number-columns-repeated="2"/>
          <table:table-cell table:style-name="ce5" table:formula="of:=INDEX([.$H$1:.$H$40000];MATCH([.$G477];[.$A$1:.$A$40000];0);1)" office:value-type="string" office:string-value="Soldier's Joy" calcext:value-type="string">
            <text:p>Soldier's Jo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27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27</text:p>
          </table:table-cell>
          <table:table-cell office:value-type="string" calcext:value-type="string">
            <text:p>Elzic's Farewell</text:p>
          </table:table-cell>
          <table:table-cell table:number-columns-repeated="2"/>
          <table:table-cell table:style-name="ce5" table:formula="of:=INDEX([.$H$1:.$H$40000];MATCH([.$G478];[.$A$1:.$A$40000];0);1)" office:value-type="string" office:string-value="Elzic's Farewell" calcext:value-type="string">
            <text:p>Elzic's Farewe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28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28</text:p>
          </table:table-cell>
          <table:table-cell table:formula="of:=[.E479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479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29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29</text:p>
          </table:table-cell>
          <table:table-cell office:value-type="string" calcext:value-type="string">
            <text:p>Drummond Castle</text:p>
          </table:table-cell>
          <table:table-cell table:number-columns-repeated="2"/>
          <table:table-cell table:style-name="ce5" table:formula="of:=INDEX([.$H$1:.$H$40000];MATCH([.$G480];[.$A$1:.$A$40000];0);1)" office:value-type="string" office:string-value="Drummond Castle" calcext:value-type="string">
            <text:p>Drummond Cast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30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24</text:p>
          </table:table-cell>
          <table:table-cell office:value-type="string" calcext:value-type="string">
            <text:p>The Stool Of Repentance</text:p>
          </table:table-cell>
          <table:table-cell table:number-columns-repeated="2"/>
          <table:table-cell table:style-name="ce5" table:formula="of:=INDEX([.$H$1:.$H$40000];MATCH([.$G481];[.$A$1:.$A$40000];0);1)" office:value-type="string" office:string-value="The Stool Of Repentance" calcext:value-type="string">
            <text:p>The Stool Of Repent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31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/>
          <table:table-cell office:value-type="string" calcext:value-type="string">
            <text:p>Mouse In The Kitchen</text:p>
          </table:table-cell>
          <table:table-cell/>
          <table:table-cell office:value-type="string" calcext:value-type="string">
            <text:p>SSF 14-18 023</text:p>
          </table:table-cell>
          <table:table-cell table:formula="of:=[.E482]" office:value-type="string" office:string-value="Mouse In The Kitchen" calcext:value-type="string">
            <text:p>Mouse In The Kitchen</text:p>
          </table:table-cell>
          <table:table-cell table:number-columns-repeated="2"/>
          <table:table-cell table:style-name="ce5" table:formula="of:=INDEX([.$H$1:.$H$40000];MATCH([.$G482];[.$A$1:.$A$40000];0);1)" office:value-type="string" office:string-value="Mouse In The Kitchen" calcext:value-type="string">
            <text:p>Mouse In The Kitch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32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32</text:p>
          </table:table-cell>
          <table:table-cell office:value-type="string" calcext:value-type="string">
            <text:p>Harvest Home / Cork Hornpipe</text:p>
          </table:table-cell>
          <table:table-cell table:number-columns-repeated="2"/>
          <table:table-cell table:style-name="ce5" table:formula="of:=INDEX([.$H$1:.$H$40000];MATCH([.$G483];[.$A$1:.$A$40000];0);1)" office:value-type="string" office:string-value="Harvest Home / Cork Hornpipe" calcext:value-type="string">
            <text:p>Harvest Home / Cork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33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33</text:p>
          </table:table-cell>
          <table:table-cell table:formula="of:=[.E484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48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34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a 34</text:p>
          </table:table-cell>
          <table:table-cell table:formula="of:=[.E485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48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35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35</text:p>
          </table:table-cell>
          <table:table-cell table:formula="of:=[.E486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48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36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36</text:p>
          </table:table-cell>
          <table:table-cell table:formula="of:=[.E487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48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37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a 37</text:p>
          </table:table-cell>
          <table:table-cell office:value-type="string" calcext:value-type="string">
            <text:p>En Avant Blonde</text:p>
          </table:table-cell>
          <table:table-cell table:number-columns-repeated="2"/>
          <table:table-cell table:style-name="ce5" table:formula="of:=INDEX([.$H$1:.$H$40000];MATCH([.$G488];[.$A$1:.$A$40000];0);1)" office:value-type="string" office:string-value="En Avant Blonde" calcext:value-type="string">
            <text:p>En Avant Blon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38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38</text:p>
          </table:table-cell>
          <table:table-cell office:value-type="string" calcext:value-type="string">
            <text:p>Laura</text:p>
          </table:table-cell>
          <table:table-cell table:number-columns-repeated="2"/>
          <table:table-cell table:style-name="ce5" table:formula="of:=INDEX([.$H$1:.$H$40000];MATCH([.$G489];[.$A$1:.$A$40000];0);1)" office:value-type="string" office:string-value="Laura" calcext:value-type="string">
            <text:p>Laur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39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a 39</text:p>
          </table:table-cell>
          <table:table-cell office:value-type="string" calcext:value-type="string">
            <text:p>Petronella</text:p>
          </table:table-cell>
          <table:table-cell table:number-columns-repeated="2"/>
          <table:table-cell table:style-name="ce5" table:formula="of:=INDEX([.$H$1:.$H$40000];MATCH([.$G490];[.$A$1:.$A$40000];0);1)" office:value-type="string" office:string-value="Petronella" calcext:value-type="string">
            <text:p>Petronel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40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a 40</text:p>
          </table:table-cell>
          <table:table-cell table:formula="of:=[.E491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49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41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4-01 49</text:p>
          </table:table-cell>
          <table:table-cell office:value-type="string" calcext:value-type="string">
            <text:p>Lemonville</text:p>
          </table:table-cell>
          <table:table-cell table:number-columns-repeated="2"/>
          <table:table-cell table:style-name="ce5" table:formula="of:=INDEX([.$H$1:.$H$40000];MATCH([.$G492];[.$A$1:.$A$40000];0);1)" office:value-type="string" office:string-value="Lemonville" calcext:value-type="string">
            <text:p>Lemonvil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42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1 50</text:p>
          </table:table-cell>
          <table:table-cell office:value-type="string" calcext:value-type="string">
            <text:p>The Quarryman</text:p>
          </table:table-cell>
          <table:table-cell table:number-columns-repeated="2"/>
          <table:table-cell table:style-name="ce5" table:formula="of:=INDEX([.$H$1:.$H$40000];MATCH([.$G493];[.$A$1:.$A$40000];0);1)" office:value-type="string" office:string-value="The Quarryman" calcext:value-type="string">
            <text:p>The Quarrym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43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4-01 36</text:p>
          </table:table-cell>
          <table:table-cell office:value-type="string" calcext:value-type="string">
            <text:p>Pippa Sandford's</text:p>
          </table:table-cell>
          <table:table-cell table:number-columns-repeated="2"/>
          <table:table-cell table:style-name="ce5" table:formula="of:=INDEX([.$H$1:.$H$40000];MATCH([.$G494];[.$A$1:.$A$40000];0);1)" office:value-type="string" office:string-value="Pippa Sandford's" calcext:value-type="string">
            <text:p>Pippa Sandford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44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44</text:p>
          </table:table-cell>
          <table:table-cell office:value-type="string" calcext:value-type="string">
            <text:p>Barham Down</text:p>
          </table:table-cell>
          <table:table-cell table:number-columns-repeated="2"/>
          <table:table-cell table:style-name="ce5" table:formula="of:=INDEX([.$H$1:.$H$40000];MATCH([.$G495];[.$A$1:.$A$40000];0);1)" office:value-type="string" office:string-value="Barham Down" calcext:value-type="string">
            <text:p>Barham Dow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45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2 09</text:p>
          </table:table-cell>
          <table:table-cell office:value-type="string" calcext:value-type="string">
            <text:p>Mount Hills</text:p>
          </table:table-cell>
          <table:table-cell table:number-columns-repeated="2"/>
          <table:table-cell table:style-name="ce5" table:formula="of:=INDEX([.$H$1:.$H$40000];MATCH([.$G496];[.$A$1:.$A$40000];0);1)" office:value-type="string" office:string-value="Mount Hills" calcext:value-type="string">
            <text:p>Mount Hil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46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88</text:p>
          </table:table-cell>
          <table:table-cell office:value-type="string" calcext:value-type="string">
            <text:p>Doctor Fauster's Tumblers</text:p>
          </table:table-cell>
          <table:table-cell table:number-columns-repeated="2"/>
          <table:table-cell table:style-name="ce5" table:formula="of:=INDEX([.$H$1:.$H$40000];MATCH([.$G497];[.$A$1:.$A$40000];0);1)" office:value-type="string" office:string-value="Prince William's March" calcext:value-type="string">
            <text:p>Prince William's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01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01</text:p>
          </table:table-cell>
          <table:table-cell office:value-type="string" calcext:value-type="string">
            <text:p>Albert Falmer's Bonfire Tune</text:p>
          </table:table-cell>
          <table:table-cell table:number-columns-repeated="2"/>
          <table:table-cell table:style-name="ce5" table:formula="of:=INDEX([.$H$1:.$H$40000];MATCH([.$G498];[.$A$1:.$A$40000];0);1)" office:value-type="string" office:string-value="Albert Falmer's Bonfire Tune" calcext:value-type="string">
            <text:p>Albert Falmer's Bonfire 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02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b 02</text:p>
          </table:table-cell>
          <table:table-cell office:value-type="string" calcext:value-type="string">
            <text:p>The Swiss Boy</text:p>
          </table:table-cell>
          <table:table-cell table:number-columns-repeated="2"/>
          <table:table-cell table:style-name="ce5" table:formula="of:=INDEX([.$H$1:.$H$40000];MATCH([.$G499];[.$A$1:.$A$40000];0);1)" office:value-type="string" office:string-value="The Swiss Boy" calcext:value-type="string">
            <text:p>The Swiss Bo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03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03</text:p>
          </table:table-cell>
          <table:table-cell office:value-type="string" calcext:value-type="string">
            <text:p>Church Street</text:p>
          </table:table-cell>
          <table:table-cell table:number-columns-repeated="2"/>
          <table:table-cell table:style-name="ce5" table:formula="of:=INDEX([.$H$1:.$H$40000];MATCH([.$G500];[.$A$1:.$A$40000];0);1)" office:value-type="string" office:string-value="Church Street" calcext:value-type="string">
            <text:p>Church Stre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04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b 04</text:p>
          </table:table-cell>
          <table:table-cell office:value-type="string" calcext:value-type="string">
            <text:p>Red Wing</text:p>
          </table:table-cell>
          <table:table-cell table:number-columns-repeated="2"/>
          <table:table-cell table:style-name="ce5" table:formula="of:=INDEX([.$H$1:.$H$40000];MATCH([.$G501];[.$A$1:.$A$40000];0);1)" office:value-type="string" office:string-value="Red Wing" calcext:value-type="string">
            <text:p>Red W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05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2 30</text:p>
          </table:table-cell>
          <table:table-cell office:value-type="string" calcext:value-type="string">
            <text:p>Soldier's Joy</text:p>
          </table:table-cell>
          <table:table-cell table:number-columns-repeated="2"/>
          <table:table-cell table:style-name="ce5" table:formula="of:=INDEX([.$H$1:.$H$40000];MATCH([.$G502];[.$A$1:.$A$40000];0);1)" office:value-type="string" office:string-value="Soldier's Joy" calcext:value-type="string">
            <text:p>Soldier's Jo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06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55</text:p>
          </table:table-cell>
          <table:table-cell table:number-columns-repeated="3"/>
          <table:table-cell table:style-name="ce5" table:formula="of:=INDEX([.$H$1:.$H$40000];MATCH([.$G503];[.$A$1:.$A$40000];0);1)" office:value-type="string" office:string-value="Hunt The Squirrel" calcext:value-type="string">
            <text:p>Hunt The Squirr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07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38</text:p>
          </table:table-cell>
          <table:table-cell office:value-type="string" calcext:value-type="string">
            <text:p>Grimstock</text:p>
          </table:table-cell>
          <table:table-cell table:number-columns-repeated="2"/>
          <table:table-cell table:style-name="ce5" table:formula="of:=INDEX([.$H$1:.$H$40000];MATCH([.$G504];[.$A$1:.$A$40000];0);1)" office:value-type="string" office:string-value="Grimstock" calcext:value-type="string">
            <text:p>Grimsto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08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08</text:p>
          </table:table-cell>
          <table:table-cell office:value-type="string" calcext:value-type="string">
            <text:p>Twin Sisters</text:p>
          </table:table-cell>
          <table:table-cell table:number-columns-repeated="2"/>
          <table:table-cell table:style-name="ce5" table:formula="of:=INDEX([.$H$1:.$H$40000];MATCH([.$G505];[.$A$1:.$A$40000];0);1)" office:value-type="string" office:string-value="Twin Sisters" calcext:value-type="string">
            <text:p>Twin Sist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09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a 09</text:p>
          </table:table-cell>
          <table:table-cell office:value-type="string" calcext:value-type="string">
            <text:p>The Charming Fellow</text:p>
          </table:table-cell>
          <table:table-cell table:number-columns-repeated="2"/>
          <table:table-cell table:style-name="ce5" table:formula="of:=INDEX([.$H$1:.$H$40000];MATCH([.$G506];[.$A$1:.$A$40000];0);1)" office:value-type="string" office:string-value="The Charming Fellow" calcext:value-type="string">
            <text:p>The Charming Fell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10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10</text:p>
          </table:table-cell>
          <table:table-cell office:value-type="string" calcext:value-type="string">
            <text:p>Willy Taylor's High Tea</text:p>
          </table:table-cell>
          <table:table-cell table:number-columns-repeated="2"/>
          <table:table-cell table:style-name="ce5" table:formula="of:=INDEX([.$H$1:.$H$40000];MATCH([.$G507];[.$A$1:.$A$40000];0);1)" office:value-type="string" office:string-value="Willy Taylor's High Tea" calcext:value-type="string">
            <text:p>Willy Taylor's High Te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11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b 11</text:p>
          </table:table-cell>
          <table:table-cell office:value-type="string" calcext:value-type="string">
            <text:p>Grand Chain</text:p>
          </table:table-cell>
          <table:table-cell table:number-columns-repeated="2"/>
          <table:table-cell table:style-name="ce5" table:formula="of:=INDEX([.$H$1:.$H$40000];MATCH([.$G508];[.$A$1:.$A$40000];0);1)" office:value-type="string" office:string-value="Grand Chain" calcext:value-type="string">
            <text:p>Grand Chai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12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66</text:p>
          </table:table-cell>
          <table:table-cell office:value-type="string" calcext:value-type="string">
            <text:p>Gathering Peascods</text:p>
          </table:table-cell>
          <table:table-cell table:number-columns-repeated="2"/>
          <table:table-cell table:style-name="ce5" table:formula="of:=INDEX([.$H$1:.$H$40000];MATCH([.$G509];[.$A$1:.$A$40000];0);1)" office:value-type="string" office:string-value="Gathering Peascods" calcext:value-type="string">
            <text:p>Gathering Peasco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13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13</text:p>
          </table:table-cell>
          <table:table-cell table:formula="of:=[.E510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51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14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1 05</text:p>
          </table:table-cell>
          <table:table-cell office:value-type="string" calcext:value-type="string">
            <text:p>The Sloe</text:p>
          </table:table-cell>
          <table:table-cell table:number-columns-repeated="2"/>
          <table:table-cell table:style-name="ce5" table:formula="of:=INDEX([.$H$1:.$H$40000];MATCH([.$G511];[.$A$1:.$A$40000];0);1)" office:value-type="string" office:string-value="The Sloe" calcext:value-type="string">
            <text:p>The Sl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15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b 15</text:p>
          </table:table-cell>
          <table:table-cell office:value-type="string" calcext:value-type="string">
            <text:p>The Little Diamond</text:p>
          </table:table-cell>
          <table:table-cell table:number-columns-repeated="2"/>
          <table:table-cell table:style-name="ce5" table:formula="of:=INDEX([.$H$1:.$H$40000];MATCH([.$G512];[.$A$1:.$A$40000];0);1)" office:value-type="string" office:string-value="The Little Diamond" calcext:value-type="string">
            <text:p>The Little Diamon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16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16</text:p>
          </table:table-cell>
          <table:table-cell office:value-type="string" calcext:value-type="string">
            <text:p>Beatrice Hill's Three-Handed Reel</text:p>
          </table:table-cell>
          <table:table-cell table:number-columns-repeated="2"/>
          <table:table-cell table:style-name="ce5" table:formula="of:=INDEX([.$H$1:.$H$40000];MATCH([.$G513];[.$A$1:.$A$40000];0);1)" office:value-type="string" office:string-value="Beatrice Hill's Three-Handed Reel" calcext:value-type="string">
            <text:p>Beatrice Hill's Three-Handed R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17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b 17</text:p>
          </table:table-cell>
          <table:table-cell table:formula="of:=[.E514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51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18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18</text:p>
          </table:table-cell>
          <table:table-cell table:formula="of:=[.E515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51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19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b 19</text:p>
          </table:table-cell>
          <table:table-cell table:formula="of:=[.E516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51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20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20</text:p>
          </table:table-cell>
          <table:table-cell office:value-type="string" calcext:value-type="string">
            <text:p>Robertson's Reel</text:p>
          </table:table-cell>
          <table:table-cell table:number-columns-repeated="2"/>
          <table:table-cell table:style-name="ce5" table:formula="of:=INDEX([.$H$1:.$H$40000];MATCH([.$G517];[.$A$1:.$A$40000];0);1)" office:value-type="string" office:string-value="Robertson's Reel" calcext:value-type="string">
            <text:p>Robertson's R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21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20</text:p>
          </table:table-cell>
          <table:table-cell office:value-type="string" calcext:value-type="string">
            <text:p>Great North Run '86</text:p>
          </table:table-cell>
          <table:table-cell table:number-columns-repeated="2"/>
          <table:table-cell table:style-name="ce5" table:formula="of:=INDEX([.$H$1:.$H$40000];MATCH([.$G518];[.$A$1:.$A$40000];0);1)" office:value-type="string" office:string-value="Great North Run '86" calcext:value-type="string">
            <text:p>Great North Run '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22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62</text:p>
          </table:table-cell>
          <table:table-cell office:value-type="string" calcext:value-type="string">
            <text:p>Donald Of Dundee</text:p>
          </table:table-cell>
          <table:table-cell table:number-columns-repeated="2"/>
          <table:table-cell table:style-name="ce5" table:formula="of:=INDEX([.$H$1:.$H$40000];MATCH([.$G519];[.$A$1:.$A$40000];0);1)" office:value-type="string" office:string-value="Donald Of Dundee" calcext:value-type="string">
            <text:p>Donald Of Dunde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23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39</text:p>
          </table:table-cell>
          <table:table-cell office:value-type="string" calcext:value-type="string">
            <text:p>Lilliburlero</text:p>
          </table:table-cell>
          <table:table-cell table:number-columns-repeated="2"/>
          <table:table-cell table:style-name="ce5" table:formula="of:=INDEX([.$H$1:.$H$40000];MATCH([.$G520];[.$A$1:.$A$40000];0);1)" office:value-type="string" office:string-value="Lilliburlero" calcext:value-type="string">
            <text:p>Lilliburler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24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24</text:p>
          </table:table-cell>
          <table:table-cell table:formula="of:=[.E521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52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25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b 25</text:p>
          </table:table-cell>
          <table:table-cell office:value-type="string" calcext:value-type="string">
            <text:p>Grandpa's</text:p>
          </table:table-cell>
          <table:table-cell table:number-columns-repeated="2"/>
          <table:table-cell table:style-name="ce5" table:formula="of:=INDEX([.$H$1:.$H$40000];MATCH([.$G522];[.$A$1:.$A$40000];0);1)" office:value-type="string" office:string-value="Grandpa's" calcext:value-type="string">
            <text:p>Grandpa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26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05</text:p>
          </table:table-cell>
          <table:table-cell office:value-type="string" calcext:value-type="string">
            <text:p>Michael Turner's Waltz</text:p>
          </table:table-cell>
          <table:table-cell table:number-columns-repeated="2"/>
          <table:table-cell table:style-name="ce5" table:formula="of:=INDEX([.$H$1:.$H$40000];MATCH([.$G523];[.$A$1:.$A$40000];0);1)" office:value-type="string" office:string-value="Michael Turner's Waltz" calcext:value-type="string">
            <text:p>Michael Turner's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27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27</text:p>
          </table:table-cell>
          <table:table-cell table:formula="of:=[.E524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52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28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2 13</text:p>
          </table:table-cell>
          <table:table-cell office:value-type="string" calcext:value-type="string">
            <text:p>Coleford Jig</text:p>
          </table:table-cell>
          <table:table-cell table:number-columns-repeated="2"/>
          <table:table-cell table:style-name="ce5" table:formula="of:=INDEX([.$H$1:.$H$40000];MATCH([.$G525];[.$A$1:.$A$40000];0);1)" office:value-type="string" office:string-value="Coleford Jig" calcext:value-type="string">
            <text:p>Coleford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29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b 29</text:p>
          </table:table-cell>
          <table:table-cell table:formula="of:=[.E526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52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30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/>
          <table:table-cell office:value-type="string" calcext:value-type="string">
            <text:p>The Rakes Of Rochester</text:p>
          </table:table-cell>
          <table:table-cell/>
          <table:table-cell office:value-type="string" calcext:value-type="string">
            <text:p>SSF 14-19b 30</text:p>
          </table:table-cell>
          <table:table-cell table:formula="of:=[.E527]" office:value-type="string" office:string-value="The Rakes Of Rochester" calcext:value-type="string">
            <text:p>The Rakes Of Rochester</text:p>
          </table:table-cell>
          <table:table-cell table:number-columns-repeated="2"/>
          <table:table-cell table:style-name="ce5" table:formula="of:=INDEX([.$H$1:.$H$40000];MATCH([.$G527];[.$A$1:.$A$40000];0);1)" office:value-type="string" office:string-value="The Rakes Of Rochester" calcext:value-type="string">
            <text:p>The Rakes Of Roches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31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39</text:p>
          </table:table-cell>
          <table:table-cell office:value-type="string" calcext:value-type="string">
            <text:p>Petronella</text:p>
          </table:table-cell>
          <table:table-cell table:number-columns-repeated="2"/>
          <table:table-cell table:style-name="ce5" table:formula="of:=INDEX([.$H$1:.$H$40000];MATCH([.$G528];[.$A$1:.$A$40000];0);1)" office:value-type="string" office:string-value="Petronella" calcext:value-type="string">
            <text:p>Petronel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32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b 32</text:p>
          </table:table-cell>
          <table:table-cell office:value-type="string" calcext:value-type="string">
            <text:p>Harliquin Air</text:p>
          </table:table-cell>
          <table:table-cell table:number-columns-repeated="2"/>
          <table:table-cell table:style-name="ce5" table:formula="of:=INDEX([.$H$1:.$H$40000];MATCH([.$G529];[.$A$1:.$A$40000];0);1)" office:value-type="string" office:string-value="Harliquin Air" calcext:value-type="string">
            <text:p>Harliquin Ai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33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b 33</text:p>
          </table:table-cell>
          <table:table-cell table:formula="of:=[.E530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53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34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15</text:p>
          </table:table-cell>
          <table:table-cell office:value-type="string" calcext:value-type="string">
            <text:p>La Roulante</text:p>
          </table:table-cell>
          <table:table-cell table:number-columns-repeated="2"/>
          <table:table-cell table:style-name="ce5" table:formula="of:=INDEX([.$H$1:.$H$40000];MATCH([.$G531];[.$A$1:.$A$40000];0);1)" office:value-type="string" office:string-value="L.N.B. Polka" calcext:value-type="string">
            <text:p>L.N.B.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35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69</text:p>
          </table:table-cell>
          <table:table-cell table:formula="of:=[.E532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532];[.$A$1:.$A$40000];0);1)" office:value-type="string" office:string-value="The Trip To Brighton" calcext:value-type="string">
            <text:p>The Trip To Bright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36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12</text:p>
          </table:table-cell>
          <table:table-cell office:value-type="string" calcext:value-type="string">
            <text:p>Brighton Camp</text:p>
          </table:table-cell>
          <table:table-cell table:number-columns-repeated="2"/>
          <table:table-cell table:style-name="ce5" table:formula="of:=INDEX([.$H$1:.$H$40000];MATCH([.$G533];[.$A$1:.$A$40000];0);1)" office:value-type="string" office:string-value="Brighton Camp" calcext:value-type="string">
            <text:p>Brighton Cam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37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37</text:p>
          </table:table-cell>
          <table:table-cell office:value-type="string" calcext:value-type="string">
            <text:p>The Gallant Weaver</text:p>
          </table:table-cell>
          <table:table-cell table:number-columns-repeated="2"/>
          <table:table-cell table:style-name="ce5" table:formula="of:=INDEX([.$H$1:.$H$40000];MATCH([.$G534];[.$A$1:.$A$40000];0);1)" office:value-type="string" office:string-value="The Gallant Weaver" calcext:value-type="string">
            <text:p>The Gallant Weav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38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04</text:p>
          </table:table-cell>
          <table:table-cell office:value-type="string" calcext:value-type="string">
            <text:p>Jenny Lind Polka</text:p>
          </table:table-cell>
          <table:table-cell table:number-columns-repeated="2"/>
          <table:table-cell table:style-name="ce5" table:formula="of:=INDEX([.$H$1:.$H$40000];MATCH([.$G535];[.$A$1:.$A$40000];0);1)" office:value-type="string" office:string-value="Jenny Lind Polka" calcext:value-type="string">
            <text:p>Jenny Lind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39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4 30</text:p>
          </table:table-cell>
          <table:table-cell office:value-type="string" calcext:value-type="string">
            <text:p>The Quaker</text:p>
          </table:table-cell>
          <table:table-cell table:number-columns-repeated="2"/>
          <table:table-cell table:style-name="ce5" table:formula="of:=INDEX([.$H$1:.$H$40000];MATCH([.$G536];[.$A$1:.$A$40000];0);1)" office:value-type="string" office:string-value="The Quaker" calcext:value-type="string">
            <text:p>The Quak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40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1 44</text:p>
          </table:table-cell>
          <table:table-cell office:value-type="string" calcext:value-type="string">
            <text:p>Oh Joe</text:p>
          </table:table-cell>
          <table:table-cell table:number-columns-repeated="2"/>
          <table:table-cell table:style-name="ce5" table:formula="of:=INDEX([.$H$1:.$H$40000];MATCH([.$G537];[.$A$1:.$A$40000];0);1)" office:value-type="string" office:string-value="Oh Joe" calcext:value-type="string">
            <text:p>Oh J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41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1 15</text:p>
          </table:table-cell>
          <table:table-cell office:value-type="string" calcext:value-type="string">
            <text:p>Doncaster Races</text:p>
          </table:table-cell>
          <table:table-cell table:number-columns-repeated="2"/>
          <table:table-cell table:style-name="ce5" table:formula="of:=INDEX([.$H$1:.$H$40000];MATCH([.$G538];[.$A$1:.$A$40000];0);1)" office:value-type="string" office:string-value="Doncaster Races" calcext:value-type="string">
            <text:p>Doncaster Rac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42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42</text:p>
          </table:table-cell>
          <table:table-cell office:value-type="string" calcext:value-type="string">
            <text:p>Drops Of Brandy</text:p>
          </table:table-cell>
          <table:table-cell table:number-columns-repeated="2"/>
          <table:table-cell table:style-name="ce5" table:formula="of:=INDEX([.$H$1:.$H$40000];MATCH([.$G539];[.$A$1:.$A$40000];0);1)" office:value-type="string" office:string-value="Drops Of Brandy" calcext:value-type="string">
            <text:p>Drops Of Brand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43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120</text:p>
          </table:table-cell>
          <table:table-cell office:value-type="string" calcext:value-type="string">
            <text:p>The Foxhunter's</text:p>
          </table:table-cell>
          <table:table-cell table:number-columns-repeated="2"/>
          <table:table-cell table:style-name="ce5" table:formula="of:=INDEX([.$H$1:.$H$40000];MATCH([.$G540];[.$A$1:.$A$40000];0);1)" office:value-type="string" office:string-value="The Foxhunter's" calcext:value-type="string">
            <text:p>The Foxhunter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44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44</text:p>
          </table:table-cell>
          <table:table-cell office:value-type="string" calcext:value-type="string">
            <text:p>Archie's Fancy</text:p>
          </table:table-cell>
          <table:table-cell table:number-columns-repeated="2"/>
          <table:table-cell table:style-name="ce5" table:formula="of:=INDEX([.$H$1:.$H$40000];MATCH([.$G541];[.$A$1:.$A$40000];0);1)" office:value-type="string" office:string-value="Archie's Fancy" calcext:value-type="string">
            <text:p>Archie's Fa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45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45</text:p>
          </table:table-cell>
          <table:table-cell office:value-type="string" calcext:value-type="string">
            <text:p>Jock Wilson Of Fenton</text:p>
          </table:table-cell>
          <table:table-cell table:number-columns-repeated="2"/>
          <table:table-cell table:style-name="ce5" table:formula="of:=INDEX([.$H$1:.$H$40000];MATCH([.$G542];[.$A$1:.$A$40000];0);1)" office:value-type="string" office:string-value="Jock Wilson Of Fenton" calcext:value-type="string">
            <text:p>Jock Wilson Of Fent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46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29</text:p>
          </table:table-cell>
          <table:table-cell office:value-type="string" calcext:value-type="string">
            <text:p>Old Morpeth Rant</text:p>
          </table:table-cell>
          <table:table-cell table:number-columns-repeated="2"/>
          <table:table-cell table:style-name="ce5" table:formula="of:=INDEX([.$H$1:.$H$40000];MATCH([.$G543];[.$A$1:.$A$40000];0);1)" office:value-type="string" office:string-value="Morpeth Rant (old)" calcext:value-type="string">
            <text:p>Morpeth Rant (ol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47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4</text:p>
          </table:table-cell>
          <table:table-cell office:value-type="string" calcext:value-type="string">
            <text:p>Maiden Lane</text:p>
          </table:table-cell>
          <table:table-cell table:number-columns-repeated="2"/>
          <table:table-cell table:style-name="ce5" table:formula="of:=INDEX([.$H$1:.$H$40000];MATCH([.$G544];[.$A$1:.$A$40000];0);1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48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2 09</text:p>
          </table:table-cell>
          <table:table-cell office:value-type="string" calcext:value-type="string">
            <text:p>Mount Hills</text:p>
          </table:table-cell>
          <table:table-cell table:number-columns-repeated="2"/>
          <table:table-cell table:style-name="ce5" table:formula="of:=INDEX([.$H$1:.$H$40000];MATCH([.$G545];[.$A$1:.$A$40000];0);1)" office:value-type="string" office:string-value="Mount Hills" calcext:value-type="string">
            <text:p>Mount Hil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x 14-19 249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x 14-19 249</text:p>
          </table:table-cell>
          <table:table-cell office:value-type="string" calcext:value-type="string">
            <text:p>Morning Star</text:p>
          </table:table-cell>
          <table:table-cell table:number-columns-repeated="2"/>
          <table:table-cell table:style-name="ce5" table:formula="of:=INDEX([.$H$1:.$H$40000];MATCH([.$G546];[.$A$1:.$A$40000];0);1)" office:value-type="string" office:string-value="Morning Star" calcext:value-type="string">
            <text:p>Morning Star</text:p>
          </table:table-cell>
          <table:table-cell office:value-type="string" calcext:value-type="string">
            <text:p>Transcription is Chingford vers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SF 14-19b 50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50</text:p>
          </table:table-cell>
          <table:table-cell table:formula="of:=[.E547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54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51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16</text:p>
          </table:table-cell>
          <table:table-cell office:value-type="string" calcext:value-type="string">
            <text:p>Tars Of The Victory</text:p>
          </table:table-cell>
          <table:table-cell table:number-columns-repeated="2"/>
          <table:table-cell table:style-name="ce5" table:formula="of:=INDEX([.$H$1:.$H$40000];MATCH([.$G548];[.$A$1:.$A$40000];0);1)" office:value-type="string" office:string-value="Tars Of The Victory" calcext:value-type="string">
            <text:p>Tars Of The Victo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52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52</text:p>
          </table:table-cell>
          <table:table-cell office:value-type="string" calcext:value-type="string">
            <text:p>Hot Punch</text:p>
          </table:table-cell>
          <table:table-cell table:number-columns-repeated="2"/>
          <table:table-cell table:style-name="ce5" table:formula="of:=INDEX([.$H$1:.$H$40000];MATCH([.$G549];[.$A$1:.$A$40000];0);1)" office:value-type="string" office:string-value="Hot Punch" calcext:value-type="string">
            <text:p>Hot Pun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53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17</text:p>
          </table:table-cell>
          <table:table-cell office:value-type="string" calcext:value-type="string">
            <text:p>Louisberg Square</text:p>
          </table:table-cell>
          <table:table-cell table:number-columns-repeated="2"/>
          <table:table-cell table:style-name="ce5" table:formula="of:=INDEX([.$H$1:.$H$40000];MATCH([.$G550];[.$A$1:.$A$40000];0);1)" office:value-type="string" office:string-value="Louisberg Square" calcext:value-type="string">
            <text:p>Louisberg Squa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54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22</text:p>
          </table:table-cell>
          <table:table-cell office:value-type="string" calcext:value-type="string">
            <text:p>Worcester Hornpipe</text:p>
          </table:table-cell>
          <table:table-cell table:number-columns-repeated="2"/>
          <table:table-cell table:style-name="ce5" table:formula="of:=INDEX([.$H$1:.$H$40000];MATCH([.$G551];[.$A$1:.$A$40000];0);1)" office:value-type="string" office:string-value="Worcester Hornpipe" calcext:value-type="string">
            <text:p>Worcester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55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09</text:p>
          </table:table-cell>
          <table:table-cell office:value-type="string" calcext:value-type="string">
            <text:p>Gloucester Hornpipe</text:p>
          </table:table-cell>
          <table:table-cell table:number-columns-repeated="2"/>
          <table:table-cell table:style-name="ce5" table:formula="of:=INDEX([.$H$1:.$H$40000];MATCH([.$G552];[.$A$1:.$A$40000];0);1)" office:value-type="string" office:string-value="Gloucester Hornpipe" calcext:value-type="string">
            <text:p>Gloucester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56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56</text:p>
          </table:table-cell>
          <table:table-cell office:value-type="string" calcext:value-type="string">
            <text:p>The Ball</text:p>
          </table:table-cell>
          <table:table-cell table:number-columns-repeated="2"/>
          <table:table-cell table:style-name="ce5" table:formula="of:=INDEX([.$H$1:.$H$40000];MATCH([.$G553];[.$A$1:.$A$40000];0);1)" office:value-type="string" office:string-value="The Ball" calcext:value-type="string">
            <text:p>The Ba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57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3</text:p>
          </table:table-cell>
          <table:table-cell office:value-type="string" calcext:value-type="string">
            <text:p>The Moon and Seven Stars</text:p>
          </table:table-cell>
          <table:table-cell table:number-columns-repeated="2"/>
          <table:table-cell table:style-name="ce5" table:formula="of:=INDEX([.$H$1:.$H$40000];MATCH([.$G554];[.$A$1:.$A$40000];0);1)" office:value-type="string" office:string-value="The Moon and Seven Stars" calcext:value-type="string">
            <text:p>The Moon and Seven Sta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58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18</text:p>
          </table:table-cell>
          <table:table-cell office:value-type="string" calcext:value-type="string">
            <text:p>Jack Robinson</text:p>
          </table:table-cell>
          <table:table-cell table:number-columns-repeated="2"/>
          <table:table-cell table:style-name="ce5" table:formula="of:=INDEX([.$H$1:.$H$40000];MATCH([.$G555];[.$A$1:.$A$40000];0);1)" office:value-type="string" office:string-value="Jack Robinson" calcext:value-type="string">
            <text:p>Jack Robins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59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b 59</text:p>
          </table:table-cell>
          <table:table-cell office:value-type="string" calcext:value-type="string">
            <text:p>Not For Joe</text:p>
          </table:table-cell>
          <table:table-cell table:number-columns-repeated="2"/>
          <table:table-cell table:style-name="ce5" table:formula="of:=INDEX([.$H$1:.$H$40000];MATCH([.$G556];[.$A$1:.$A$40000];0);1)" office:value-type="string" office:string-value="Not For Joe" calcext:value-type="string">
            <text:p>Not For J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60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94</text:p>
          </table:table-cell>
          <table:table-cell table:number-columns-repeated="3"/>
          <table:table-cell table:style-name="ce5" table:formula="of:=INDEX([.$H$1:.$H$40000];MATCH([.$G557];[.$A$1:.$A$40000];0);1)" office:value-type="string" office:string-value="Walter Bulwer's Polka #2" calcext:value-type="string">
            <text:p>Walter Bulwer's Polka #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61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95</text:p>
          </table:table-cell>
          <table:table-cell table:number-columns-repeated="3"/>
          <table:table-cell table:style-name="ce5" table:formula="of:=INDEX([.$H$1:.$H$40000];MATCH([.$G558];[.$A$1:.$A$40000];0);1)" office:value-type="string" office:string-value="Walter Bulwer's Polka #1" calcext:value-type="string">
            <text:p>Walter Bulwer's Polka #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62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22</text:p>
          </table:table-cell>
          <table:table-cell office:value-type="string" calcext:value-type="string">
            <text:p>Galopede</text:p>
          </table:table-cell>
          <table:table-cell table:number-columns-repeated="2"/>
          <table:table-cell table:style-name="ce5" table:formula="of:=INDEX([.$H$1:.$H$40000];MATCH([.$G559];[.$A$1:.$A$40000];0);1)" office:value-type="string" office:string-value="Galopede" calcext:value-type="string">
            <text:p>Galope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63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63</text:p>
          </table:table-cell>
          <table:table-cell table:formula="of:=[.E560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56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64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64</text:p>
          </table:table-cell>
          <table:table-cell table:formula="of:=[.E561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56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65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12</text:p>
          </table:table-cell>
          <table:table-cell office:value-type="string" calcext:value-type="string">
            <text:p>Paddy Carey's</text:p>
          </table:table-cell>
          <table:table-cell table:number-columns-repeated="2"/>
          <table:table-cell table:style-name="ce5" table:formula="of:=INDEX([.$H$1:.$H$40000];MATCH([.$G562];[.$A$1:.$A$40000];0);1)" office:value-type="string" office:string-value="Paddy Carey's" calcext:value-type="string">
            <text:p>Paddy Carey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66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44</text:p>
          </table:table-cell>
          <table:table-cell office:value-type="string" calcext:value-type="string">
            <text:p>Morgan Rattler</text:p>
          </table:table-cell>
          <table:table-cell table:number-columns-repeated="2"/>
          <table:table-cell table:style-name="ce5" table:formula="of:=INDEX([.$H$1:.$H$40000];MATCH([.$G563];[.$A$1:.$A$40000];0);1)" office:value-type="string" office:string-value="Morgan Rattler" calcext:value-type="string">
            <text:p>Morgan Ratt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c 01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1 19</text:p>
          </table:table-cell>
          <table:table-cell office:value-type="string" calcext:value-type="string">
            <text:p>Rochdale Coconut Dance</text:p>
          </table:table-cell>
          <table:table-cell table:number-columns-repeated="2"/>
          <table:table-cell table:style-name="ce5" table:formula="of:=INDEX([.$H$1:.$H$40000];MATCH([.$G564];[.$A$1:.$A$40000];0);1)" office:value-type="string" office:string-value="Rochdale Coconut Dance" calcext:value-type="string">
            <text:p>Rochdale Coconut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c 02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1 35</text:p>
          </table:table-cell>
          <table:table-cell office:value-type="string" calcext:value-type="string">
            <text:p>Sweet Jenny Jones</text:p>
          </table:table-cell>
          <table:table-cell table:number-columns-repeated="2"/>
          <table:table-cell table:style-name="ce5" table:formula="of:=INDEX([.$H$1:.$H$40000];MATCH([.$G565];[.$A$1:.$A$40000];0);1)" office:value-type="string" office:string-value="Sweet Jenny Jones / Cadair Idris" calcext:value-type="string">
            <text:p>Sweet Jenny Jones / Cadair Idri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c 03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6 06</text:p>
          </table:table-cell>
          <table:table-cell office:value-type="string" calcext:value-type="string">
            <text:p>Roxburgh Castle</text:p>
          </table:table-cell>
          <table:table-cell table:number-columns-repeated="2"/>
          <table:table-cell table:style-name="ce5" table:formula="of:=INDEX([.$H$1:.$H$40000];MATCH([.$G566];[.$A$1:.$A$40000];0);1)" office:value-type="string" office:string-value="Roxburgh Castle" calcext:value-type="string">
            <text:p>Roxburgh Cast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c 04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table:style-name="ce2" office:value-type="string" calcext:value-type="string">
            <text:p>WFS 13-10 08</text:p>
          </table:table-cell>
          <table:table-cell office:value-type="string" calcext:value-type="string">
            <text:p>Kafoozalum</text:p>
          </table:table-cell>
          <table:table-cell table:number-columns-repeated="2"/>
          <table:table-cell table:style-name="ce5" table:formula="of:=INDEX([.$H$1:.$H$40000];MATCH([.$G567];[.$A$1:.$A$40000];0);1)" office:value-type="string" office:string-value="Kafoozalum" calcext:value-type="string">
            <text:p>Kafoozal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c 05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07</text:p>
          </table:table-cell>
          <table:table-cell office:value-type="string" calcext:value-type="string">
            <text:p>The Keel Row</text:p>
          </table:table-cell>
          <table:table-cell table:number-columns-repeated="2"/>
          <table:table-cell table:style-name="ce5" table:formula="of:=INDEX([.$H$1:.$H$40000];MATCH([.$G568];[.$A$1:.$A$40000];0);1)" office:value-type="string" office:string-value="The Keel Row" calcext:value-type="string">
            <text:p>The Keel R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c 06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c 06</text:p>
          </table:table-cell>
          <table:table-cell office:value-type="string" calcext:value-type="string">
            <text:p>La Russe</text:p>
          </table:table-cell>
          <table:table-cell table:number-columns-repeated="2"/>
          <table:table-cell table:style-name="ce5" table:formula="of:=INDEX([.$H$1:.$H$40000];MATCH([.$G569];[.$A$1:.$A$40000];0);1)" office:value-type="string" office:string-value="La Russe" calcext:value-type="string">
            <text:p>La Rus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c 07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15</text:p>
          </table:table-cell>
          <table:table-cell office:value-type="string" calcext:value-type="string">
            <text:p>Winster Gallop</text:p>
          </table:table-cell>
          <table:table-cell table:number-columns-repeated="2"/>
          <table:table-cell table:style-name="ce5" table:formula="of:=INDEX([.$H$1:.$H$40000];MATCH([.$G570];[.$A$1:.$A$40000];0);1)" office:value-type="string" office:string-value="Winster Gallop" calcext:value-type="string">
            <text:p>Winster Gall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c 08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table:number-columns-repeated="2"/>
          <table:table-cell table:style-name="ce5" table:formula="of:=INDEX([.$H$1:.$H$40000];MATCH([.$G571];[.$A$1:.$A$40000];0);1)" office:value-type="string" office:string-value="Salmon Tails Up The Water" calcext:value-type="string">
            <text:p>Salmon Tails Up The Wa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c 09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c 09</text:p>
          </table:table-cell>
          <table:table-cell office:value-type="string" calcext:value-type="string">
            <text:p>The Poppy Leaf</text:p>
          </table:table-cell>
          <table:table-cell table:number-columns-repeated="2"/>
          <table:table-cell table:style-name="ce5" table:formula="of:=INDEX([.$H$1:.$H$40000];MATCH([.$G572];[.$A$1:.$A$40000];0);1)" office:value-type="string" office:string-value="The Poppy Leaf" calcext:value-type="string">
            <text:p>The Poppy Lea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01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BFS 14-04 50</text:p>
          </table:table-cell>
          <table:table-cell office:value-type="string" calcext:value-type="string">
            <text:p>Gilderoy</text:p>
          </table:table-cell>
          <table:table-cell table:number-columns-repeated="2"/>
          <table:table-cell table:style-name="ce5" table:formula="of:=INDEX([.$H$1:.$H$40000];MATCH([.$G573];[.$A$1:.$A$40000];0);1)" office:value-type="string" office:string-value="Gilderoy" calcext:value-type="string">
            <text:p>Gildero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02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9</text:p>
          </table:table-cell>
          <table:table-cell office:value-type="string" calcext:value-type="string">
            <text:p>Bear Dance</text:p>
          </table:table-cell>
          <table:table-cell table:number-columns-repeated="2"/>
          <table:table-cell table:style-name="ce5" table:formula="of:=INDEX([.$H$1:.$H$40000];MATCH([.$G574];[.$A$1:.$A$40000];0);1)" office:value-type="string" office:string-value="Bear Dance" calcext:value-type="string">
            <text:p>Bear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03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4</text:p>
          </table:table-cell>
          <table:table-cell office:value-type="string" calcext:value-type="string">
            <text:p>Uncle Bernard's Polka</text:p>
          </table:table-cell>
          <table:table-cell table:number-columns-repeated="2"/>
          <table:table-cell table:style-name="ce5" table:formula="of:=INDEX([.$H$1:.$H$40000];MATCH([.$G575];[.$A$1:.$A$40000];0);1)" office:value-type="string" office:string-value="Uncle Bernard's Polka" calcext:value-type="string">
            <text:p>Uncle Bernard's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04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4</text:p>
          </table:table-cell>
          <table:table-cell office:value-type="string" calcext:value-type="string">
            <text:p>Jenny Lind Polka</text:p>
          </table:table-cell>
          <table:table-cell table:number-columns-repeated="2"/>
          <table:table-cell table:style-name="ce5" table:formula="of:=INDEX([.$H$1:.$H$40000];MATCH([.$G576];[.$A$1:.$A$40000];0);1)" office:value-type="string" office:string-value="Jenny Lind Polka" calcext:value-type="string">
            <text:p>Jenny Lind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05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SSF 14-19b 60</text:p>
          </table:table-cell>
          <table:table-cell office:value-type="string" calcext:value-type="string">
            <text:p>Walter Bulwer's Polka #2</text:p>
          </table:table-cell>
          <table:table-cell table:number-columns-repeated="2"/>
          <table:table-cell table:style-name="ce5" table:formula="of:=INDEX([.$H$1:.$H$40000];MATCH([.$G57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06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Aiken Drum</text:p>
          </table:table-cell>
          <table:table-cell/>
          <table:table-cell office:value-type="string" calcext:value-type="string">
            <text:p>WFS 14-05 06</text:p>
          </table:table-cell>
          <table:table-cell table:formula="of:=[.E578]" office:value-type="string" office:string-value="Aiken Drum" calcext:value-type="string">
            <text:p>Aiken Drum</text:p>
          </table:table-cell>
          <table:table-cell table:number-columns-repeated="2"/>
          <table:table-cell table:style-name="ce5" table:formula="of:=INDEX([.$H$1:.$H$40000];MATCH([.$G578];[.$A$1:.$A$40000];0);1)" office:value-type="string" office:string-value="Aiken Drum" calcext:value-type="string">
            <text:p>Aiken Dr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07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7</text:p>
          </table:table-cell>
          <table:table-cell office:value-type="string" calcext:value-type="string">
            <text:p>The Keel Row</text:p>
          </table:table-cell>
          <table:table-cell table:number-columns-repeated="2"/>
          <table:table-cell table:style-name="ce5" table:formula="of:=INDEX([.$H$1:.$H$40000];MATCH([.$G579];[.$A$1:.$A$40000];0);1)" office:value-type="string" office:string-value="The Keel Row" calcext:value-type="string">
            <text:p>The Keel R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08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08</text:p>
          </table:table-cell>
          <table:table-cell office:value-type="string" calcext:value-type="string">
            <text:p>Kafoozalum</text:p>
          </table:table-cell>
          <table:table-cell table:number-columns-repeated="2"/>
          <table:table-cell table:style-name="ce5" table:formula="of:=INDEX([.$H$1:.$H$40000];MATCH([.$G580];[.$A$1:.$A$40000];0);1)" office:value-type="string" office:string-value="Kafoozalum" calcext:value-type="string">
            <text:p>Kafoozal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09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trike The Bell</text:p>
          </table:table-cell>
          <table:table-cell/>
          <table:table-cell office:value-type="string" calcext:value-type="string">
            <text:p>WFS 14-05 09</text:p>
          </table:table-cell>
          <table:table-cell table:formula="of:=[.E581]" office:value-type="string" office:string-value="Strike The Bell" calcext:value-type="string">
            <text:p>Strike The Bell</text:p>
          </table:table-cell>
          <table:table-cell table:number-columns-repeated="2"/>
          <table:table-cell table:style-name="ce5" table:formula="of:=INDEX([.$H$1:.$H$40000];MATCH([.$G581];[.$A$1:.$A$40000];0);1)" office:value-type="string" office:string-value="Strike The Bell" calcext:value-type="string">
            <text:p>Strike The Be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10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table:number-columns-repeated="2"/>
          <table:table-cell table:style-name="ce5" table:formula="of:=INDEX([.$H$1:.$H$40000];MATCH([.$G582];[.$A$1:.$A$40000];0);1)" office:value-type="string" office:string-value="Salmon Tails Up The Water" calcext:value-type="string">
            <text:p>Salmon Tails Up The Wa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11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2</text:p>
          </table:table-cell>
          <table:table-cell office:value-type="string" calcext:value-type="string">
            <text:p>Harper's Frolic</text:p>
          </table:table-cell>
          <table:table-cell table:number-columns-repeated="2"/>
          <table:table-cell table:style-name="ce5" table:formula="of:=INDEX([.$H$1:.$H$40000];MATCH([.$G583];[.$A$1:.$A$40000];0);1)" office:value-type="string" office:string-value="Harper's Frolic" calcext:value-type="string">
            <text:p>Harper's Froli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12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23</text:p>
          </table:table-cell>
          <table:table-cell office:value-type="string" calcext:value-type="string">
            <text:p>Bonny Kate</text:p>
          </table:table-cell>
          <table:table-cell table:number-columns-repeated="2"/>
          <table:table-cell table:style-name="ce5" table:formula="of:=INDEX([.$H$1:.$H$40000];MATCH([.$G584];[.$A$1:.$A$40000];0);1)" office:value-type="string" office:string-value="Bonny Kate" calcext:value-type="string">
            <text:p>Bonny K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13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2</text:p>
          </table:table-cell>
          <table:table-cell office:value-type="string" calcext:value-type="string">
            <text:p>Captain Lanoe's Quick March</text:p>
          </table:table-cell>
          <table:table-cell table:number-columns-repeated="2"/>
          <table:table-cell table:style-name="ce5" table:formula="of:=INDEX([.$H$1:.$H$40000];MATCH([.$G585];[.$A$1:.$A$40000];0);1)" office:value-type="string" office:string-value="Captain Lanoe's Quick March" calcext:value-type="string">
            <text:p>Captain Lanoe's Quick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14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2</text:p>
          </table:table-cell>
          <table:table-cell office:value-type="string" calcext:value-type="string">
            <text:p>Galopede</text:p>
          </table:table-cell>
          <table:table-cell table:number-columns-repeated="2"/>
          <table:table-cell table:style-name="ce5" table:formula="of:=INDEX([.$H$1:.$H$40000];MATCH([.$G586];[.$A$1:.$A$40000];0);1)" office:value-type="string" office:string-value="Galopede" calcext:value-type="string">
            <text:p>Galope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15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3</text:p>
          </table:table-cell>
          <table:table-cell table:formula="of:=[.E587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58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16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4</text:p>
          </table:table-cell>
          <table:table-cell office:value-type="string" calcext:value-type="string">
            <text:p>Ffiddle-Ffaddle</text:p>
          </table:table-cell>
          <table:table-cell table:number-columns-repeated="2"/>
          <table:table-cell table:style-name="ce5" table:formula="of:=INDEX([.$H$1:.$H$40000];MATCH([.$G588];[.$A$1:.$A$40000];0);1)" office:value-type="string" office:string-value="Ffiddle-Ffaddle" calcext:value-type="string">
            <text:p>Ffiddle-Ffadd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17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Iron Legs</text:p>
          </table:table-cell>
          <table:table-cell/>
          <table:table-cell office:value-type="string" calcext:value-type="string">
            <text:p>WFS 14-05 17</text:p>
          </table:table-cell>
          <table:table-cell table:formula="of:=[.E589]" office:value-type="string" office:string-value="Iron Legs" calcext:value-type="string">
            <text:p>Iron Legs</text:p>
          </table:table-cell>
          <table:table-cell table:number-columns-repeated="2"/>
          <table:table-cell table:style-name="ce5" table:formula="of:=INDEX([.$H$1:.$H$40000];MATCH([.$G589];[.$A$1:.$A$40000];0);1)" office:value-type="string" office:string-value="Iron Legs" calcext:value-type="string">
            <text:p>Iron Le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18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ortsman's Hornpipe</text:p>
          </table:table-cell>
          <table:table-cell/>
          <table:table-cell office:value-type="string" calcext:value-type="string">
            <text:p>WFS 14-05 18</text:p>
          </table:table-cell>
          <table:table-cell table:formula="of:=[.E590]" office:value-type="string" office:string-value="Sportsman's Hornpipe" calcext:value-type="string">
            <text:p>Sportsman's Hornpipe</text:p>
          </table:table-cell>
          <table:table-cell table:number-columns-repeated="2"/>
          <table:table-cell table:style-name="ce5" table:formula="of:=INDEX([.$H$1:.$H$40000];MATCH([.$G590];[.$A$1:.$A$40000];0);1)" office:value-type="string" office:string-value="Sportsman's Hornpipe" calcext:value-type="string">
            <text:p>Sportsman's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19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5 19</text:p>
          </table:table-cell>
          <table:table-cell office:value-type="string" calcext:value-type="string">
            <text:p>Haste To The Wedding</text:p>
          </table:table-cell>
          <table:table-cell table:number-columns-repeated="2"/>
          <table:table-cell table:style-name="ce5" table:formula="of:=INDEX([.$H$1:.$H$40000];MATCH([.$G591];[.$A$1:.$A$40000];0);1)" office:value-type="string" office:string-value="Haste To The Wedding" calcext:value-type="string">
            <text:p>Haste To The Wedd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20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Foul Weather Call</text:p>
          </table:table-cell>
          <table:table-cell/>
          <table:table-cell office:value-type="string" calcext:value-type="string">
            <text:p>WFS 14-04 33</text:p>
          </table:table-cell>
          <table:table-cell table:formula="of:=[.E592]" office:value-type="string" office:string-value="Foul Weather Call" calcext:value-type="string">
            <text:p>Foul Weather Call</text:p>
          </table:table-cell>
          <table:table-cell table:number-columns-repeated="2"/>
          <table:table-cell table:style-name="ce5" table:formula="of:=INDEX([.$H$1:.$H$40000];MATCH([.$G592];[.$A$1:.$A$40000];0);1)" office:value-type="string" office:string-value="Foul Weather Call" calcext:value-type="string">
            <text:p>Foul Weather Ca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21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outh Downs</text:p>
          </table:table-cell>
          <table:table-cell/>
          <table:table-cell office:value-type="string" calcext:value-type="string">
            <text:p>EATMD 13-01 32</text:p>
          </table:table-cell>
          <table:table-cell table:formula="of:=[.E593]" office:value-type="string" office:string-value="South Downs" calcext:value-type="string">
            <text:p>South Downs</text:p>
          </table:table-cell>
          <table:table-cell table:number-columns-repeated="2"/>
          <table:table-cell table:style-name="ce5" table:formula="of:=INDEX([.$H$1:.$H$40000];MATCH([.$G593];[.$A$1:.$A$40000];0);1)" office:value-type="string" office:string-value="South Downs" calcext:value-type="string">
            <text:p>South Down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22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Albert Falmer's Bonfire Tune</text:p>
          </table:table-cell>
          <table:table-cell/>
          <table:table-cell office:value-type="string" calcext:value-type="string">
            <text:p>SSF 14-19b 01</text:p>
          </table:table-cell>
          <table:table-cell table:formula="of:=[.E594]" office:value-type="string" office:string-value="Albert Falmer's Bonfire Tune" calcext:value-type="string">
            <text:p>Albert Falmer's Bonfire Tune</text:p>
          </table:table-cell>
          <table:table-cell table:number-columns-repeated="2"/>
          <table:table-cell table:style-name="ce5" table:formula="of:=INDEX([.$H$1:.$H$40000];MATCH([.$G594];[.$A$1:.$A$40000];0);1)" office:value-type="string" office:string-value="Albert Falmer's Bonfire Tune" calcext:value-type="string">
            <text:p>Albert Falmer's Bonfire 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23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9</text:p>
          </table:table-cell>
          <table:table-cell office:value-type="string" calcext:value-type="string">
            <text:p>Three Around Three</text:p>
          </table:table-cell>
          <table:table-cell table:number-columns-repeated="2"/>
          <table:table-cell table:style-name="ce5" table:formula="of:=INDEX([.$H$1:.$H$40000];MATCH([.$G595];[.$A$1:.$A$40000];0);1)" office:value-type="string" office:string-value="Three Around Three" calcext:value-type="string">
            <text:p>Three Around Thre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24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loucester Hornpipe</text:p>
          </table:table-cell>
          <table:table-cell/>
          <table:table-cell office:value-type="string" calcext:value-type="string">
            <text:p>BFS 14-04 23</text:p>
          </table:table-cell>
          <table:table-cell table:formula="of:=[.E596]" office:value-type="string" office:string-value="Gloucester Hornpipe" calcext:value-type="string">
            <text:p>Gloucester Hornpipe</text:p>
          </table:table-cell>
          <table:table-cell table:number-columns-repeated="2"/>
          <table:table-cell table:style-name="ce5" table:formula="of:=INDEX([.$H$1:.$H$40000];MATCH([.$G596];[.$A$1:.$A$40000];0);1)" office:value-type="string" office:string-value="Gloucester Hornpipe" calcext:value-type="string">
            <text:p>Gloucester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25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49</text:p>
          </table:table-cell>
          <table:table-cell office:value-type="string" calcext:value-type="string">
            <text:p>Lemonville</text:p>
          </table:table-cell>
          <table:table-cell table:number-columns-repeated="2"/>
          <table:table-cell table:style-name="ce5" table:formula="of:=INDEX([.$H$1:.$H$40000];MATCH([.$G597];[.$A$1:.$A$40000];0);1)" office:value-type="string" office:string-value="Lemonville" calcext:value-type="string">
            <text:p>Lemonvil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26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1 50</text:p>
          </table:table-cell>
          <table:table-cell office:value-type="string" calcext:value-type="string">
            <text:p>The Quarryman</text:p>
          </table:table-cell>
          <table:table-cell table:number-columns-repeated="2"/>
          <table:table-cell table:style-name="ce5" table:formula="of:=INDEX([.$H$1:.$H$40000];MATCH([.$G598];[.$A$1:.$A$40000];0);1)" office:value-type="string" office:string-value="The Quarryman" calcext:value-type="string">
            <text:p>The Quarrym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27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6 04</text:p>
          </table:table-cell>
          <table:table-cell office:value-type="string" calcext:value-type="string">
            <text:p>Scan Tester's #2</text:p>
          </table:table-cell>
          <table:table-cell table:number-columns-repeated="2"/>
          <table:table-cell table:style-name="ce5" table:formula="of:=INDEX([.$H$1:.$H$40000];MATCH([.$G599];[.$A$1:.$A$40000];0);1)" office:value-type="string" office:string-value="Scan Tester's No. 2" calcext:value-type="string">
            <text:p>Scan Tester's No.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28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6 05</text:p>
          </table:table-cell>
          <table:table-cell office:value-type="string" calcext:value-type="string">
            <text:p>Scan Tester's #1</text:p>
          </table:table-cell>
          <table:table-cell table:number-columns-repeated="2"/>
          <table:table-cell table:style-name="ce5" table:formula="of:=INDEX([.$H$1:.$H$40000];MATCH([.$G600];[.$A$1:.$A$40000];0);1)" office:value-type="string" office:string-value="Scan Tester's No. 1" calcext:value-type="string">
            <text:p>Scan Tester's No.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29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ed Wing</text:p>
          </table:table-cell>
          <table:table-cell/>
          <table:table-cell office:value-type="string" calcext:value-type="string">
            <text:p>SSF 14-19b 04</text:p>
          </table:table-cell>
          <table:table-cell table:formula="of:=[.E601]" office:value-type="string" office:string-value="Red Wing" calcext:value-type="string">
            <text:p>Red Wing</text:p>
          </table:table-cell>
          <table:table-cell table:number-columns-repeated="2"/>
          <table:table-cell table:style-name="ce5" table:formula="of:=INDEX([.$H$1:.$H$40000];MATCH([.$G601];[.$A$1:.$A$40000];0);1)" office:value-type="string" office:string-value="Red Wing" calcext:value-type="string">
            <text:p>Red W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30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3</text:p>
          </table:table-cell>
          <table:table-cell office:value-type="string" calcext:value-type="string">
            <text:p>The Moon and Seven Stars</text:p>
          </table:table-cell>
          <table:table-cell table:number-columns-repeated="2"/>
          <table:table-cell table:style-name="ce5" table:formula="of:=INDEX([.$H$1:.$H$40000];MATCH([.$G602];[.$A$1:.$A$40000];0);1)" office:value-type="string" office:string-value="The Moon and Seven Stars" calcext:value-type="string">
            <text:p>The Moon and Seven Sta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31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1</text:p>
          </table:table-cell>
          <table:table-cell office:value-type="string" calcext:value-type="string">
            <text:p>Enrico</text:p>
          </table:table-cell>
          <table:table-cell table:number-columns-repeated="2"/>
          <table:table-cell table:style-name="ce5" table:formula="of:=INDEX([.$H$1:.$H$40000];MATCH([.$G603];[.$A$1:.$A$40000];0);1)" office:value-type="string" office:string-value="Enrico" calcext:value-type="string">
            <text:p>Enric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32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inen Hall</text:p>
          </table:table-cell>
          <table:table-cell/>
          <table:table-cell office:value-type="string" calcext:value-type="string">
            <text:p>EATMD 13-01 33</text:p>
          </table:table-cell>
          <table:table-cell table:formula="of:=[.E604]" office:value-type="string" office:string-value="Linen Hall" calcext:value-type="string">
            <text:p>Linen Hall</text:p>
          </table:table-cell>
          <table:table-cell table:number-columns-repeated="2"/>
          <table:table-cell table:style-name="ce5" table:formula="of:=INDEX([.$H$1:.$H$40000];MATCH([.$G604];[.$A$1:.$A$40000];0);1)" office:value-type="string" office:string-value="Linen Hall" calcext:value-type="string">
            <text:p>Linen Ha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33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Sloe</text:p>
          </table:table-cell>
          <table:table-cell/>
          <table:table-cell office:value-type="string" calcext:value-type="string">
            <text:p>EATMD 13-01 05</text:p>
          </table:table-cell>
          <table:table-cell table:formula="of:=[.E605]" office:value-type="string" office:string-value="The Sloe" calcext:value-type="string">
            <text:p>The Sloe</text:p>
          </table:table-cell>
          <table:table-cell table:number-columns-repeated="2"/>
          <table:table-cell table:style-name="ce5" table:formula="of:=INDEX([.$H$1:.$H$40000];MATCH([.$G605];[.$A$1:.$A$40000];0);1)" office:value-type="string" office:string-value="The Sloe" calcext:value-type="string">
            <text:p>The Sl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34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Kate Elliot</text:p>
          </table:table-cell>
          <table:table-cell/>
          <table:table-cell office:value-type="string" calcext:value-type="string">
            <text:p>WFS 14-05 34</text:p>
          </table:table-cell>
          <table:table-cell table:formula="of:=[.E606]" office:value-type="string" office:string-value="Kate Elliot" calcext:value-type="string">
            <text:p>Kate Elliot</text:p>
          </table:table-cell>
          <table:table-cell table:number-columns-repeated="2"/>
          <table:table-cell table:style-name="ce5" table:formula="of:=INDEX([.$H$1:.$H$40000];MATCH([.$G606];[.$A$1:.$A$40000];0);1)" office:value-type="string" office:string-value="Kate Elliot" calcext:value-type="string">
            <text:p>Kate Ellio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35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ld Molly Oxford</text:p>
          </table:table-cell>
          <table:table-cell/>
          <table:table-cell office:value-type="string" calcext:value-type="string">
            <text:p>WFS 13-11 27</text:p>
          </table:table-cell>
          <table:table-cell table:formula="of:=[.E607]" office:value-type="string" office:string-value="Old Molly Oxford" calcext:value-type="string">
            <text:p>Old Molly Oxford</text:p>
          </table:table-cell>
          <table:table-cell table:number-columns-repeated="2"/>
          <table:table-cell table:style-name="ce5" table:formula="of:=INDEX([.$H$1:.$H$40000];MATCH([.$G607];[.$A$1:.$A$40000];0);1)" office:value-type="string" office:string-value="Old Molly Oxford" calcext:value-type="string">
            <text:p>Old Molly Oxfo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36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ld Tom Of Oxford</text:p>
          </table:table-cell>
          <table:table-cell/>
          <table:table-cell office:value-type="string" calcext:value-type="string">
            <text:p>WFS 14-01 11</text:p>
          </table:table-cell>
          <table:table-cell table:formula="of:=[.E608]" office:value-type="string" office:string-value="Old Tom Of Oxford" calcext:value-type="string">
            <text:p>Old Tom Of Oxford</text:p>
          </table:table-cell>
          <table:table-cell table:number-columns-repeated="2"/>
          <table:table-cell table:style-name="ce5" table:formula="of:=INDEX([.$H$1:.$H$40000];MATCH([.$G608];[.$A$1:.$A$40000];0);1)" office:value-type="string" office:string-value="Old Tom Of Oxford" calcext:value-type="string">
            <text:p>Old Tom Of Oxfo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37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Dennington Bell</text:p>
          </table:table-cell>
          <table:table-cell/>
          <table:table-cell office:value-type="string" calcext:value-type="string">
            <text:p>WFS 14-05 37</text:p>
          </table:table-cell>
          <table:table-cell table:formula="of:=[.E609]" office:value-type="string" office:string-value="Dennington Bell" calcext:value-type="string">
            <text:p>Dennington Bell</text:p>
          </table:table-cell>
          <table:table-cell table:number-columns-repeated="2"/>
          <table:table-cell table:style-name="ce5" table:formula="of:=INDEX([.$H$1:.$H$40000];MATCH([.$G609];[.$A$1:.$A$40000];0);1)" office:value-type="string" office:string-value="Dennington Bell" calcext:value-type="string">
            <text:p>Dennington Be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38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inster Gallop</text:p>
          </table:table-cell>
          <table:table-cell/>
          <table:table-cell table:style-name="ce2" office:value-type="string" calcext:value-type="string">
            <text:p>WFS 13-10 15</text:p>
          </table:table-cell>
          <table:table-cell table:formula="of:=[.E610]" office:value-type="string" office:string-value="Winster Gallop" calcext:value-type="string">
            <text:p>Winster Gallop</text:p>
          </table:table-cell>
          <table:table-cell table:number-columns-repeated="2"/>
          <table:table-cell table:style-name="ce5" table:formula="of:=INDEX([.$H$1:.$H$40000];MATCH([.$G610];[.$A$1:.$A$40000];0);1)" office:value-type="string" office:string-value="Winster Gallop" calcext:value-type="string">
            <text:p>Winster Gall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39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Great North Run '86</text:p>
          </table:table-cell>
          <table:table-cell/>
          <table:table-cell office:value-type="string" calcext:value-type="string">
            <text:p>WFS 13-07 20</text:p>
          </table:table-cell>
          <table:table-cell table:formula="of:=[.E611]" office:value-type="string" office:string-value="Great North Run '86" calcext:value-type="string">
            <text:p>Great North Run '86</text:p>
          </table:table-cell>
          <table:table-cell table:number-columns-repeated="2"/>
          <table:table-cell table:style-name="ce5" table:formula="of:=INDEX([.$H$1:.$H$40000];MATCH([.$G611];[.$A$1:.$A$40000];0);1)" office:value-type="string" office:string-value="Great North Run '86" calcext:value-type="string">
            <text:p>Great North Run '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40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sleyside Reel</text:p>
          </table:table-cell>
          <table:table-cell/>
          <table:table-cell office:value-type="string" calcext:value-type="string">
            <text:p>WFS 13-07 21</text:p>
          </table:table-cell>
          <table:table-cell table:formula="of:=[.E612]" office:value-type="string" office:string-value="Hesleyside Reel" calcext:value-type="string">
            <text:p>Hesleyside Reel</text:p>
          </table:table-cell>
          <table:table-cell table:number-columns-repeated="2"/>
          <table:table-cell table:style-name="ce5" table:formula="of:=INDEX([.$H$1:.$H$40000];MATCH([.$G612];[.$A$1:.$A$40000];0);1)" office:value-type="string" office:string-value="Hesleyside Reel" calcext:value-type="string">
            <text:p>Hesleyside R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41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BFS 14-04 72</text:p>
          </table:table-cell>
          <table:table-cell office:value-type="string" calcext:value-type="string">
            <text:p>Trip To Cartmell</text:p>
          </table:table-cell>
          <table:table-cell table:number-columns-repeated="2"/>
          <table:table-cell table:style-name="ce5" table:formula="of:=INDEX([.$H$1:.$H$40000];MATCH([.$G613];[.$A$1:.$A$40000];0);1)" office:value-type="string" office:string-value="Trip To Cartmell" calcext:value-type="string">
            <text:p>Trip To Cartme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0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01</text:p>
          </table:table-cell>
          <table:table-cell table:formula="of:=[.E614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1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0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0 26</text:p>
          </table:table-cell>
          <table:table-cell office:value-type="string" calcext:value-type="string">
            <text:p>Spootiskerry</text:p>
          </table:table-cell>
          <table:table-cell table:number-columns-repeated="2"/>
          <table:table-cell table:style-name="ce5" table:formula="of:=INDEX([.$H$1:.$H$40000];MATCH([.$G615];[.$A$1:.$A$40000];0);1)" office:value-type="string" office:string-value="Spootiskerry" calcext:value-type="string">
            <text:p>Spootisker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0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17</text:p>
          </table:table-cell>
          <table:table-cell office:value-type="string" calcext:value-type="string">
            <text:p>Willafjord</text:p>
          </table:table-cell>
          <table:table-cell table:number-columns-repeated="2"/>
          <table:table-cell table:style-name="ce5" table:formula="of:=INDEX([.$H$1:.$H$40000];MATCH([.$G616];[.$A$1:.$A$40000];0);1)" office:value-type="string" office:string-value="Willafjord" calcext:value-type="string">
            <text:p>Willafjo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0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04</text:p>
          </table:table-cell>
          <table:table-cell office:value-type="string" calcext:value-type="string">
            <text:p>Maiden Lane</text:p>
          </table:table-cell>
          <table:table-cell table:number-columns-repeated="2"/>
          <table:table-cell table:style-name="ce5" table:formula="of:=INDEX([.$H$1:.$H$40000];MATCH([.$G617];[.$A$1:.$A$40000];0);1)" office:value-type="string" office:string-value="Maiden Lane" calcext:value-type="string">
            <text:p>Maiden La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0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9</text:p>
          </table:table-cell>
          <table:table-cell office:value-type="string" calcext:value-type="string">
            <text:p>Mount Hills</text:p>
          </table:table-cell>
          <table:table-cell table:number-columns-repeated="2"/>
          <table:table-cell table:style-name="ce5" table:formula="of:=INDEX([.$H$1:.$H$40000];MATCH([.$G618];[.$A$1:.$A$40000];0);1)" office:value-type="string" office:string-value="Mount Hills" calcext:value-type="string">
            <text:p>Mount Hil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0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06</text:p>
          </table:table-cell>
          <table:table-cell table:formula="of:=[.E619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19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0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08</text:p>
          </table:table-cell>
          <table:table-cell office:value-type="string" calcext:value-type="string">
            <text:p>Upton Stick Dance</text:p>
          </table:table-cell>
          <table:table-cell table:number-columns-repeated="2"/>
          <table:table-cell table:style-name="ce5" table:formula="of:=INDEX([.$H$1:.$H$40000];MATCH([.$G620];[.$A$1:.$A$40000];0);1)" office:value-type="string" office:string-value="Upton Stick Dance" calcext:value-type="string">
            <text:p>Upton Stick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0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4-01 41</text:p>
          </table:table-cell>
          <table:table-cell office:value-type="string" calcext:value-type="string">
            <text:p>Flower of Edinburgh</text:p>
          </table:table-cell>
          <table:table-cell table:number-columns-repeated="2"/>
          <table:table-cell table:style-name="ce5" table:formula="of:=INDEX([.$H$1:.$H$40000];MATCH([.$G621];[.$A$1:.$A$40000];0);1)" office:value-type="string" office:string-value="Flower Of Edinburgh" calcext:value-type="string">
            <text:p>Flower Of Edinburg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0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09</text:p>
          </table:table-cell>
          <table:table-cell table:formula="of:=[.E622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2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1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10</text:p>
          </table:table-cell>
          <table:table-cell office:value-type="string" calcext:value-type="string">
            <text:p>Kid On The Mountain</text:p>
          </table:table-cell>
          <table:table-cell table:number-columns-repeated="2"/>
          <table:table-cell table:style-name="ce5" table:formula="of:=INDEX([.$H$1:.$H$40000];MATCH([.$G623];[.$A$1:.$A$40000];0);1)" office:value-type="string" office:string-value="Kid On The Mountain" calcext:value-type="string">
            <text:p>Kid On The Mountai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1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11</text:p>
          </table:table-cell>
          <table:table-cell table:formula="of:=[.E624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2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1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12</text:p>
          </table:table-cell>
          <table:table-cell table:formula="of:=[.E625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2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1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13</text:p>
          </table:table-cell>
          <table:table-cell table:formula="of:=[.E626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2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1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14</text:p>
          </table:table-cell>
          <table:table-cell table:formula="of:=[.E627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2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1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15</text:p>
          </table:table-cell>
          <table:table-cell table:formula="of:=[.E628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28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1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16</text:p>
          </table:table-cell>
          <table:table-cell office:value-type="string" calcext:value-type="string">
            <text:p>Ouvrez La Porte</text:p>
          </table:table-cell>
          <table:table-cell table:number-columns-repeated="2"/>
          <table:table-cell table:style-name="ce5" table:formula="of:=INDEX([.$H$1:.$H$40000];MATCH([.$G629];[.$A$1:.$A$40000];0);1)" office:value-type="string" office:string-value="Ouvrez La Porte" calcext:value-type="string">
            <text:p>Ouvrez La Por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1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17</text:p>
          </table:table-cell>
          <table:table-cell office:value-type="string" calcext:value-type="string">
            <text:p>The Blarney Pilgrim</text:p>
          </table:table-cell>
          <table:table-cell table:number-columns-repeated="2"/>
          <table:table-cell table:style-name="ce5" table:formula="of:=INDEX([.$H$1:.$H$40000];MATCH([.$G630];[.$A$1:.$A$40000];0);1)" office:value-type="string" office:string-value="The Blarney Pilgrim" calcext:value-type="string">
            <text:p>The Blarney Pilgri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1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18</text:p>
          </table:table-cell>
          <table:table-cell table:formula="of:=[.E631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3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1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1 19</text:p>
          </table:table-cell>
          <table:table-cell office:value-type="string" calcext:value-type="string">
            <text:p>Rochdale Coconut Dance</text:p>
          </table:table-cell>
          <table:table-cell table:number-columns-repeated="2"/>
          <table:table-cell table:style-name="ce5" table:formula="of:=INDEX([.$H$1:.$H$40000];MATCH([.$G632];[.$A$1:.$A$40000];0);1)" office:value-type="string" office:string-value="Rochdale Coconut Dance" calcext:value-type="string">
            <text:p>Rochdale Coconut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2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20</text:p>
          </table:table-cell>
          <table:table-cell table:formula="of:=[.E633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3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2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21</text:p>
          </table:table-cell>
          <table:table-cell table:formula="of:=[.E634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3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2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22</text:p>
          </table:table-cell>
          <table:table-cell table:formula="of:=[.E635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3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2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23</text:p>
          </table:table-cell>
          <table:table-cell office:value-type="string" calcext:value-type="string">
            <text:p>Mouse In The Kitchen</text:p>
          </table:table-cell>
          <table:table-cell table:number-columns-repeated="2"/>
          <table:table-cell table:style-name="ce5" table:formula="of:=INDEX([.$H$1:.$H$40000];MATCH([.$G636];[.$A$1:.$A$40000];0);1)" office:value-type="string" office:string-value="Mouse In The Kitchen" calcext:value-type="string">
            <text:p>Mouse In The Kitch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2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24</text:p>
          </table:table-cell>
          <table:table-cell office:value-type="string" calcext:value-type="string">
            <text:p>The Stool Of Repentance</text:p>
          </table:table-cell>
          <table:table-cell table:number-columns-repeated="2"/>
          <table:table-cell table:style-name="ce5" table:formula="of:=INDEX([.$H$1:.$H$40000];MATCH([.$G637];[.$A$1:.$A$40000];0);1)" office:value-type="string" office:string-value="The Stool Of Repentance" calcext:value-type="string">
            <text:p>The Stool Of Repent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2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25</text:p>
          </table:table-cell>
          <table:table-cell table:formula="of:=[.E638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38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2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26</text:p>
          </table:table-cell>
          <table:table-cell table:formula="of:=[.E639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39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2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9</text:p>
          </table:table-cell>
          <table:table-cell office:value-type="string" calcext:value-type="string">
            <text:p>The Fiery Clock Face</text:p>
          </table:table-cell>
          <table:table-cell table:number-columns-repeated="2"/>
          <table:table-cell table:style-name="ce5" table:formula="of:=INDEX([.$H$1:.$H$40000];MATCH([.$G640];[.$A$1:.$A$40000];0);1)" office:value-type="string" office:string-value="The Fiery Clock Face" calcext:value-type="string">
            <text:p>The Fiery Clock Fa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2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28</text:p>
          </table:table-cell>
          <table:table-cell table:formula="of:=[.E641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4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2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/>
          <table:table-cell office:value-type="string" calcext:value-type="string">
            <text:p>St George's Day</text:p>
          </table:table-cell>
          <table:table-cell/>
          <table:table-cell office:value-type="string" calcext:value-type="string">
            <text:p>SSF 14-18 029</text:p>
          </table:table-cell>
          <table:table-cell table:formula="of:=[.E642]" office:value-type="string" office:string-value="St George's Day" calcext:value-type="string">
            <text:p>St George's Day</text:p>
          </table:table-cell>
          <table:table-cell table:number-columns-repeated="2"/>
          <table:table-cell table:style-name="ce5" table:formula="of:=INDEX([.$H$1:.$H$40000];MATCH([.$G642];[.$A$1:.$A$40000];0);1)" office:value-type="string" office:string-value="St George's Day" calcext:value-type="string">
            <text:p>St George's D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x 14-18 03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/>
          <table:table-cell office:value-type="string" calcext:value-type="string">
            <text:p>Linky Lanky</text:p>
          </table:table-cell>
          <table:table-cell/>
          <table:table-cell office:value-type="string" calcext:value-type="string">
            <text:p>WFS 13-12 19</text:p>
          </table:table-cell>
          <table:table-cell table:formula="of:=[.E643]" office:value-type="string" office:string-value="Linky Lanky" calcext:value-type="string">
            <text:p>Linky Lanky</text:p>
          </table:table-cell>
          <table:table-cell table:number-columns-repeated="2"/>
          <table:table-cell table:style-name="ce5" table:formula="of:=INDEX([.$H$1:.$H$40000];MATCH([.$G643];[.$A$1:.$A$40000];0);1)" office:value-type="string" office:string-value="Linky Lanky" calcext:value-type="string">
            <text:p>Linky Lank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x 14-18 03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sbech</text:p>
          </table:table-cell>
          <table:table-cell/>
          <table:table-cell office:value-type="string" calcext:value-type="string">
            <text:p>WFS 13-12 25</text:p>
          </table:table-cell>
          <table:table-cell table:formula="of:=[.E644]" office:value-type="string" office:string-value="Wisbech" calcext:value-type="string">
            <text:p>Wisbech</text:p>
          </table:table-cell>
          <table:table-cell table:number-columns-repeated="2"/>
          <table:table-cell table:style-name="ce5" table:formula="of:=INDEX([.$H$1:.$H$40000];MATCH([.$G644];[.$A$1:.$A$40000];0);1)" office:value-type="string" office:string-value="Wisbech (?)" calcext:value-type="string">
            <text:p>Wisbech (?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3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4-05 18</text:p>
          </table:table-cell>
          <table:table-cell table:formula="of:=[.E645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45];[.$A$1:.$A$40000];0);1)" office:value-type="string" office:string-value="Sportsman's Hornpipe" calcext:value-type="string">
            <text:p>Sportsman's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x 14-18 03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adstock Jig</text:p>
          </table:table-cell>
          <table:table-cell/>
          <table:table-cell office:value-type="string" calcext:value-type="string">
            <text:p>EATMD 13-01 02</text:p>
          </table:table-cell>
          <table:table-cell table:formula="of:=[.E646]" office:value-type="string" office:string-value="Radstock Jig" calcext:value-type="string">
            <text:p>Radstock Jig</text:p>
          </table:table-cell>
          <table:table-cell table:number-columns-repeated="2"/>
          <table:table-cell table:style-name="ce5" table:formula="of:=INDEX([.$H$1:.$H$40000];MATCH([.$G646];[.$A$1:.$A$40000];0);1)" office:value-type="string" office:string-value="Radstock Jig" calcext:value-type="string">
            <text:p>Radstock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3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34</text:p>
          </table:table-cell>
          <table:table-cell table:formula="of:=[.E647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4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3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2 06</text:p>
          </table:table-cell>
          <table:table-cell table:formula="of:=[.E648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48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3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2 13</text:p>
          </table:table-cell>
          <table:table-cell table:formula="of:=[.E649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49];[.$A$1:.$A$40000];0);1)" office:value-type="string" office:string-value="Coleford Jig" calcext:value-type="string">
            <text:p>Coleford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3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37</text:p>
          </table:table-cell>
          <table:table-cell table:formula="of:=[.E650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5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3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table:style-name="ce2" office:value-type="string" calcext:value-type="string">
            <text:p>WFS 13-10 32</text:p>
          </table:table-cell>
          <table:table-cell table:formula="of:=[.E651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51];[.$A$1:.$A$40000];0);1)" office:value-type="string" office:string-value="I'll Go And Enlist For A Sailor" calcext:value-type="string">
            <text:p>I'll Go And Enlist For A Sail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3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39</text:p>
          </table:table-cell>
          <table:table-cell table:formula="of:=[.E652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52];[.$A$1:.$A$40000];0);1)" office:value-type="boolean" office:boolean-value="false" calcext:value-type="boolean">
            <text:p>FALSE</text:p>
          </table:table-cell>
          <table:table-cell office:value-type="string" calcext:value-type="string">
            <text:p>C.net TOTM 2014-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SFx 14-18 04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/>
          <table:table-cell office:value-type="string" calcext:value-type="string">
            <text:p>Sheriff's Ride</text:p>
          </table:table-cell>
          <table:table-cell/>
          <table:table-cell office:value-type="string" calcext:value-type="string">
            <text:p>SSFx 14-18 040</text:p>
          </table:table-cell>
          <table:table-cell table:formula="of:=[.E653]" office:value-type="string" office:string-value="Sheriff's Ride" calcext:value-type="string">
            <text:p>Sheriff's Ride</text:p>
          </table:table-cell>
          <table:table-cell table:number-columns-repeated="2"/>
          <table:table-cell table:style-name="ce5" table:formula="of:=INDEX([.$H$1:.$H$40000];MATCH([.$G653];[.$A$1:.$A$40000];0);1)" office:value-type="string" office:string-value="Sheriff's Ride" calcext:value-type="string">
            <text:p>Sheriff's Ride</text:p>
          </table:table-cell>
          <table:table-cell office:value-type="string" calcext:value-type="string">
            <text:p>Cf. BFS 14-04 51 Jacky Ta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SFx 14-18 04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e Ashore Jolly Tar And Your Trousers On</text:p>
          </table:table-cell>
          <table:table-cell/>
          <table:table-cell office:value-type="string" calcext:value-type="string">
            <text:p>SSFx 14-18 041</text:p>
          </table:table-cell>
          <table:table-cell table:formula="of:=[.E654]" office:value-type="string" office:string-value="Come Ashore Jolly Tar And Your Trousers On" calcext:value-type="string">
            <text:p>Come Ashore Jolly Tar And Your Trousers On</text:p>
          </table:table-cell>
          <table:table-cell table:number-columns-repeated="2"/>
          <table:table-cell table:style-name="ce5" table:formula="of:=INDEX([.$H$1:.$H$40000];MATCH([.$G654];[.$A$1:.$A$40000];0);1)" office:value-type="string" office:string-value="Come Ashore Jolly Tar And Your Trousers On" calcext:value-type="string">
            <text:p>Come Ashore Jolly Tar And Your Trousers 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4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42</text:p>
          </table:table-cell>
          <table:table-cell table:formula="of:=[.E655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5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4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/>
          <table:table-cell office:value-type="string" calcext:value-type="string">
            <text:p>93 Not Out</text:p>
          </table:table-cell>
          <table:table-cell/>
          <table:table-cell office:value-type="string" calcext:value-type="string">
            <text:p>WFS 14-01 35</text:p>
          </table:table-cell>
          <table:table-cell table:formula="of:=[.E656]" office:value-type="string" office:string-value="93 Not Out" calcext:value-type="string">
            <text:p>93 Not Out</text:p>
          </table:table-cell>
          <table:table-cell table:number-columns-repeated="2"/>
          <table:table-cell table:style-name="ce5" table:formula="of:=INDEX([.$H$1:.$H$40000];MATCH([.$G656];[.$A$1:.$A$40000];0);1)" office:value-type="string" office:string-value="93 Not Out" calcext:value-type="string">
            <text:p>93 Not Ou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4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44</text:p>
          </table:table-cell>
          <table:table-cell office:value-type="string" calcext:value-type="string">
            <text:p>Morgan Rattler</text:p>
          </table:table-cell>
          <table:table-cell table:number-columns-repeated="2"/>
          <table:table-cell table:style-name="ce5" table:formula="of:=INDEX([.$H$1:.$H$40000];MATCH([.$G657];[.$A$1:.$A$40000];0);1)" office:value-type="string" office:string-value="Morgan Rattler" calcext:value-type="string">
            <text:p>Morgan Ratt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4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1 14</text:p>
          </table:table-cell>
          <table:table-cell table:formula="of:=[.E658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58];[.$A$1:.$A$40000];0);1)" office:value-type="string" office:string-value="The Wheatsheaf Tavern" calcext:value-type="string">
            <text:p>The Wheatsheaf Taver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4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12</text:p>
          </table:table-cell>
          <table:table-cell table:formula="of:=[.E659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59];[.$A$1:.$A$40000];0);1)" office:value-type="string" office:string-value="Paddy Carey's" calcext:value-type="string">
            <text:p>Paddy Carey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4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13</text:p>
          </table:table-cell>
          <table:table-cell table:formula="of:=[.E660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60];[.$A$1:.$A$40000];0);1)" office:value-type="string" office:string-value="Spirit of the Dance" calcext:value-type="string">
            <text:p>Spirit of the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4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1 16</text:p>
          </table:table-cell>
          <table:table-cell table:formula="of:=[.E661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61];[.$A$1:.$A$40000];0);1)" office:value-type="string" office:string-value="Young Scotty" calcext:value-type="string">
            <text:p>Young Scot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4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69</text:p>
          </table:table-cell>
          <table:table-cell table:formula="of:=[.E662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62];[.$A$1:.$A$40000];0);1)" office:value-type="string" office:string-value="The Trip To Brighton" calcext:value-type="string">
            <text:p>The Trip To Bright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5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50</text:p>
          </table:table-cell>
          <table:table-cell table:formula="of:=[.E663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6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5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1 17</text:p>
          </table:table-cell>
          <table:table-cell table:formula="of:=[.E664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64];[.$A$1:.$A$40000];0);1)" office:value-type="string" office:string-value="The Shepherd and Shepherdess" calcext:value-type="string">
            <text:p>The Shepherd and Shepherd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5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52</text:p>
          </table:table-cell>
          <table:table-cell table:formula="of:=[.E665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6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x 14-18 05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4-01 31</text:p>
          </table:table-cell>
          <table:table-cell table:formula="of:=[.E666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66];[.$A$1:.$A$40000];0);1)" office:value-type="string" office:string-value="Because He Was A Bonny Lad" calcext:value-type="string">
            <text:p>Because He Was A Bonny L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x 14-18 05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1 32</text:p>
          </table:table-cell>
          <table:table-cell table:formula="of:=[.E667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67];[.$A$1:.$A$40000];0);1)" office:value-type="string" office:string-value="Welcome To The Town Again" calcext:value-type="string">
            <text:p>Welcome To The Town Agai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5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55</text:p>
          </table:table-cell>
          <table:table-cell office:value-type="string" calcext:value-type="string">
            <text:p>Hunt The Squirrel</text:p>
          </table:table-cell>
          <table:table-cell table:number-columns-repeated="2"/>
          <table:table-cell table:style-name="ce5" table:formula="of:=INDEX([.$H$1:.$H$40000];MATCH([.$G668];[.$A$1:.$A$40000];0);1)" office:value-type="string" office:string-value="Hunt The Squirrel" calcext:value-type="string">
            <text:p>Hunt The Squirr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5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38</text:p>
          </table:table-cell>
          <table:table-cell table:formula="of:=[.E669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69];[.$A$1:.$A$40000];0);1)" office:value-type="string" office:string-value="Grimstock" calcext:value-type="string">
            <text:p>Grimsto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5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1 01</text:p>
          </table:table-cell>
          <table:table-cell table:formula="of:=[.E670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70];[.$A$1:.$A$40000];0);1)" office:value-type="string" office:string-value="The Curly-Headed Ploughboy" calcext:value-type="string">
            <text:p>The Curly-Headed Ploughbo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5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58</text:p>
          </table:table-cell>
          <table:table-cell table:formula="of:=[.E671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7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5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05</text:p>
          </table:table-cell>
          <table:table-cell table:formula="of:=[.E672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72];[.$A$1:.$A$40000];0);1)" office:value-type="string" office:string-value="Michael Turner's Waltz" calcext:value-type="string">
            <text:p>Michael Turner's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6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2 01</text:p>
          </table:table-cell>
          <table:table-cell table:formula="of:=[.E673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73];[.$A$1:.$A$40000];0);1)" office:value-type="string" office:string-value="Elsey's Waltz" calcext:value-type="string">
            <text:p>Elsey's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6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04</text:p>
          </table:table-cell>
          <table:table-cell table:formula="of:=[.E674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74];[.$A$1:.$A$40000];0);1)" office:value-type="string" office:string-value="Maiden Lane" calcext:value-type="string">
            <text:p>Maiden La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6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62</text:p>
          </table:table-cell>
          <table:table-cell table:formula="of:=[.E675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7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6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2 02</text:p>
          </table:table-cell>
          <table:table-cell table:formula="of:=[.E676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76];[.$A$1:.$A$40000];0);1)" office:value-type="string" office:string-value="The Dusty Miller" calcext:value-type="string">
            <text:p>The Dusty Mi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6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3</text:p>
          </table:table-cell>
          <table:table-cell table:formula="of:=[.E677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77];[.$A$1:.$A$40000];0);1)" office:value-type="string" office:string-value="Three Rusty Swords" calcext:value-type="string">
            <text:p>Three Rusty Swor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6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4</text:p>
          </table:table-cell>
          <table:table-cell table:formula="of:=[.E678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78];[.$A$1:.$A$40000];0);1)" office:value-type="string" office:string-value="Old Lancashire Hornpipe" calcext:value-type="string">
            <text:p>Old Lancashire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6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66</text:p>
          </table:table-cell>
          <table:table-cell office:value-type="string" calcext:value-type="string">
            <text:p>Gathering Peascods</text:p>
          </table:table-cell>
          <table:table-cell table:number-columns-repeated="2"/>
          <table:table-cell table:style-name="ce5" table:formula="of:=INDEX([.$H$1:.$H$40000];MATCH([.$G679];[.$A$1:.$A$40000];0);1)" office:value-type="string" office:string-value="Gathering Peascods" calcext:value-type="string">
            <text:p>Gathering Peasco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6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67</text:p>
          </table:table-cell>
          <table:table-cell table:formula="of:=[.E680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8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6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68</text:p>
          </table:table-cell>
          <table:table-cell table:formula="of:=[.E681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8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6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9</text:p>
          </table:table-cell>
          <table:table-cell table:formula="of:=[.E682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82];[.$A$1:.$A$40000];0);1)" office:value-type="string" office:string-value="Horses Brawl" calcext:value-type="string">
            <text:p>Horses Braw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x 14-18 07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x 14-18 070</text:p>
          </table:table-cell>
          <table:table-cell table:formula="of:=[.E683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8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x 14-18 07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x 14-18 071</text:p>
          </table:table-cell>
          <table:table-cell table:formula="of:=[.E684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8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7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72</text:p>
          </table:table-cell>
          <table:table-cell table:formula="of:=[.E685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8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7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73</text:p>
          </table:table-cell>
          <table:table-cell table:formula="of:=[.E686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8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7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74</text:p>
          </table:table-cell>
          <table:table-cell table:formula="of:=[.E687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8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7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75</text:p>
          </table:table-cell>
          <table:table-cell table:formula="of:=[.E688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88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7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76</text:p>
          </table:table-cell>
          <table:table-cell table:formula="of:=[.E689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89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7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15</text:p>
          </table:table-cell>
          <table:table-cell table:formula="of:=[.E690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90];[.$A$1:.$A$40000];0);1)" office:value-type="string" office:string-value="L.N.B. Polka" calcext:value-type="string">
            <text:p>L.N.B.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7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78</text:p>
          </table:table-cell>
          <table:table-cell table:formula="of:=[.E691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9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7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79</text:p>
          </table:table-cell>
          <table:table-cell table:formula="of:=[.E692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9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8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18</text:p>
          </table:table-cell>
          <table:table-cell table:formula="of:=[.E693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93];[.$A$1:.$A$40000];0);1)" office:value-type="string" office:string-value="Jack Robinson" calcext:value-type="string">
            <text:p>Jack Robins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8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36</text:p>
          </table:table-cell>
          <table:table-cell table:formula="of:=[.E694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94];[.$A$1:.$A$40000];0);1)" office:value-type="string" office:string-value="Argiers" calcext:value-type="string">
            <text:p>Argi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8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1 11</text:p>
          </table:table-cell>
          <table:table-cell table:formula="of:=[.E695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95];[.$A$1:.$A$40000];0);1)" office:value-type="string" office:string-value="Old Tom Of Oxford" calcext:value-type="string">
            <text:p>Old Tom Of Oxfo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8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83</text:p>
          </table:table-cell>
          <table:table-cell table:formula="of:=[.E696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9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8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11</text:p>
          </table:table-cell>
          <table:table-cell table:formula="of:=[.E697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97];[.$A$1:.$A$40000];0);1)" office:value-type="string" office:string-value="Enrico" calcext:value-type="string">
            <text:p>Enric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8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4 33</text:p>
          </table:table-cell>
          <table:table-cell table:formula="of:=[.E698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98];[.$A$1:.$A$40000];0);1)" office:value-type="string" office:string-value="Foul Weather Call" calcext:value-type="string">
            <text:p>Foul Weather Ca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8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0 36</text:p>
          </table:table-cell>
          <table:table-cell table:formula="of:=[.E699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699];[.$A$1:.$A$40000];0);1)" office:value-type="string" office:string-value="Jamaica" calcext:value-type="string">
            <text:p>Jamaic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8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87</text:p>
          </table:table-cell>
          <table:table-cell table:formula="of:=[.E700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0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8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88</text:p>
          </table:table-cell>
          <table:table-cell table:formula="of:=[.E701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0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8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03</text:p>
          </table:table-cell>
          <table:table-cell table:formula="of:=[.E702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02];[.$A$1:.$A$40000];0);1)" office:value-type="string" office:string-value="The Moon and Seven Stars" calcext:value-type="string">
            <text:p>The Moon and Seven Sta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9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2</text:p>
          </table:table-cell>
          <table:table-cell table:formula="of:=[.E703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03];[.$A$1:.$A$40000];0);1)" office:value-type="string" office:string-value="Captain Lanoe's Quick March" calcext:value-type="string">
            <text:p>Captain Lanoe's Quick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9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39</text:p>
          </table:table-cell>
          <table:table-cell table:formula="of:=[.E704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04];[.$A$1:.$A$40000];0);1)" office:value-type="string" office:string-value="Lilliburlero" calcext:value-type="string">
            <text:p>Lilliburler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9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92</text:p>
          </table:table-cell>
          <table:table-cell table:formula="of:=[.E705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0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9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0 21</text:p>
          </table:table-cell>
          <table:table-cell table:formula="of:=[.E706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06];[.$A$1:.$A$40000];0);1)" office:value-type="string" office:string-value="Lannigan's Ball" calcext:value-type="string">
            <text:p>Lannigan's Ba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9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94</text:p>
          </table:table-cell>
          <table:table-cell office:value-type="string" calcext:value-type="string">
            <text:p>Walter Bulwer's Polka #2</text:p>
          </table:table-cell>
          <table:table-cell table:number-columns-repeated="2"/>
          <table:table-cell table:style-name="ce5" table:formula="of:=INDEX([.$H$1:.$H$40000];MATCH([.$G707];[.$A$1:.$A$40000];0);1)" office:value-type="string" office:string-value="Walter Bulwer's Polka #2" calcext:value-type="string">
            <text:p>Walter Bulwer's Polka #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9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95</text:p>
          </table:table-cell>
          <table:table-cell office:value-type="string" calcext:value-type="string">
            <text:p>Walter Bulwer's Polka #1</text:p>
          </table:table-cell>
          <table:table-cell table:number-columns-repeated="2"/>
          <table:table-cell table:style-name="ce5" table:formula="of:=INDEX([.$H$1:.$H$40000];MATCH([.$G708];[.$A$1:.$A$40000];0);1)" office:value-type="string" office:string-value="Walter Bulwer's Polka #1" calcext:value-type="string">
            <text:p>Walter Bulwer's Polka #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9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0 14</text:p>
          </table:table-cell>
          <table:table-cell table:formula="of:=[.E709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09];[.$A$1:.$A$40000];0);1)" office:value-type="string" office:string-value="Salmon Tails Up The Water" calcext:value-type="string">
            <text:p>Salmon Tails Up The Wa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9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88</text:p>
          </table:table-cell>
          <table:table-cell table:formula="of:=[.E710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10];[.$A$1:.$A$40000];0);1)" office:value-type="string" office:string-value="Prince William's March" calcext:value-type="string">
            <text:p>Prince William's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9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98</text:p>
          </table:table-cell>
          <table:table-cell table:formula="of:=[.E711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11];[.$A$1:.$A$40000];0);1)" office:value-type="boolean" office:boolean-value="false" calcext:value-type="boolean">
            <text:p>FALSE</text:p>
          </table:table-cell>
          <table:table-cell office:value-type="string" calcext:value-type="string">
            <text:p>normally in 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SF 14-18 09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1 11</text:p>
          </table:table-cell>
          <table:table-cell table:formula="of:=[.E712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12];[.$A$1:.$A$40000];0);1)" office:value-type="string" office:string-value="Believe Me If All Those Endearing Young Charms" calcext:value-type="string">
            <text:p>Believe Me If All Those Endearing Young Charm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0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00</text:p>
          </table:table-cell>
          <table:table-cell table:formula="of:=[.E713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1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0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01</text:p>
          </table:table-cell>
          <table:table-cell table:formula="of:=[.E714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1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0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102</text:p>
          </table:table-cell>
          <table:table-cell table:formula="of:=[.E715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1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0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03</text:p>
          </table:table-cell>
          <table:table-cell table:formula="of:=[.E716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1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0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2 12</text:p>
          </table:table-cell>
          <table:table-cell table:formula="of:=[.E717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17];[.$A$1:.$A$40000];0);1)" office:value-type="string" office:string-value="Brighton Camp" calcext:value-type="string">
            <text:p>Brighton Cam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0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0 36</text:p>
          </table:table-cell>
          <table:table-cell table:formula="of:=[.E718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18];[.$A$1:.$A$40000];0);1)" office:value-type="string" office:string-value="Jamaica" calcext:value-type="string">
            <text:p>Jamaic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0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1 05</text:p>
          </table:table-cell>
          <table:table-cell table:formula="of:=[.E719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19];[.$A$1:.$A$40000];0);1)" office:value-type="string" office:string-value="The Sloe" calcext:value-type="string">
            <text:p>The Sl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0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23</text:p>
          </table:table-cell>
          <table:table-cell table:formula="of:=[.E720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20];[.$A$1:.$A$40000];0);1)" office:value-type="string" office:string-value="Gloucester Hornpipe" calcext:value-type="string">
            <text:p>Gloucester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0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08</text:p>
          </table:table-cell>
          <table:table-cell table:formula="of:=[.E721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2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0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4-03 17</text:p>
          </table:table-cell>
          <table:table-cell table:formula="of:=[.E722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22];[.$A$1:.$A$40000];0);1)" office:value-type="string" office:string-value="Double Lead Through" calcext:value-type="string">
            <text:p>Double Lead Throug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1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0 23</text:p>
          </table:table-cell>
          <table:table-cell table:formula="of:=[.E723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23];[.$A$1:.$A$40000];0);1)" office:value-type="string" office:string-value="Bonny Kate" calcext:value-type="string">
            <text:p>Bonny K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1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11</text:p>
          </table:table-cell>
          <table:table-cell table:formula="of:=[.E724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2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1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112</text:p>
          </table:table-cell>
          <table:table-cell table:formula="of:=[.E725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2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1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113</text:p>
          </table:table-cell>
          <table:table-cell table:formula="of:=[.E726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2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1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14</text:p>
          </table:table-cell>
          <table:table-cell office:value-type="string" calcext:value-type="string">
            <text:p>The Shropshire Lass</text:p>
          </table:table-cell>
          <table:table-cell table:number-columns-repeated="2"/>
          <table:table-cell table:style-name="ce5" table:formula="of:=INDEX([.$H$1:.$H$40000];MATCH([.$G727];[.$A$1:.$A$40000];0);1)" office:value-type="string" office:string-value="The Shropshire Lass" calcext:value-type="string">
            <text:p>The Shropshire La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1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15</text:p>
          </table:table-cell>
          <table:table-cell table:formula="of:=[.E728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28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1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16</text:p>
          </table:table-cell>
          <table:table-cell table:formula="of:=[.E729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29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1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6 06</text:p>
          </table:table-cell>
          <table:table-cell table:formula="of:=[.E730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30];[.$A$1:.$A$40000];0);1)" office:value-type="string" office:string-value="Roxburgh Castle" calcext:value-type="string">
            <text:p>Roxburgh Cast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1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05</text:p>
          </table:table-cell>
          <table:table-cell table:formula="of:=[.E731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31];[.$A$1:.$A$40000];0);1)" office:value-type="string" office:string-value="Newcastle" calcext:value-type="string">
            <text:p>Newcast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1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19</text:p>
          </table:table-cell>
          <table:table-cell table:formula="of:=[.E732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3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2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120</text:p>
          </table:table-cell>
          <table:table-cell office:value-type="string" calcext:value-type="string">
            <text:p>The Foxhunter's</text:p>
          </table:table-cell>
          <table:table-cell table:number-columns-repeated="2"/>
          <table:table-cell table:style-name="ce5" table:formula="of:=INDEX([.$H$1:.$H$40000];MATCH([.$G733];[.$A$1:.$A$40000];0);1)" office:value-type="string" office:string-value="The Foxhunter's" calcext:value-type="string">
            <text:p>The Foxhunter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2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x 14-04 61</text:p>
          </table:table-cell>
          <table:table-cell table:formula="of:=[.E734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34];[.$A$1:.$A$40000];0);1)" office:value-type="string" office:string-value="Long Room At Scarborough" calcext:value-type="string">
            <text:p>Long Room At Scarboroug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2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22</text:p>
          </table:table-cell>
          <table:table-cell table:formula="of:=[.E735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3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2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1 12</text:p>
          </table:table-cell>
          <table:table-cell table:formula="of:=[.E736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36];[.$A$1:.$A$40000];0);1)" office:value-type="string" office:string-value="Oyster Girl" calcext:value-type="string">
            <text:p>Oyster Gir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2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03</text:p>
          </table:table-cell>
          <table:table-cell table:formula="of:=[.E737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37];[.$A$1:.$A$40000];0);1)" office:value-type="string" office:string-value="The Moon and Seven Stars" calcext:value-type="string">
            <text:p>The Moon and Seven Sta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2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25</text:p>
          </table:table-cell>
          <table:table-cell table:formula="of:=[.E738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38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2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26</text:p>
          </table:table-cell>
          <table:table-cell office:value-type="string" calcext:value-type="string">
            <text:p>Theme from 'Blackadder'</text:p>
          </table:table-cell>
          <table:table-cell table:number-columns-repeated="2"/>
          <table:table-cell table:style-name="ce5" table:formula="of:=INDEX([.$H$1:.$H$40000];MATCH([.$G739];[.$A$1:.$A$40000];0);1)" office:value-type="string" office:string-value="Theme from 'Blackadder'" calcext:value-type="string">
            <text:p>Theme from 'Blackadder'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2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27</text:p>
          </table:table-cell>
          <table:table-cell office:value-type="string" calcext:value-type="string">
            <text:p>The Perfect Cure</text:p>
          </table:table-cell>
          <table:table-cell table:number-columns-repeated="2"/>
          <table:table-cell table:style-name="ce5" table:formula="of:=INDEX([.$H$1:.$H$40000];MATCH([.$G740];[.$A$1:.$A$40000];0);1)" office:value-type="string" office:string-value="The Perfect Cure" calcext:value-type="string">
            <text:p>The Perfect C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2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28</text:p>
          </table:table-cell>
          <table:table-cell table:formula="of:=[.E741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4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2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29</text:p>
          </table:table-cell>
          <table:table-cell office:value-type="string" calcext:value-type="string">
            <text:p>Hogmanay Jig</text:p>
          </table:table-cell>
          <table:table-cell table:number-columns-repeated="2"/>
          <table:table-cell table:style-name="ce5" table:formula="of:=INDEX([.$H$1:.$H$40000];MATCH([.$G742];[.$A$1:.$A$40000];0);1)" office:value-type="string" office:string-value="Hogmanay Jig" calcext:value-type="string">
            <text:p>Hogmanay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3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30</text:p>
          </table:table-cell>
          <table:table-cell table:formula="of:=[.E743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4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3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0 28</text:p>
          </table:table-cell>
          <table:table-cell table:formula="of:=[.E744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44];[.$A$1:.$A$40000];0);1)" office:value-type="string" office:string-value="Morpeth Rant (new)" calcext:value-type="string">
            <text:p>Morpeth Rant (new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3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132</text:p>
          </table:table-cell>
          <table:table-cell office:value-type="string" calcext:value-type="string">
            <text:p>Hommage a Edmond Parizeau</text:p>
          </table:table-cell>
          <table:table-cell table:number-columns-repeated="2"/>
          <table:table-cell table:style-name="ce5" table:formula="of:=INDEX([.$H$1:.$H$40000];MATCH([.$G745];[.$A$1:.$A$40000];0);1)" office:value-type="string" office:string-value="Hommage a Edmond Parizeau" calcext:value-type="string">
            <text:p>Hommage a Edmond Parizeau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3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33</text:p>
          </table:table-cell>
          <table:table-cell table:formula="of:=[.E746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4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3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2 05</text:p>
          </table:table-cell>
          <table:table-cell table:formula="of:=[.E747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47];[.$A$1:.$A$40000];0);1)" office:value-type="string" office:string-value="The Princess Royal" calcext:value-type="string">
            <text:p>The Princess Roy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3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/>
          <table:table-cell office:value-type="string" calcext:value-type="string">
            <text:p>Four Up</text:p>
          </table:table-cell>
          <table:table-cell/>
          <table:table-cell office:value-type="string" calcext:value-type="string">
            <text:p>SSF 14-18 135</text:p>
          </table:table-cell>
          <table:table-cell table:formula="of:=[.E748]" office:value-type="string" office:string-value="Four Up" calcext:value-type="string">
            <text:p>Four Up</text:p>
          </table:table-cell>
          <table:table-cell table:number-columns-repeated="2"/>
          <table:table-cell table:style-name="ce5" table:formula="of:=INDEX([.$H$1:.$H$40000];MATCH([.$G748];[.$A$1:.$A$40000];0);1)" office:value-type="string" office:string-value="Four Up" calcext:value-type="string">
            <text:p>Four 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3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36</text:p>
          </table:table-cell>
          <table:table-cell table:formula="of:=[.E749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49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3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137</text:p>
          </table:table-cell>
          <table:table-cell table:formula="of:=[.E750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5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3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0 22</text:p>
          </table:table-cell>
          <table:table-cell table:formula="of:=[.E751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51];[.$A$1:.$A$40000];0);1)" office:value-type="string" office:string-value="Harper's Frolic" calcext:value-type="string">
            <text:p>Harper's Froli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3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23</text:p>
          </table:table-cell>
          <table:table-cell table:formula="of:=[.E752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52];[.$A$1:.$A$40000];0);1)" office:value-type="string" office:string-value="Bonny Kate" calcext:value-type="string">
            <text:p>Bonny K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x 14-18 14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1 26</text:p>
          </table:table-cell>
          <table:table-cell table:formula="of:=[.E753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53];[.$A$1:.$A$40000];0);1)" office:value-type="string" office:string-value="Yarmouth Breakdown" calcext:value-type="string">
            <text:p>Yarmouth Breakdow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4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41</text:p>
          </table:table-cell>
          <table:table-cell table:formula="of:=[.E754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5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4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142</text:p>
          </table:table-cell>
          <table:table-cell table:formula="of:=[.E755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5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4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143</text:p>
          </table:table-cell>
          <table:table-cell table:formula="of:=[.E756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5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4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44</text:p>
          </table:table-cell>
          <table:table-cell table:formula="of:=[.E757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5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4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1 31</text:p>
          </table:table-cell>
          <table:table-cell table:formula="of:=[.E758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58];[.$A$1:.$A$40000];0);1)" office:value-type="string" office:string-value="From Night Till Morn" calcext:value-type="string">
            <text:p>From Night Till Mor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4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04</text:p>
          </table:table-cell>
          <table:table-cell table:formula="of:=[.E759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59];[.$A$1:.$A$40000];0);1)" office:value-type="string" office:string-value="Maiden Lane" calcext:value-type="string">
            <text:p>Maiden La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4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9</text:p>
          </table:table-cell>
          <table:table-cell table:formula="of:=[.E760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60];[.$A$1:.$A$40000];0);1)" office:value-type="string" office:string-value="Mount Hills" calcext:value-type="string">
            <text:p>Mount Hil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4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48</text:p>
          </table:table-cell>
          <table:table-cell table:formula="of:=[.E761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6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4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36</text:p>
          </table:table-cell>
          <table:table-cell table:formula="of:=[.E762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62];[.$A$1:.$A$40000];0);1)" office:value-type="string" office:string-value="Argiers" calcext:value-type="string">
            <text:p>Argi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5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4-01 11</text:p>
          </table:table-cell>
          <table:table-cell table:formula="of:=[.E763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63];[.$A$1:.$A$40000];0);1)" office:value-type="string" office:string-value="Old Tom Of Oxford" calcext:value-type="string">
            <text:p>Old Tom Of Oxfo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5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51</text:p>
          </table:table-cell>
          <table:table-cell table:formula="of:=[.E764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6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5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52</text:p>
          </table:table-cell>
          <table:table-cell table:formula="of:=[.E765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6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5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53</text:p>
          </table:table-cell>
          <table:table-cell table:formula="of:=[.E766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6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5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0</text:p>
          </table:table-cell>
          <table:table-cell table:formula="of:=[.E767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67];[.$A$1:.$A$40000];0);1)" office:value-type="string" office:string-value="Watson's Hornpipe" calcext:value-type="string">
            <text:p>Watson's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5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55</text:p>
          </table:table-cell>
          <table:table-cell table:formula="of:=[.E768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68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5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156</text:p>
          </table:table-cell>
          <table:table-cell table:formula="of:=[.E769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69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5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57</text:p>
          </table:table-cell>
          <table:table-cell table:formula="of:=[.E770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7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5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53</text:p>
          </table:table-cell>
          <table:table-cell table:formula="of:=[.E771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7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5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59</text:p>
          </table:table-cell>
          <table:table-cell table:formula="of:=[.E772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7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6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57</text:p>
          </table:table-cell>
          <table:table-cell table:formula="of:=[.E773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7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6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61</text:p>
          </table:table-cell>
          <table:table-cell table:formula="of:=[.E774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7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6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62</text:p>
          </table:table-cell>
          <table:table-cell office:value-type="string" calcext:value-type="string">
            <text:p>Donald Of Dundee</text:p>
          </table:table-cell>
          <table:table-cell table:number-columns-repeated="2"/>
          <table:table-cell table:style-name="ce5" table:formula="of:=INDEX([.$H$1:.$H$40000];MATCH([.$G775];[.$A$1:.$A$40000];0);1)" office:value-type="string" office:string-value="Donald Of Dundee" calcext:value-type="string">
            <text:p>Donald Of Dunde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6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63</text:p>
          </table:table-cell>
          <table:table-cell table:formula="of:=[.E776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7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6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64</text:p>
          </table:table-cell>
          <table:table-cell table:formula="of:=[.E777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7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6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1 31</text:p>
          </table:table-cell>
          <table:table-cell table:formula="of:=[.E778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78];[.$A$1:.$A$40000];0);1)" office:value-type="string" office:string-value="Because He Was A Bonny Lad" calcext:value-type="string">
            <text:p>Because He Was A Bonny L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6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2 06</text:p>
          </table:table-cell>
          <table:table-cell table:formula="of:=[.E779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79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6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07</text:p>
          </table:table-cell>
          <table:table-cell table:formula="of:=[.E780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80];[.$A$1:.$A$40000];0);1)" office:value-type="string" office:string-value="Sheffield Hornpipe" calcext:value-type="string">
            <text:p>Sheffield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x 14-18 16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/>
          <table:table-cell office:value-type="string" calcext:value-type="string">
            <text:p>Sheffield Hornpipe (2)</text:p>
          </table:table-cell>
          <table:table-cell/>
          <table:table-cell office:value-type="string" calcext:value-type="string">
            <text:p>SSFx 14-18 168</text:p>
          </table:table-cell>
          <table:table-cell table:formula="of:=[.E781]" office:value-type="string" office:string-value="Sheffield Hornpipe (2)" calcext:value-type="string">
            <text:p>Sheffield Hornpipe (2)</text:p>
          </table:table-cell>
          <table:table-cell table:number-columns-repeated="2"/>
          <table:table-cell table:style-name="ce5" table:formula="of:=INDEX([.$H$1:.$H$40000];MATCH([.$G781];[.$A$1:.$A$40000];0);1)" office:value-type="string" office:string-value="Sheffield Hornpipe (2)" calcext:value-type="string">
            <text:p>Sheffield Hornpipe (2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69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49</text:p>
          </table:table-cell>
          <table:table-cell table:formula="of:=[.E782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8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70</text:p>
          </table:table-cell>
          <table:table-cell table:style-name="ce3" office:value-type="date" office:date-value="2014-04-20" calcext:value-type="date">
            <text:p>2014-04-20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10</text:p>
          </table:table-cell>
          <table:table-cell table:formula="of:=[.E783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83];[.$A$1:.$A$40000];0);1)" office:value-type="string" office:string-value="Staten Island Ferry" calcext:value-type="string">
            <text:p>Staten Island Fer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71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71</text:p>
          </table:table-cell>
          <table:table-cell table:formula="of:=[.E784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8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72</text:p>
          </table:table-cell>
          <table:table-cell table:style-name="ce3" office:value-type="date" office:date-value="2014-04-22" calcext:value-type="date">
            <text:p>2014-04-22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72</text:p>
          </table:table-cell>
          <table:table-cell table:formula="of:=[.E785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8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73</text:p>
          </table:table-cell>
          <table:table-cell table:style-name="ce3" office:value-type="date" office:date-value="2014-04-23" calcext:value-type="date">
            <text:p>2014-04-23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173</text:p>
          </table:table-cell>
          <table:table-cell table:formula="of:=[.E786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8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74</text:p>
          </table:table-cell>
          <table:table-cell table:style-name="ce3" office:value-type="date" office:date-value="2014-04-24" calcext:value-type="date">
            <text:p>2014-04-24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74</text:p>
          </table:table-cell>
          <table:table-cell table:formula="of:=[.E787]" office:value-type="float" office:value="0" calcext:value-type="float">
            <text:p>0</text:p>
          </table:table-cell>
          <table:table-cell table:number-columns-repeated="2"/>
          <table:table-cell table:style-name="ce5" table:formula="of:=INDEX([.$H$1:.$H$40000];MATCH([.$G78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2" table:number-rows-repeated="104778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J57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2">00/00/0000</text:date>, <text:time style:data-style-name="N2" text:time-value="11:10:03.6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3T11:10:04.217000000</meta:creation-date>
    <meta:editing-duration>PT9H51M33S</meta:editing-duration>
    <meta:editing-cycles>6</meta:editing-cycles>
    <meta:generator>LibreOfficeDev/4.4.0.0.beta1$Windows_x86 LibreOffice_project/9af3d21234aa89dac653c0bd76648188cdeb683e</meta:generator>
    <dc:date>2015-02-12T17:27:36.761000000</dc:date>
    <meta:document-statistic meta:table-count="1" meta:cell-count="5161" meta:object-count="0"/>
    <meta:user-defined meta:name="qrichtext">1</meta:user-defined>
  </office:meta>
</office:document-meta>
</file>